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412cm" fo:min-width="7.63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gr9" style:family="graphic" style:parent-style-name="standard">
      <style:graphic-properties draw:stroke="none" draw:fill="solid" draw:fill-color="#ffffff"/>
    </style:style>
    <style:style style:name="gr10" style:family="graphic" style:parent-style-name="standard">
      <style:graphic-properties draw:stroke="solid" svg:stroke-width="0cm" svg:stroke-color="#000000" draw:stroke-linejoin="bevel" svg:stroke-linecap="square" draw:fill="none"/>
    </style:style>
    <style:style style:name="gr11"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2"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3"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1.245cm" fo:min-width="5.29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245cm" fo:min-width="5.46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gr17" style:family="graphic" style:parent-style-name="standard">
      <style:graphic-properties draw:stroke="solid" svg:stroke-width="0.049cm" svg:stroke-color="#ff0000" draw:stroke-linejoin="bevel" svg:stroke-linecap="round" draw:fill="none" fo:padding-top="0.024cm" fo:padding-bottom="0.024cm" fo:padding-left="0.024cm" fo:padding-right="0.024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1.3999996185303pt" style:font-size-asian="11.3999996185303pt" style:font-size-complex="11.3999996185303pt"/>
    </style:style>
    <style:style style:name="P5" style:family="paragraph">
      <loext:graphic-properties draw:fill="none"/>
      <style:text-properties fo:font-size="3.40000009536743pt" style:font-size-asian="3.40000009536743pt" style:font-size-complex="3.40000009536743pt"/>
    </style:style>
    <style:style style:name="P6" style:family="paragraph">
      <loext:graphic-properties draw:fill="none"/>
      <style:text-properties fo:font-size="18.8999996185303pt" style:font-size-asian="18.8999996185303pt" style:font-size-complex="18.8999996185303pt"/>
    </style:style>
    <style:style style:name="P7" style:family="paragraph">
      <loext:graphic-properties draw:fill="solid" draw:fill-color="#ffffff"/>
    </style:style>
    <style:style style:name="P8" style:family="paragraph">
      <loext:graphic-properties draw:fill="none"/>
      <style:text-properties fo:font-size="13.1999998092651pt" style:font-size-asian="13.1999998092651pt" style:font-size-complex="13.1999998092651pt"/>
    </style:style>
    <style:style style:name="T1" style:family="text">
      <style:text-properties fo:color="#000000" style:font-name="DejaVu Sans1" fo:font-size="10pt" style:font-size-asian="10pt" style:font-name-complex="DejaVu Sans1" style:font-size-complex="10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style:style style:name="T4"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9cm" svg:height="0.28cm" svg:x="18.593cm" svg:y="18.847cm" svg:viewBox="0 0 1870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70 188c0 28-8 51-25 67-17 18-41 26-71 26-26 0-46-6-62-18-15-11-25-27-29-48l35-4c7 27 26 40 56 40 19 0 34-5 44-16 11-12 16-27 16-47 0-17-5-31-16-41-10-11-25-16-43-16-9 0-18 1-26 4s-16 8-24 15h-34l9-146h154v30h-123l-5 86c15-12 34-17 56-17 27 0 48 7 64 23s24 36 24 62z">
          <text:p/>
        </draw:path>
        <draw:path draw:style-name="gr2" draw:text-style-name="P2" draw:layer="layout" svg:width="1.873cm" svg:height="0.284cm" svg:x="18.591cm" svg:y="18.845cm" svg:viewBox="0 0 1874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4 190c0 29-9 52-26 70-17 16-42 25-72 25-26 0-47-6-63-17-16-12-26-29-30-50l-1-2 3-1 35-4h1l1 2c7 26 25 39 54 39 19 0 33-6 43-17s15-25 15-45c0-17-5-30-15-40-11-10-24-15-42-15-9 0-17 1-25 4s-16 8-24 15h-1-34-2v-2l9-146v-2h2 154 2v2 30 2h-2-123v-2h2l-5 86h-2l-1-2c15-11 35-17 57-17 27 0 49 8 66 24 16 16 24 37 24 63zM1870 190c0-25-8-45-23-60-16-16-36-23-63-23-22 0-40 5-55 17l-3 2v-4l5-86 1-2h1 123v2h-2v-30h2v2h-154v-2h2l-9 147-2-1v-1h34v1l-2-1c9-7 17-12 25-15 9-3 18-5 27-5 19 0 34 6 44 16 11 11 17 26 17 43 0 20-6 36-16 48-11 12-27 17-46 17-31 0-50-14-58-41l2-1v2l-35 4v-2h2c4 20 13 36 28 48 16 11 36 16 61 16 30 0 52-8 69-25 17-16 25-38 25-6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7.639cm" svg:height="0.412cm" svg:x="18.849cm" svg:y="15.479cm">
          <draw:text-box>
            <text:p text:style-name="P3"><text:span text:style-name="T1">Double_bearing_holder_inserts_switch_side</text:span></text:p>
          </draw:text-box>
        </draw:frame>
        <draw:frame draw:style-name="gr7" draw:text-style-name="P5" draw:layer="layout" svg:width="0.119cm" svg:height="0.141cm" svg:x="26.125cm" svg:y="15.739cm">
          <draw:text-box>
            <text:p text:style-name="P3"><text:span text:style-name="T2"><text:s/></text:span></text:p>
          </draw:text-box>
        </draw:frame>
        <draw:frame draw:style-name="gr8" draw:text-style-name="P6" draw:layer="layout" svg:width="0.665cm" svg:height="0.78cm" svg:x="27.637cm" svg:y="19.285cm">
          <draw:text-box>
            <text:p text:style-name="P3"><text:span text:style-name="T3">X</text:span></text:p>
          </draw:text-box>
        </draw:frame>
        <draw:path draw:style-name="gr9" draw:text-style-name="P7" draw:layer="layout" svg:width="3.711cm" svg:height="8.788cm" svg:x="3.057cm" svg:y="1.293cm" svg:viewBox="0 0 3712 8789" svg:d="M1485 8789l35-20 2192-1265v-7020-41l-35-20-495-286-36 20c-133 77-347 80-485 5-96-51-210-92-334-120s-258-43-393-42-271 17-396 47c-125 31-240 75-336 130l-1166 674-36 21v40 7020l1449 837z">
          <text:p/>
        </draw:path>
        <draw:polygon draw:style-name="gr10" draw:text-style-name="P1" draw:layer="layout" svg:width="0cm" svg:height="0cm" svg:x="4.198cm" svg:y="6.036cm" svg:viewBox="0 0 0 0" draw:points="0,0">
          <text:p/>
        </draw:polygon>
        <draw:polygon draw:style-name="gr9" draw:text-style-name="P7" draw:layer="layout" svg:width="2.191cm" svg:height="8.284cm" svg:x="4.577cm" svg:y="1.777cm" svg:viewBox="0 0 2192 8285" draw:points="0,8285 2192,7020 2192,0 0,1265">
          <text:p/>
        </draw:polygon>
        <draw:polygon draw:style-name="gr10" draw:text-style-name="P1" draw:layer="layout" svg:width="0cm" svg:height="0cm" svg:x="4.198cm" svg:y="6.036cm" svg:viewBox="0 0 0 0" draw:points="0,0">
          <text:p/>
        </draw:polygon>
        <draw:polygon draw:style-name="gr9" draw:text-style-name="P7" draw:layer="layout" svg:width="1.449cm" svg:height="7.856cm" svg:x="3.057cm" svg:y="2.205cm" svg:viewBox="0 0 1450 7857" draw:points="0,7020 1450,7857 1450,837 0,0">
          <text:p/>
        </draw:polygon>
        <draw:polygon draw:style-name="gr10" draw:text-style-name="P1" draw:layer="layout" svg:width="0cm" svg:height="0cm" svg:x="4.198cm" svg:y="6.036cm" svg:viewBox="0 0 0 0" draw:points="0,0">
          <text:p/>
        </draw:polygon>
        <draw:path draw:style-name="gr9" draw:text-style-name="P7" draw:layer="layout" svg:width="3.64cm" svg:height="1.688cm" svg:x="3.093cm" svg:y="1.293cm" svg:viewBox="0 0 3641 1689" svg:d="M3641 423l-495-286-36 20c-133 77-347 80-485 5-96-51-209-92-334-120-124-28-258-43-393-42s-271 17-396 47c-125 31-240 75-336 130l-1166 674 1449 838z">
          <text:p/>
        </draw:path>
        <draw:polygon draw:style-name="gr10" draw:text-style-name="P1" draw:layer="layout" svg:width="0cm" svg:height="0cm" svg:x="4.198cm" svg:y="6.036cm" svg:viewBox="0 0 0 0" draw:points="0,0">
          <text:p/>
        </draw:polygon>
        <draw:path draw:style-name="gr9" draw:text-style-name="P7" draw:layer="layout" svg:width="1.871cm" svg:height="1.08cm" svg:x="3.959cm" svg:y="1.38cm" svg:viewBox="0 0 1872 1081" svg:d="M1872 541c0-299-418-541-935-541-518 0-937 242-937 541zM0 541c0 298 419 540 937 540 517 0 935-242 935-540z">
          <text:p/>
        </draw:path>
        <draw:polygon draw:style-name="gr10" draw:text-style-name="P1" draw:layer="layout" svg:width="0cm" svg:height="0cm" svg:x="4.198cm" svg:y="6.036cm" svg:viewBox="0 0 0 0" draw:points="0,0">
          <text:p/>
        </draw:polygon>
        <draw:path draw:style-name="gr9" draw:text-style-name="P7" draw:layer="layout" svg:width="1.79cm" svg:height="1.033cm" svg:x="4cm" svg:y="1.403cm" svg:viewBox="0 0 1791 1034" svg:d="M1791 518c0-286-401-518-895-518-495 0-896 232-896 518zM0 518c0 285 401 516 896 516 494 0 895-231 895-516z">
          <text:p/>
        </draw:path>
        <draw:polygon draw:style-name="gr10" draw:text-style-name="P1" draw:layer="layout" svg:width="0cm" svg:height="0cm" svg:x="4.198cm" svg:y="6.036cm" svg:viewBox="0 0 0 0" draw:points="0,0">
          <text:p/>
        </draw:polygon>
        <draw:path draw:style-name="gr9" draw:text-style-name="P7" draw:layer="layout" svg:width="1.59cm" svg:height="0.918cm" svg:x="4.1cm" svg:y="1.461cm" svg:viewBox="0 0 1591 919" svg:d="M1590 467c1-3 1-6 1-8 0-254-357-459-796-459s-795 205-795 459c0 2 0 5 0 8 1 28 7 56 16 84 31 88 107 169 217 232 207 121 511 165 791 116 280-48 492-183 550-348 10-28 16-56 16-84z">
          <text:p/>
        </draw:path>
        <draw:polygon draw:style-name="gr10" draw:text-style-name="P1" draw:layer="layout" svg:width="0cm" svg:height="0cm" svg:x="4.198cm" svg:y="6.036cm" svg:viewBox="0 0 0 0" draw:points="0,0">
          <text:p/>
        </draw:polygon>
        <draw:path draw:style-name="gr9" draw:text-style-name="P7" draw:layer="layout" svg:width="1.557cm" svg:height="0.734cm" svg:x="4.116cm" svg:y="1.645cm" svg:viewBox="0 0 1558 735" svg:d="M0 368c31 88 107 169 217 232 207 120 511 164 791 115 280-48 492-182 550-347-75-215-402-368-779-368-378 0-703 153-779 368z">
          <text:p/>
        </draw:path>
        <draw:polygon draw:style-name="gr10" draw:text-style-name="P1" draw:layer="layout" svg:width="0cm" svg:height="0cm" svg:x="4.198cm" svg:y="6.036cm" svg:viewBox="0 0 0 0" draw:points="0,0">
          <text:p/>
        </draw:polygon>
        <draw:polygon draw:style-name="gr9" draw:text-style-name="P7" draw:layer="layout" svg:width="0.071cm" svg:height="7.019cm" svg:x="4.506cm" svg:y="3.042cm" svg:viewBox="0 0 72 7020" draw:points="72,7020 72,0 0,0 0,7020">
          <text:p/>
        </draw:polygon>
        <draw:polygon draw:style-name="gr10" draw:text-style-name="P1" draw:layer="layout" svg:width="0cm" svg:height="0cm" svg:x="4.198cm" svg:y="6.036cm" svg:viewBox="0 0 0 0" draw:points="0,0">
          <text:p/>
        </draw:polygon>
        <draw:path draw:style-name="gr9" draw:text-style-name="P7" draw:layer="layout" svg:width="0.576cm" svg:height="0.602cm" svg:x="1.592cm" svg:y="8.086cm" svg:viewBox="0 0 577 603" svg:d="M488 482l35-20c72-41 72-175 0-300-72-124-189-192-260-150l-36 21c-11 7-22 16-30 28l-35 21c-26-4-50 0-70 11l-35 21c-36 21-57 66-57 125 0 91 47 200 120 277s156 106 212 74l35-21c20-11 35-30 45-54l36-21c15-1 28-5 40-12z">
          <text:p/>
        </draw:path>
        <draw:polygon draw:style-name="gr10" draw:text-style-name="P1" draw:layer="layout" svg:width="0cm" svg:height="0cm" svg:x="4.198cm" svg:y="6.036cm" svg:viewBox="0 0 0 0" draw:points="0,0">
          <text:p/>
        </draw:polygon>
        <draw:path draw:style-name="gr9" draw:text-style-name="P7" draw:layer="layout" svg:width="0.576cm" svg:height="0.602cm" svg:x="1.592cm" svg:y="5.738cm" svg:viewBox="0 0 577 603" svg:d="M488 482l35-21c72-41 72-175 0-299s-189-192-260-150l-36 21c-11 6-22 16-30 28l-35 20c-26-4-50 0-70 12l-35 20c-36 21-57 66-57 126 0 91 47 200 120 276 73 78 156 107 212 75l35-21c20-12 35-30 45-55l36-20c15-1 28-5 40-12z">
          <text:p/>
        </draw:path>
        <draw:polygon draw:style-name="gr10" draw:text-style-name="P1" draw:layer="layout" svg:width="0cm" svg:height="0cm" svg:x="4.198cm" svg:y="6.036cm" svg:viewBox="0 0 0 0" draw:points="0,0">
          <text:p/>
        </draw:polygon>
        <draw:path draw:style-name="gr9" draw:text-style-name="P7" draw:layer="layout" svg:width="0.495cm" svg:height="0.639cm" svg:x="3.518cm" svg:y="6.975cm" svg:viewBox="0 0 496 640" svg:d="M496 463c0-19-2-39-5-59-20-125-96-258-194-337-41-33-84-55-125-64-5-1-9-1-14-2-32-4-61 1-85 15-97 56-97 237 0 405 96 167 254 258 350 202 25-14 44-37 56-67 2-4 3-8 5-12 8-24 12-51 12-81z">
          <text:p/>
        </draw:path>
        <draw:polygon draw:style-name="gr10" draw:text-style-name="P1" draw:layer="layout" svg:width="0cm" svg:height="0cm" svg:x="4.198cm" svg:y="6.036cm" svg:viewBox="0 0 0 0" draw:points="0,0">
          <text:p/>
        </draw:polygon>
        <draw:path draw:style-name="gr9" draw:text-style-name="P7" draw:layer="layout" svg:width="0.495cm" svg:height="0.639cm" svg:x="3.518cm" svg:y="4.627cm" svg:viewBox="0 0 496 640" svg:d="M496 463c0-19-2-38-5-59-20-124-96-257-194-336-41-34-84-56-125-64-5-1-9-2-14-3-32-4-61 1-85 15-97 56-97 238 0 405 96 168 254 258 350 202 25-14 44-36 56-66 2-4 3-9 5-13 8-24 12-51 12-81z">
          <text:p/>
        </draw:path>
        <draw:polygon draw:style-name="gr10" draw:text-style-name="P1" draw:layer="layout" svg:width="0cm" svg:height="0cm" svg:x="4.198cm" svg:y="6.036cm" svg:viewBox="0 0 0 0" draw:points="0,0">
          <text:p/>
        </draw:polygon>
        <draw:polygon draw:style-name="gr9" draw:text-style-name="P7" draw:layer="layout" svg:width="2.226cm" svg:height="1.326cm" svg:x="4.542cm" svg:y="1.716cm" svg:viewBox="0 0 2227 1327" draw:points="35,1327 2227,61 2192,0 0,1266">
          <text:p/>
        </draw:polygon>
        <draw:polygon draw:style-name="gr10" draw:text-style-name="P1" draw:layer="layout" svg:width="0cm" svg:height="0cm" svg:x="4.198cm" svg:y="6.036cm" svg:viewBox="0 0 0 0" draw:points="0,0">
          <text:p/>
        </draw:polygon>
        <draw:path draw:style-name="gr9" draw:text-style-name="P7" draw:layer="layout" svg:width="0.389cm" svg:height="0.502cm" svg:x="1.592cm" svg:y="8.186cm" svg:viewBox="0 0 390 503" svg:d="M57 13c76-44 200 27 276 159s76 274 0 318c-56 32-139 3-213-74-73-77-120-186-120-277 0-60 21-105 57-126z">
          <text:p/>
        </draw:path>
        <draw:polygon draw:style-name="gr10" draw:text-style-name="P1" draw:layer="layout" svg:width="0cm" svg:height="0cm" svg:x="4.198cm" svg:y="6.036cm" svg:viewBox="0 0 0 0" draw:points="0,0">
          <text:p/>
        </draw:polygon>
        <draw:path draw:style-name="gr9" draw:text-style-name="P7" draw:layer="layout" svg:width="0.389cm" svg:height="0.502cm" svg:x="1.592cm" svg:y="5.838cm" svg:viewBox="0 0 390 503" svg:d="M57 13c76-44 200 27 276 159 76 131 76 274 0 318-56 32-139 3-213-75-73-76-120-185-120-276 0-60 21-105 57-126z">
          <text:p/>
        </draw:path>
        <draw:polygon draw:style-name="gr10" draw:text-style-name="P1" draw:layer="layout" svg:width="0cm" svg:height="0cm" svg:x="4.198cm" svg:y="6.036cm" svg:viewBox="0 0 0 0" draw:points="0,0">
          <text:p/>
        </draw:polygon>
        <draw:path draw:style-name="gr9" draw:text-style-name="P7" draw:layer="layout" svg:width="1.568cm" svg:height="0.363cm" svg:x="4.111cm" svg:y="1.496cm" svg:viewBox="0 0 1569 364" svg:d="M1569 364c-25-86-93-167-196-233-334-175-844-175-1178 0-102 66-170 147-195 233 155-166 456-271 784-271s630 105 785 271z">
          <text:p/>
        </draw:path>
        <draw:polygon draw:style-name="gr10" draw:text-style-name="P1" draw:layer="layout" svg:width="0cm" svg:height="0cm" svg:x="4.198cm" svg:y="6.036cm" svg:viewBox="0 0 0 0" draw:points="0,0">
          <text:p/>
        </draw:polygon>
        <draw:path draw:style-name="gr9" draw:text-style-name="P7" draw:layer="layout" svg:width="0.44cm" svg:height="0.421cm" svg:x="1.198cm" svg:y="9.968cm" svg:viewBox="0 0 441 422" svg:d="M259 7c41-24 109 15 151 87 41 71 41 149 0 173l-4 2c-6 13-14 23-25 29l-85 48c-6 19-17 32-31 40l-47 28c-37 21-92 2-139-49-48-51-79-123-79-183 0-39 13-69 37-83l47-27c14-8 31-10 50-7l83-48c11-7 24-9 38-8z">
          <text:p/>
        </draw:path>
        <draw:polygon draw:style-name="gr10" draw:text-style-name="P1" draw:layer="layout" svg:width="0cm" svg:height="0cm" svg:x="4.198cm" svg:y="6.036cm" svg:viewBox="0 0 0 0" draw:points="0,0">
          <text:p/>
        </draw:polygon>
        <draw:path draw:style-name="gr9" draw:text-style-name="P7" draw:layer="layout" svg:width="0.441cm" svg:height="0.421cm" svg:x="1.869cm" svg:y="4.235cm" svg:viewBox="0 0 442 422" svg:d="M260 7c42-24 109 14 150 86 42 72 42 150 0 174l-4 3c-6 13-14 22-25 29l-84 48c-6 18-16 31-30 39l-48 27c-36 21-91 2-140-48-48-51-79-123-79-183 0-39 14-69 38-83l47-27c14-8 32-11 50-7l84-49c11-6 23-8 37-7z">
          <text:p/>
        </draw:path>
        <draw:polygon draw:style-name="gr10" draw:text-style-name="P1" draw:layer="layout" svg:width="0cm" svg:height="0cm" svg:x="4.198cm" svg:y="6.036cm" svg:viewBox="0 0 0 0" draw:points="0,0">
          <text:p/>
        </draw:polygon>
        <draw:path draw:style-name="gr9" draw:text-style-name="P7" draw:layer="layout" svg:width="0.441cm" svg:height="0.421cm" svg:x="1.869cm" svg:y="10.356cm" svg:viewBox="0 0 442 422" svg:d="M260 7c42-24 109 15 150 86 42 72 42 149 0 173l-4 3c-6 13-14 22-25 29l-84 48c-6 18-16 31-30 40l-48 27c-36 22-91 2-140-49-48-51-79-122-79-182 0-39 14-69 38-83l47-27c14-8 32-11 50-7l84-49c11-6 23-8 37-7z">
          <text:p/>
        </draw:path>
        <draw:polygon draw:style-name="gr10" draw:text-style-name="P1" draw:layer="layout" svg:width="0cm" svg:height="0cm" svg:x="4.198cm" svg:y="6.036cm" svg:viewBox="0 0 0 0" draw:points="0,0">
          <text:p/>
        </draw:polygon>
        <draw:path draw:style-name="gr9" draw:text-style-name="P7" draw:layer="layout" svg:width="0.374cm" svg:height="0.484cm" svg:x="4.708cm" svg:y="9.391cm" svg:viewBox="0 0 375 485" svg:d="M375 135c0-120-85-169-188-109-6 5-13 9-19 13-88 61-159 183-167 290-1 8-1 15-1 22 0 120 83 169 187 109 103-60 188-205 188-325z">
          <text:p/>
        </draw:path>
        <draw:polygon draw:style-name="gr10" draw:text-style-name="P1" draw:layer="layout" svg:width="0cm" svg:height="0cm" svg:x="4.198cm" svg:y="6.036cm" svg:viewBox="0 0 0 0" draw:points="0,0">
          <text:p/>
        </draw:polygon>
        <draw:path draw:style-name="gr9" draw:text-style-name="P7" draw:layer="layout" svg:width="0.374cm" svg:height="0.483cm" svg:x="4.708cm" svg:y="2.861cm" svg:viewBox="0 0 375 484" svg:d="M375 134c0-119-85-168-188-108-6 3-13 7-19 12-88 61-159 183-167 291-1 8-1 15-1 22 0 120 83 168 187 108 103-59 188-206 188-325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1.964cm" svg:viewBox="0 0 375 485" svg:d="M375 134c0-119-84-168-188-108-6 4-13 8-19 12-88 61-159 184-168 292 0 7 0 14 0 22 0 119 83 167 187 108 104-60 188-205 188-326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8.493cm" svg:viewBox="0 0 375 485" svg:d="M375 133c0-119-84-167-188-108-6 4-13 8-19 12-88 62-159 183-168 291 0 7 0 15 0 22 0 120 83 169 187 109 104-61 188-206 188-326z">
          <text:p/>
        </draw:path>
        <draw:polygon draw:style-name="gr10" draw:text-style-name="P1" draw:layer="layout" svg:width="0cm" svg:height="0cm" svg:x="4.198cm" svg:y="6.036cm" svg:viewBox="0 0 0 0" draw:points="0,0">
          <text:p/>
        </draw:polygon>
        <draw:polygon draw:style-name="gr9" draw:text-style-name="P7" draw:layer="layout" svg:width="1.485cm" svg:height="0.898cm" svg:x="3.057cm" svg:y="2.144cm" svg:viewBox="0 0 1486 899" draw:points="0,61 1450,899 1486,838 36,0">
          <text:p/>
        </draw:polygon>
        <draw:polygon draw:style-name="gr10" draw:text-style-name="P1" draw:layer="layout" svg:width="0cm" svg:height="0cm" svg:x="4.198cm" svg:y="6.036cm" svg:viewBox="0 0 0 0" draw:points="0,0">
          <text:p/>
        </draw:polygon>
        <draw:path draw:style-name="gr9" draw:text-style-name="P7" draw:layer="layout" svg:width="1.589cm" svg:height="0.422cm" svg:x="4.1cm" svg:y="1.59cm" svg:viewBox="0 0 1590 423" svg:d="M1590 339c0-23-4-46-10-69-156-166-457-270-785-270s-629 104-784 270c-6 23-10 46-11 69 1 28 7 56 16 84 76-215 401-368 779-368 377 0 704 153 779 368 10-28 16-56 16-84z">
          <text:p/>
        </draw:path>
        <draw:polygon draw:style-name="gr10" draw:text-style-name="P1" draw:layer="layout" svg:width="0cm" svg:height="0cm" svg:x="4.198cm" svg:y="6.036cm" svg:viewBox="0 0 0 0" draw:points="0,0">
          <text:p/>
        </draw:polygon>
        <draw:path draw:style-name="gr9" draw:text-style-name="P7" draw:layer="layout" svg:width="0.478cm" svg:height="0.639cm" svg:x="3.518cm" svg:y="6.975cm" svg:viewBox="0 0 479 640" svg:d="M159 1c-32-4-61 1-85 15-99 56-99 237 0 405 96 167 253 258 349 202 25-14 44-37 56-67-91-12-195-97-264-218-69-120-91-252-56-337z">
          <text:p/>
        </draw:path>
        <draw:polygon draw:style-name="gr10" draw:text-style-name="P1" draw:layer="layout" svg:width="0cm" svg:height="0cm" svg:x="4.198cm" svg:y="6.036cm" svg:viewBox="0 0 0 0" draw:points="0,0">
          <text:p/>
        </draw:polygon>
        <draw:path draw:style-name="gr9" draw:text-style-name="P7" draw:layer="layout" svg:width="0.478cm" svg:height="0.639cm" svg:x="3.518cm" svg:y="4.627cm" svg:viewBox="0 0 479 640" svg:d="M159 1c-32-4-61 1-85 15-99 56-99 238 0 405 96 168 253 258 349 202 25-14 44-36 56-66-91-12-195-97-264-217s-91-253-56-339z">
          <text:p/>
        </draw:path>
        <draw:polygon draw:style-name="gr10" draw:text-style-name="P1" draw:layer="layout" svg:width="0cm" svg:height="0cm" svg:x="4.198cm" svg:y="6.036cm" svg:viewBox="0 0 0 0" draw:points="0,0">
          <text:p/>
        </draw:polygon>
        <draw:path draw:style-name="gr9" draw:text-style-name="P7" draw:layer="layout" svg:width="0.303cm" svg:height="0.392cm" svg:x="6.263cm" svg:y="1.989cm" svg:viewBox="0 0 304 393" svg:d="M304 108c0-46-16-82-44-98-24-14-57-13-92 2-88 61-159 184-168 292 4 37 20 65 44 79 44 25 109 2 166-57 57-60 94-146 94-218z">
          <text:p/>
        </draw:path>
        <draw:polygon draw:style-name="gr10" draw:text-style-name="P1" draw:layer="layout" svg:width="0cm" svg:height="0cm" svg:x="4.198cm" svg:y="6.036cm" svg:viewBox="0 0 0 0" draw:points="0,0">
          <text:p/>
        </draw:polygon>
        <draw:path draw:style-name="gr9" draw:text-style-name="P7" draw:layer="layout" svg:width="0.303cm" svg:height="0.392cm" svg:x="4.709cm" svg:y="2.887cm" svg:viewBox="0 0 304 393" svg:d="M304 109c0-47-17-83-46-99-24-14-56-14-91 2-88 62-159 184-167 291 3 38 19 66 43 80 44 25 109 2 166-58 56-60 95-145 95-216z">
          <text:p/>
        </draw:path>
        <draw:polygon draw:style-name="gr10" draw:text-style-name="P1" draw:layer="layout" svg:width="0cm" svg:height="0cm" svg:x="4.198cm" svg:y="6.036cm" svg:viewBox="0 0 0 0" draw:points="0,0">
          <text:p/>
        </draw:polygon>
        <draw:path draw:style-name="gr9" draw:text-style-name="P7" draw:layer="layout" svg:width="0.303cm" svg:height="0.392cm" svg:x="4.709cm" svg:y="9.416cm" svg:viewBox="0 0 304 393" svg:d="M304 108c0-46-17-82-46-98-24-14-56-14-91 2-88 61-159 184-167 291 3 38 19 66 43 80 44 25 109 2 166-58 56-59 95-146 95-217z">
          <text:p/>
        </draw:path>
        <draw:polygon draw:style-name="gr10" draw:text-style-name="P1" draw:layer="layout" svg:width="0cm" svg:height="0cm" svg:x="4.198cm" svg:y="6.036cm" svg:viewBox="0 0 0 0" draw:points="0,0">
          <text:p/>
        </draw:polygon>
        <draw:path draw:style-name="gr9" draw:text-style-name="P7" draw:layer="layout" svg:width="0.303cm" svg:height="0.392cm" svg:x="6.263cm" svg:y="8.518cm" svg:viewBox="0 0 304 393" svg:d="M304 108c0-46-16-82-44-98-24-14-57-13-92 2-88 62-159 183-168 292 4 37 20 65 44 79 44 25 109 3 166-57 57-61 94-147 94-218z">
          <text:p/>
        </draw:path>
        <draw:polygon draw:style-name="gr10" draw:text-style-name="P1" draw:layer="layout" svg:width="0cm" svg:height="0cm" svg:x="4.198cm" svg:y="6.036cm" svg:viewBox="0 0 0 0" draw:points="0,0">
          <text:p/>
        </draw:polygon>
        <draw:path draw:style-name="gr9" draw:text-style-name="P7" draw:layer="layout" svg:width="0.343cm" svg:height="0.539cm" svg:x="3.67cm" svg:y="4.631cm" svg:viewBox="0 0 344 540" svg:d="M144 64c-41-34-84-56-124-64-39 80-19 211 49 330 69 119 173 203 263 210 8-24 12-52 12-82 0-19-2-38-5-59-54-19-110-71-149-138s-56-141-46-197z">
          <text:p/>
        </draw:path>
        <draw:polygon draw:style-name="gr10" draw:text-style-name="P1" draw:layer="layout" svg:width="0cm" svg:height="0cm" svg:x="4.198cm" svg:y="6.036cm" svg:viewBox="0 0 0 0" draw:points="0,0">
          <text:p/>
        </draw:polygon>
        <draw:path draw:style-name="gr9" draw:text-style-name="P7" draw:layer="layout" svg:width="0.343cm" svg:height="0.54cm" svg:x="3.67cm" svg:y="6.978cm" svg:viewBox="0 0 344 541" svg:d="M144 64c-41-33-84-55-124-64-39 81-19 212 49 332 69 119 173 202 263 209 8-24 12-51 12-81 0-19-2-39-5-59-54-20-110-72-149-140-39-67-56-141-46-197z">
          <text:p/>
        </draw:path>
        <draw:polygon draw:style-name="gr10" draw:text-style-name="P1" draw:layer="layout" svg:width="0cm" svg:height="0cm" svg:x="4.198cm" svg:y="6.036cm" svg:viewBox="0 0 0 0" draw:points="0,0">
          <text:p/>
        </draw:polygon>
        <draw:path draw:style-name="gr9" draw:text-style-name="P7" draw:layer="layout" svg:width="0.365cm" svg:height="0.481cm" svg:x="1.754cm" svg:y="8.119cm" svg:viewBox="0 0 366 482" svg:d="M0 48c71 10 151 77 205 170 55 94 72 197 46 264l35-21 28-16c69-40 69-170 0-289-70-120-182-184-251-145l-28 16z">
          <text:p/>
        </draw:path>
        <draw:polygon draw:style-name="gr10" draw:text-style-name="P1" draw:layer="layout" svg:width="0cm" svg:height="0cm" svg:x="4.198cm" svg:y="6.036cm" svg:viewBox="0 0 0 0" draw:points="0,0">
          <text:p/>
        </draw:polygon>
        <draw:path draw:style-name="gr9" draw:text-style-name="P7" draw:layer="layout" svg:width="0.365cm" svg:height="0.481cm" svg:x="1.754cm" svg:y="5.771cm" svg:viewBox="0 0 366 482" svg:d="M0 48c71 11 151 77 205 170 55 94 72 197 46 264l35-20 28-16c69-40 69-169 0-290-70-119-182-184-251-144l-28 16z">
          <text:p/>
        </draw:path>
        <draw:polygon draw:style-name="gr10" draw:text-style-name="P1" draw:layer="layout" svg:width="0cm" svg:height="0cm" svg:x="4.198cm" svg:y="6.036cm" svg:viewBox="0 0 0 0" draw:points="0,0">
          <text:p/>
        </draw:polygon>
        <draw:path draw:style-name="gr9" draw:text-style-name="P7" draw:layer="layout" svg:width="0.256cm" svg:height="0.33cm" svg:x="1.869cm" svg:y="4.325cm" svg:viewBox="0 0 257 331" svg:d="M38 9c51-29 132 18 181 104 50 88 50 181 0 210-36 21-91 2-139-48-49-51-80-123-80-183 0-39 14-69 38-83z">
          <text:p/>
        </draw:path>
        <draw:polygon draw:style-name="gr10" draw:text-style-name="P1" draw:layer="layout" svg:width="0cm" svg:height="0cm" svg:x="4.198cm" svg:y="6.036cm" svg:viewBox="0 0 0 0" draw:points="0,0">
          <text:p/>
        </draw:polygon>
        <draw:path draw:style-name="gr9" draw:text-style-name="P7" draw:layer="layout" svg:width="0.256cm" svg:height="0.331cm" svg:x="1.198cm" svg:y="3.938cm" svg:viewBox="0 0 257 332" svg:d="M37 9c50-29 131 18 182 105 50 87 50 181 0 210-38 21-93 2-140-49-48-50-79-123-79-183 0-39 13-69 37-83z">
          <text:p/>
        </draw:path>
        <draw:polygon draw:style-name="gr10" draw:text-style-name="P1" draw:layer="layout" svg:width="0cm" svg:height="0cm" svg:x="4.198cm" svg:y="6.036cm" svg:viewBox="0 0 0 0" draw:points="0,0">
          <text:p/>
        </draw:polygon>
        <draw:path draw:style-name="gr9" draw:text-style-name="P7" draw:layer="layout" svg:width="0.256cm" svg:height="0.331cm" svg:x="1.198cm" svg:y="10.059cm" svg:viewBox="0 0 257 332" svg:d="M37 9c50-30 131 18 182 105 50 86 50 180 0 209-38 22-93 2-140-49-48-50-79-122-79-182 0-39 13-69 37-83z">
          <text:p/>
        </draw:path>
        <draw:polygon draw:style-name="gr10" draw:text-style-name="P1" draw:layer="layout" svg:width="0cm" svg:height="0cm" svg:x="4.198cm" svg:y="6.036cm" svg:viewBox="0 0 0 0" draw:points="0,0">
          <text:p/>
        </draw:polygon>
        <draw:path draw:style-name="gr9" draw:text-style-name="P7" draw:layer="layout" svg:width="0.256cm" svg:height="0.33cm" svg:x="1.869cm" svg:y="10.447cm" svg:viewBox="0 0 257 331" svg:d="M38 9c51-29 132 18 181 104 50 87 50 182 0 210-36 22-91 2-139-49-49-51-80-122-80-182 0-39 14-69 38-83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3.107cm" svg:viewBox="0 0 248 320" svg:d="M248 231c0-8 0-15-1-23-9-66-50-138-103-179-7-4-13-9-20-12-69-40-124-8-124 71s55 176 124 215c69 40 124 8 124-72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9.228cm" svg:viewBox="0 0 248 320" svg:d="M248 232c0-8 0-15-1-23-9-67-50-139-103-180-7-4-13-9-20-12-69-40-124-8-124 71s55 176 124 215c69 40 124 8 124-71z">
          <text:p/>
        </draw:path>
        <draw:polygon draw:style-name="gr10" draw:text-style-name="P1" draw:layer="layout" svg:width="0cm" svg:height="0cm" svg:x="4.198cm" svg:y="6.036cm" svg:viewBox="0 0 0 0" draw:points="0,0">
          <text:p/>
        </draw:polygon>
        <draw:path draw:style-name="gr9" draw:text-style-name="P7" draw:layer="layout" svg:width="0.248cm" svg:height="0.32cm" svg:x="3.322cm" svg:y="2.719cm" svg:viewBox="0 0 249 321" svg:d="M249 232c0-7-1-15-2-23-8-66-50-138-103-178-6-5-13-9-19-13-68-41-125-8-125 71s57 175 125 215 124 7 124-72z">
          <text:p/>
        </draw:path>
        <draw:polygon draw:style-name="gr10" draw:text-style-name="P1" draw:layer="layout" svg:width="0cm" svg:height="0cm" svg:x="4.198cm" svg:y="6.036cm" svg:viewBox="0 0 0 0" draw:points="0,0">
          <text:p/>
        </draw:polygon>
        <draw:path draw:style-name="gr9" draw:text-style-name="P7" draw:layer="layout" svg:width="0.248cm" svg:height="0.319cm" svg:x="3.322cm" svg:y="8.84cm" svg:viewBox="0 0 249 320" svg:d="M249 231c0-7-1-15-2-23-8-66-50-138-103-178-6-5-13-9-19-13-68-39-125-7-125 71 0 79 57 176 125 216 68 39 124 7 124-73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8.493cm" svg:viewBox="0 0 375 485" svg:d="M0 328c4 37 20 65 44 79 44 25 109 3 166-57 56-60 94-146 94-217 0-46-16-82-45-98-24-14-56-13-91 2 6-4 13-8 19-12 104-59 188-11 188 108 0 120-84 265-188 326-104 60-187 11-187-109 0-7 0-15 0-22z">
          <text:p/>
        </draw:path>
        <draw:polygon draw:style-name="gr10" draw:text-style-name="P1" draw:layer="layout" svg:width="0cm" svg:height="0cm" svg:x="4.198cm" svg:y="6.036cm" svg:viewBox="0 0 0 0" draw:points="0,0">
          <text:p/>
        </draw:polygon>
        <draw:path draw:style-name="gr9" draw:text-style-name="P7" draw:layer="layout" svg:width="0.374cm" svg:height="0.484cm" svg:x="4.708cm" svg:y="9.391cm" svg:viewBox="0 0 375 485" svg:d="M1 329c3 38 19 66 43 80 44 25 109 2 166-58 56-59 94-145 94-216 0-46-16-82-45-98-24-15-56-15-91 2 6-4 13-8 19-13 103-60 188-11 188 109s-85 265-188 325c-104 60-187 11-187-109 0-7 0-14 1-22z">
          <text:p/>
        </draw:path>
        <draw:polygon draw:style-name="gr10" draw:text-style-name="P1" draw:layer="layout" svg:width="0cm" svg:height="0cm" svg:x="4.198cm" svg:y="6.036cm" svg:viewBox="0 0 0 0" draw:points="0,0">
          <text:p/>
        </draw:polygon>
        <draw:path draw:style-name="gr9" draw:text-style-name="P7" draw:layer="layout" svg:width="0.374cm" svg:height="0.483cm" svg:x="4.708cm" svg:y="2.861cm" svg:viewBox="0 0 375 484" svg:d="M1 329c3 38 19 66 43 80 44 25 109 2 166-58 56-60 94-146 94-217 0-47-16-82-45-98-24-14-56-14-91 2 6-5 13-9 19-12 103-60 188-11 188 108s-85 266-188 325c-104 60-187 12-187-108 0-7 0-14 1-22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1.964cm" svg:viewBox="0 0 375 485" svg:d="M0 330c4 37 20 65 44 79 44 25 109 2 166-57 56-60 94-147 94-218 0-46-16-82-45-98-24-14-56-13-91 2 6-4 13-8 19-12 104-60 188-11 188 108 0 121-84 266-188 326-104 59-187 11-187-108 0-8 0-15 0-22z">
          <text:p/>
        </draw:path>
        <draw:polygon draw:style-name="gr10" draw:text-style-name="P1" draw:layer="layout" svg:width="0cm" svg:height="0cm" svg:x="4.198cm" svg:y="6.036cm" svg:viewBox="0 0 0 0" draw:points="0,0">
          <text:p/>
        </draw:polygon>
        <draw:path draw:style-name="gr9" draw:text-style-name="P7" draw:layer="layout" svg:width="0.279cm" svg:height="0.337cm" svg:x="1.332cm" svg:y="9.977cm" svg:viewBox="0 0 280 338" svg:d="M83 8c11-7 24-9 38-8 43 5 93 45 126 101 33 57 42 120 25 159-6 13-14 23-25 29l-85 49c16-45 4-111-31-171-34-59-85-103-131-111z">
          <text:p/>
        </draw:path>
        <draw:polygon draw:style-name="gr10" draw:text-style-name="P1" draw:layer="layout" svg:width="0cm" svg:height="0cm" svg:x="4.198cm" svg:y="6.036cm" svg:viewBox="0 0 0 0" draw:points="0,0">
          <text:p/>
        </draw:polygon>
        <draw:path draw:style-name="gr9" draw:text-style-name="P7" draw:layer="layout" svg:width="0.279cm" svg:height="0.337cm" svg:x="1.332cm" svg:y="3.856cm" svg:viewBox="0 0 280 338" svg:d="M83 8c11-7 24-9 38-8 43 5 93 45 126 102s42 120 25 159c-6 13-14 23-25 29l-85 48c16-44 4-110-31-170-34-59-85-103-131-111z">
          <text:p/>
        </draw:path>
        <draw:polygon draw:style-name="gr10" draw:text-style-name="P1" draw:layer="layout" svg:width="0cm" svg:height="0cm" svg:x="4.198cm" svg:y="6.036cm" svg:viewBox="0 0 0 0" draw:points="0,0">
          <text:p/>
        </draw:polygon>
        <draw:path draw:style-name="gr9" draw:text-style-name="P7" draw:layer="layout" svg:width="0.28cm" svg:height="0.337cm" svg:x="2.003cm" svg:y="4.244cm" svg:viewBox="0 0 281 338" svg:d="M84 7c12-6 24-8 38-7 43 4 92 44 125 101s43 119 25 159c-6 13-14 22-25 29l-84 49c16-45 4-111-30-171-35-60-87-103-133-111z">
          <text:p/>
        </draw:path>
        <draw:polygon draw:style-name="gr10" draw:text-style-name="P1" draw:layer="layout" svg:width="0cm" svg:height="0cm" svg:x="4.198cm" svg:y="6.036cm" svg:viewBox="0 0 0 0" draw:points="0,0">
          <text:p/>
        </draw:polygon>
        <draw:path draw:style-name="gr9" draw:text-style-name="P7" draw:layer="layout" svg:width="0.28cm" svg:height="0.337cm" svg:x="2.003cm" svg:y="10.365cm" svg:viewBox="0 0 281 338" svg:d="M84 7c12-6 24-8 38-7 43 4 92 44 125 101s43 119 25 160c-6 13-14 22-25 29l-84 48c16-44 4-111-30-171-35-60-87-103-133-111z">
          <text:p/>
        </draw:path>
        <draw:polygon draw:style-name="gr10" draw:text-style-name="P1" draw:layer="layout" svg:width="0cm" svg:height="0cm" svg:x="4.198cm" svg:y="6.036cm" svg:viewBox="0 0 0 0" draw:points="0,0">
          <text:p/>
        </draw:polygon>
        <draw:path draw:style-name="gr9" draw:text-style-name="P7" draw:layer="layout" svg:width="0.213cm" svg:height="0.274cm" svg:x="1.68cm" svg:y="5.952cm" svg:viewBox="0 0 214 275" svg:d="M31 7c42-24 110 15 151 87 42 71 42 150 0 174-30 17-76 2-116-40-40-43-66-103-66-152 0-33 12-57 31-69z">
          <text:p/>
        </draw:path>
        <draw:polygon draw:style-name="gr10" draw:text-style-name="P1" draw:layer="layout" svg:width="0cm" svg:height="0cm" svg:x="4.198cm" svg:y="6.036cm" svg:viewBox="0 0 0 0" draw:points="0,0">
          <text:p/>
        </draw:polygon>
        <draw:path draw:style-name="gr9" draw:text-style-name="P7" draw:layer="layout" svg:width="0.213cm" svg:height="0.273cm" svg:x="1.68cm" svg:y="8.3cm" svg:viewBox="0 0 214 274" svg:d="M31 7c42-24 110 15 151 87 42 72 42 150 0 173-30 18-76 2-116-40s-66-101-66-151c0-32 12-58 31-69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3.107cm" svg:viewBox="0 0 248 320" svg:d="M144 29c-7-4-13-9-20-12-69-40-124-8-124 71s55 176 124 215c69 40 124 8 124-72 0-8 0-15-1-23-4 18-12 32-25 40-34 20-90-13-125-73s-35-124 0-144c13-8 29-8 47-2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9.228cm" svg:viewBox="0 0 248 320" svg:d="M144 29c-7-4-13-9-20-12-69-40-124-8-124 71s55 176 124 215c69 40 124 8 124-71 0-8 0-15-1-23-4 18-12 32-25 39-34 20-90-12-125-73-35-60-35-124 0-144 13-7 29-8 47-2z">
          <text:p/>
        </draw:path>
        <draw:polygon draw:style-name="gr10" draw:text-style-name="P1" draw:layer="layout" svg:width="0cm" svg:height="0cm" svg:x="4.198cm" svg:y="6.036cm" svg:viewBox="0 0 0 0" draw:points="0,0">
          <text:p/>
        </draw:polygon>
        <draw:path draw:style-name="gr9" draw:text-style-name="P7" draw:layer="layout" svg:width="0.248cm" svg:height="0.32cm" svg:x="3.322cm" svg:y="2.719cm" svg:viewBox="0 0 249 321" svg:d="M144 31c-6-5-13-9-19-13-68-41-125-8-125 71s57 175 125 215 124 7 124-72c0-7-1-15-2-23-3 19-12 32-24 40-35 19-91-13-125-73-35-59-35-124 0-144 12-7 29-8 46-1z">
          <text:p/>
        </draw:path>
        <draw:polygon draw:style-name="gr10" draw:text-style-name="P1" draw:layer="layout" svg:width="0cm" svg:height="0cm" svg:x="4.198cm" svg:y="6.036cm" svg:viewBox="0 0 0 0" draw:points="0,0">
          <text:p/>
        </draw:polygon>
        <draw:path draw:style-name="gr9" draw:text-style-name="P7" draw:layer="layout" svg:width="0.248cm" svg:height="0.319cm" svg:x="3.322cm" svg:y="8.84cm" svg:viewBox="0 0 249 320" svg:d="M144 30c-6-5-13-9-19-13-68-39-125-7-125 71 0 79 57 176 125 216 68 39 124 7 124-73 0-7-1-15-2-23-3 19-12 32-24 40-35 21-91-13-125-73-35-59-35-124 0-144 12-7 29-8 46-1z">
          <text:p/>
        </draw:path>
        <draw:polygon draw:style-name="gr10" draw:text-style-name="P1" draw:layer="layout" svg:width="0cm" svg:height="0cm" svg:x="4.198cm" svg:y="6.036cm" svg:viewBox="0 0 0 0" draw:points="0,0">
          <text:p/>
        </draw:polygon>
        <draw:path draw:style-name="gr9" draw:text-style-name="P7" draw:layer="layout" svg:width="0.176cm" svg:height="0.228cm" svg:x="4.064cm" svg:y="9.253cm" svg:viewBox="0 0 177 229" svg:d="M152 223c13-7 21-22 25-40-9-66-50-138-103-179-18-6-35-5-48 2-35 20-35 84 0 144 36 61 92 93 126 73z">
          <text:p/>
        </draw:path>
        <draw:polygon draw:style-name="gr10" draw:text-style-name="P1" draw:layer="layout" svg:width="0cm" svg:height="0cm" svg:x="4.198cm" svg:y="6.036cm" svg:viewBox="0 0 0 0" draw:points="0,0">
          <text:p/>
        </draw:polygon>
        <draw:path draw:style-name="gr9" draw:text-style-name="P7" draw:layer="layout" svg:width="0.176cm" svg:height="0.228cm" svg:x="4.064cm" svg:y="3.132cm" svg:viewBox="0 0 177 229" svg:d="M152 223c13-7 21-21 25-39-9-67-50-139-103-180-18-6-35-6-48 2-35 20-35 84 0 144 36 61 92 93 126 73z">
          <text:p/>
        </draw:path>
        <draw:polygon draw:style-name="gr10" draw:text-style-name="P1" draw:layer="layout" svg:width="0cm" svg:height="0cm" svg:x="4.198cm" svg:y="6.036cm" svg:viewBox="0 0 0 0" draw:points="0,0">
          <text:p/>
        </draw:polygon>
        <draw:path draw:style-name="gr9" draw:text-style-name="P7" draw:layer="layout" svg:width="0.175cm" svg:height="0.228cm" svg:x="3.393cm" svg:y="2.744cm" svg:viewBox="0 0 176 229" svg:d="M152 224c12-8 21-21 24-40-8-66-50-139-103-179-17-7-34-6-46 1-36 20-36 85 0 145 34 60 90 92 125 73z">
          <text:p/>
        </draw:path>
        <draw:polygon draw:style-name="gr10" draw:text-style-name="P1" draw:layer="layout" svg:width="0cm" svg:height="0cm" svg:x="4.198cm" svg:y="6.036cm" svg:viewBox="0 0 0 0" draw:points="0,0">
          <text:p/>
        </draw:polygon>
        <draw:path draw:style-name="gr9" draw:text-style-name="P7" draw:layer="layout" svg:width="0.175cm" svg:height="0.229cm" svg:x="3.393cm" svg:y="8.865cm" svg:viewBox="0 0 176 230" svg:d="M152 224c12-8 21-21 24-40-8-67-50-139-103-179-17-7-34-6-46 1-36 20-36 85 0 145 34 60 90 93 125 73z">
          <text:p/>
        </draw:path>
        <draw:polygon draw:style-name="gr10" draw:text-style-name="P1" draw:layer="layout" svg:width="0cm" svg:height="0cm" svg:x="4.198cm" svg:y="6.036cm" svg:viewBox="0 0 0 0" draw:points="0,0">
          <text:p/>
        </draw:polygon>
        <draw:path draw:style-name="gr9" draw:text-style-name="P7" draw:layer="layout" svg:width="1.59cm" svg:height="0.467cm" svg:x="4.1cm" svg:y="1.461cm" svg:viewBox="0 0 1591 468" svg:d="M0 460c0 2 0 5 0 8 1-23 5-45 11-68 25-86 93-167 195-233 9-6 18-11 27-16 310-180 813-180 1124 0 9 5 18 10 27 16 103 66 171 147 196 233 6 23 10 45 10 68 1-3 1-6 1-8 0-254-357-460-796-460s-795 206-795 460z">
          <text:p/>
        </draw:path>
        <draw:polygon draw:style-name="gr10" draw:text-style-name="P1" draw:layer="layout" svg:width="0cm" svg:height="0cm" svg:x="4.198cm" svg:y="6.036cm" svg:viewBox="0 0 0 0" draw:points="0,0">
          <text:p/>
        </draw:polygon>
        <draw:path draw:style-name="gr9" draw:text-style-name="P7" draw:layer="layout" svg:width="0.197cm" svg:height="0.335cm" svg:x="3.811cm" svg:y="4.695cm" svg:viewBox="0 0 198 336" svg:d="M3 0c-10 56 7 130 47 198 39 67 94 119 148 138-20-124-96-257-195-336z">
          <text:p/>
        </draw:path>
        <draw:polygon draw:style-name="gr10" draw:text-style-name="P1" draw:layer="layout" svg:width="0cm" svg:height="0cm" svg:x="4.198cm" svg:y="6.036cm" svg:viewBox="0 0 0 0" draw:points="0,0">
          <text:p/>
        </draw:polygon>
        <draw:path draw:style-name="gr9" draw:text-style-name="P7" draw:layer="layout" svg:width="0.197cm" svg:height="0.336cm" svg:x="3.811cm" svg:y="7.042cm" svg:viewBox="0 0 198 337" svg:d="M3 0c-10 56 7 130 47 198 39 67 94 119 148 139-20-124-96-258-195-337z">
          <text:p/>
        </draw:path>
        <draw:polygon draw:style-name="gr10" draw:text-style-name="P1" draw:layer="layout" svg:width="0cm" svg:height="0cm" svg:x="4.198cm" svg:y="6.036cm" svg:viewBox="0 0 0 0" draw:points="0,0">
          <text:p/>
        </draw:polygon>
        <draw:path draw:style-name="gr9" draw:text-style-name="P7" draw:layer="layout" svg:width="0.367cm" svg:height="0.51cm" svg:x="1.649cm" svg:y="5.818cm" svg:viewBox="0 0 368 511" svg:d="M0 34l36-20c20-12 44-17 70-12 71 11 151 78 205 171s72 196 45 263c-10 25-25 43-45 55l-35 20c76-44 76-186 0-317-76-132-199-205-276-160z">
          <text:p/>
        </draw:path>
        <draw:polygon draw:style-name="gr10" draw:text-style-name="P1" draw:layer="layout" svg:width="0cm" svg:height="0cm" svg:x="4.198cm" svg:y="6.036cm" svg:viewBox="0 0 0 0" draw:points="0,0">
          <text:p/>
        </draw:polygon>
        <draw:path draw:style-name="gr9" draw:text-style-name="P7" draw:layer="layout" svg:width="0.367cm" svg:height="0.51cm" svg:x="1.649cm" svg:y="8.165cm" svg:viewBox="0 0 368 511" svg:d="M0 34l36-21c20-11 44-15 70-11 71 10 151 77 205 170 54 94 72 197 45 264-10 24-25 43-45 54l-35 21c76-44 76-186 0-319-76-131-199-202-276-158z">
          <text:p/>
        </draw:path>
        <draw:polygon draw:style-name="gr10" draw:text-style-name="P1" draw:layer="layout" svg:width="0cm" svg:height="0cm" svg:x="4.198cm" svg:y="6.036cm" svg:viewBox="0 0 0 0" draw:points="0,0">
          <text:p/>
        </draw:polygon>
        <draw:path draw:style-name="gr9" draw:text-style-name="P7" draw:layer="layout" svg:width="0.349cm" svg:height="0.482cm" svg:x="1.819cm" svg:y="5.738cm" svg:viewBox="0 0 350 483" svg:d="M0 33c72-42 189 25 261 149 71 125 71 259 0 301l35-21c72-41 72-175 0-300-72-124-188-191-260-150z">
          <text:p/>
        </draw:path>
        <draw:polygon draw:style-name="gr10" draw:text-style-name="P1" draw:layer="layout" svg:width="0cm" svg:height="0cm" svg:x="4.198cm" svg:y="6.036cm" svg:viewBox="0 0 0 0" draw:points="0,0">
          <text:p/>
        </draw:polygon>
        <draw:path draw:style-name="gr9" draw:text-style-name="P7" draw:layer="layout" svg:width="0.349cm" svg:height="0.482cm" svg:x="1.819cm" svg:y="8.086cm" svg:viewBox="0 0 350 483" svg:d="M0 33c72-41 189 26 261 150 71 124 71 259 0 300l35-20c72-41 72-176 0-301-72-124-188-191-260-149z">
          <text:p/>
        </draw:path>
        <draw:polygon draw:style-name="gr10" draw:text-style-name="P1" draw:layer="layout" svg:width="0cm" svg:height="0cm" svg:x="4.198cm" svg:y="6.036cm" svg:viewBox="0 0 0 0" draw:points="0,0">
          <text:p/>
        </draw:polygon>
        <draw:path draw:style-name="gr9" draw:text-style-name="P7" draw:layer="layout" svg:width="0.266cm" svg:height="0.349cm" svg:x="1.235cm" svg:y="10.032cm" svg:viewBox="0 0 267 350" svg:d="M47 8c14-8 31-10 50-7 46 8 97 52 132 111 35 60 47 126 31 171-6 18-17 31-31 39l-48 28c51-29 51-124 0-210-50-87-131-134-181-105z">
          <text:p/>
        </draw:path>
        <draw:polygon draw:style-name="gr10" draw:text-style-name="P1" draw:layer="layout" svg:width="0cm" svg:height="0cm" svg:x="4.198cm" svg:y="6.036cm" svg:viewBox="0 0 0 0" draw:points="0,0">
          <text:p/>
        </draw:polygon>
        <draw:path draw:style-name="gr9" draw:text-style-name="P7" draw:layer="layout" svg:width="0.266cm" svg:height="0.349cm" svg:x="1.235cm" svg:y="3.91cm" svg:viewBox="0 0 267 350" svg:d="M47 8c14-8 31-10 50-7 46 8 97 52 132 112s47 126 31 170c-6 18-17 31-31 39l-48 28c51-29 51-123 0-209-50-88-131-135-181-106z">
          <text:p/>
        </draw:path>
        <draw:polygon draw:style-name="gr10" draw:text-style-name="P1" draw:layer="layout" svg:width="0cm" svg:height="0cm" svg:x="4.198cm" svg:y="6.036cm" svg:viewBox="0 0 0 0" draw:points="0,0">
          <text:p/>
        </draw:polygon>
        <draw:path draw:style-name="gr9" draw:text-style-name="P7" draw:layer="layout" svg:width="0.265cm" svg:height="0.349cm" svg:x="1.907cm" svg:y="4.298cm" svg:viewBox="0 0 266 350" svg:d="M47 9c14-8 31-11 50-7 46 8 97 51 132 112 34 60 46 126 30 170-6 18-16 31-30 39l-48 27c50-29 50-122 0-209-49-87-131-134-181-105z">
          <text:p/>
        </draw:path>
        <draw:polygon draw:style-name="gr10" draw:text-style-name="P1" draw:layer="layout" svg:width="0cm" svg:height="0cm" svg:x="4.198cm" svg:y="6.036cm" svg:viewBox="0 0 0 0" draw:points="0,0">
          <text:p/>
        </draw:polygon>
        <draw:path draw:style-name="gr9" draw:text-style-name="P7" draw:layer="layout" svg:width="0.265cm" svg:height="0.349cm" svg:x="1.907cm" svg:y="10.419cm" svg:viewBox="0 0 266 350" svg:d="M47 9c14-8 31-11 50-7 46 8 97 51 132 111 34 60 46 127 30 171-6 18-16 31-30 39l-48 27c50-28 50-122 0-210-49-86-131-133-181-104z">
          <text:p/>
        </draw:path>
        <draw:polygon draw:style-name="gr10" draw:text-style-name="P1" draw:layer="layout" svg:width="0cm" svg:height="0cm" svg:x="4.198cm" svg:y="6.036cm" svg:viewBox="0 0 0 0" draw:points="0,0">
          <text:p/>
        </draw:polygon>
        <draw:path draw:style-name="gr9" draw:text-style-name="P7" draw:layer="layout" svg:width="1.178cm" svg:height="0.151cm" svg:x="4.306cm" svg:y="1.477cm" svg:viewBox="0 0 1179 152" svg:d="M1179 152c-9-6-18-11-27-16-312-181-815-181-1125 0-9 5-18 10-27 16 334-176 844-176 1179 0z">
          <text:p/>
        </draw:path>
        <draw:polygon draw:style-name="gr10" draw:text-style-name="P1" draw:layer="layout" svg:width="0cm" svg:height="0cm" svg:x="4.198cm" svg:y="6.036cm" svg:viewBox="0 0 0 0" draw:points="0,0">
          <text:p/>
        </draw:polygon>
        <draw:path draw:style-name="gr9" draw:text-style-name="P7" draw:layer="layout" svg:width="0.106cm" svg:height="0.137cm" svg:x="1.944cm" svg:y="10.543cm" svg:viewBox="0 0 107 138" svg:d="M16 4c21-13 55 7 75 43 21 36 21 75 0 88-15 8-37 0-57-21-21-21-34-51-34-76 0-16 6-28 16-34z">
          <text:p/>
        </draw:path>
        <draw:polygon draw:style-name="gr10" draw:text-style-name="P1" draw:layer="layout" svg:width="0cm" svg:height="0cm" svg:x="4.198cm" svg:y="6.036cm" svg:viewBox="0 0 0 0" draw:points="0,0">
          <text:p/>
        </draw:polygon>
        <draw:path draw:style-name="gr9" draw:text-style-name="P7" draw:layer="layout" svg:width="0.106cm" svg:height="0.137cm" svg:x="1.273cm" svg:y="4.034cm" svg:viewBox="0 0 107 138" svg:d="M15 4c21-12 55 7 76 43s21 76 0 88c-15 9-38 1-59-20-20-22-32-52-32-77 0-16 5-28 15-34z">
          <text:p/>
        </draw:path>
        <draw:polygon draw:style-name="gr10" draw:text-style-name="P1" draw:layer="layout" svg:width="0cm" svg:height="0cm" svg:x="4.198cm" svg:y="6.036cm" svg:viewBox="0 0 0 0" draw:points="0,0">
          <text:p/>
        </draw:polygon>
        <draw:path draw:style-name="gr9" draw:text-style-name="P7" draw:layer="layout" svg:width="0.106cm" svg:height="0.137cm" svg:x="1.273cm" svg:y="10.156cm" svg:viewBox="0 0 107 138" svg:d="M15 3c21-12 55 8 76 43 21 36 21 76 0 88-15 9-38 1-59-20-20-22-32-52-32-77 0-16 5-28 15-34z">
          <text:p/>
        </draw:path>
        <draw:polygon draw:style-name="gr10" draw:text-style-name="P1" draw:layer="layout" svg:width="0cm" svg:height="0cm" svg:x="4.198cm" svg:y="6.036cm" svg:viewBox="0 0 0 0" draw:points="0,0">
          <text:p/>
        </draw:polygon>
        <draw:path draw:style-name="gr9" draw:text-style-name="P7" draw:layer="layout" svg:width="0.106cm" svg:height="0.137cm" svg:x="1.944cm" svg:y="4.422cm" svg:viewBox="0 0 107 138" svg:d="M16 4c21-13 55 7 75 43 21 36 21 75 0 88-15 8-37 0-57-22-21-20-34-50-34-75 0-16 6-29 16-34z">
          <text:p/>
        </draw:path>
        <draw:polygon draw:style-name="gr10" draw:text-style-name="P1" draw:layer="layout" svg:width="0cm" svg:height="0cm" svg:x="4.198cm" svg:y="6.036cm" svg:viewBox="0 0 0 0" draw:points="0,0">
          <text:p/>
        </draw:polygon>
        <draw:path draw:style-name="gr9" draw:text-style-name="P7" draw:layer="layout" svg:width="0.186cm" svg:height="0.268cm" svg:x="2.124cm" svg:y="10.356cm" svg:viewBox="0 0 187 269" svg:d="M5 7c42-25 109 15 150 86 43 72 43 149 0 173l-155-257c44 4 93 44 126 101s43 119 25 159z">
          <text:p/>
        </draw:path>
        <draw:polygon draw:style-name="gr10" draw:text-style-name="P1" draw:layer="layout" svg:width="0cm" svg:height="0cm" svg:x="4.198cm" svg:y="6.036cm" svg:viewBox="0 0 0 0" draw:points="0,0">
          <text:p/>
        </draw:polygon>
        <draw:path draw:style-name="gr9" draw:text-style-name="P7" draw:layer="layout" svg:width="0.186cm" svg:height="0.269cm" svg:x="2.124cm" svg:y="4.235cm" svg:viewBox="0 0 187 270" svg:d="M5 7c42-24 109 14 150 86 43 72 43 150 0 174l-155-258c44 4 93 44 126 101s43 120 25 160z">
          <text:p/>
        </draw:path>
        <draw:polygon draw:style-name="gr10" draw:text-style-name="P1" draw:layer="layout" svg:width="0cm" svg:height="0cm" svg:x="4.198cm" svg:y="6.036cm" svg:viewBox="0 0 0 0" draw:points="0,0">
          <text:p/>
        </draw:polygon>
        <draw:path draw:style-name="gr9" draw:text-style-name="P7" draw:layer="layout" svg:width="0.185cm" svg:height="0.269cm" svg:x="1.453cm" svg:y="9.968cm" svg:viewBox="0 0 186 270" svg:d="M4 7c41-24 108 15 151 87 41 72 41 150 0 174l-155-259c43 5 92 45 126 101 33 58 42 121 25 160z">
          <text:p/>
        </draw:path>
        <draw:polygon draw:style-name="gr10" draw:text-style-name="P1" draw:layer="layout" svg:width="0cm" svg:height="0cm" svg:x="4.198cm" svg:y="6.036cm" svg:viewBox="0 0 0 0" draw:points="0,0">
          <text:p/>
        </draw:polygon>
        <draw:path draw:style-name="gr9" draw:text-style-name="P7" draw:layer="layout" svg:width="0.185cm" svg:height="0.269cm" svg:x="1.453cm" svg:y="3.847cm" svg:viewBox="0 0 186 270" svg:d="M4 7c41-24 108 15 151 87 41 72 41 150 0 174l-155-259c43 5 92 44 126 102 33 57 42 120 25 159z">
          <text:p/>
        </draw:path>
        <draw:polygon draw:style-name="gr10" draw:text-style-name="P1" draw:layer="layout" svg:width="0cm" svg:height="0cm" svg:x="4.198cm" svg:y="6.036cm" svg:viewBox="0 0 0 0" draw:points="0,0">
          <text:p/>
        </draw:polygon>
        <draw:path draw:style-name="gr9" draw:text-style-name="P7" draw:layer="layout" svg:width="0.343cm" svg:height="0.473cm" svg:x="1.789cm" svg:y="8.106cm" svg:viewBox="0 0 344 474" svg:d="M0 40c8-12 19-21 30-28 73-41 189 26 261 150 71 125 71 259 0 300-12 7-25 11-40 12l28-16c69-40 69-169 0-289s-182-184-251-145z">
          <text:p/>
        </draw:path>
        <draw:polygon draw:style-name="gr10" draw:text-style-name="P1" draw:layer="layout" svg:width="0cm" svg:height="0cm" svg:x="4.198cm" svg:y="6.036cm" svg:viewBox="0 0 0 0" draw:points="0,0">
          <text:p/>
        </draw:polygon>
        <draw:path draw:style-name="gr9" draw:text-style-name="P7" draw:layer="layout" svg:width="0.343cm" svg:height="0.474cm" svg:x="1.789cm" svg:y="5.758cm" svg:viewBox="0 0 344 475" svg:d="M0 41c8-12 19-22 30-28 73-42 189 25 261 150 71 124 71 258 0 300-12 7-25 11-40 12l28-16c69-40 69-169 0-289s-182-185-251-145z">
          <text:p/>
        </draw:path>
        <draw:polygon draw:style-name="gr10" draw:text-style-name="P1" draw:layer="layout" svg:width="0cm" svg:height="0cm" svg:x="4.198cm" svg:y="6.036cm" svg:viewBox="0 0 0 0" draw:points="0,0">
          <text:p/>
        </draw:polygon>
        <draw:path draw:style-name="gr9" draw:text-style-name="P7" draw:layer="layout" svg:width="0.341cm" svg:height="0.554cm" svg:x="3.659cm" svg:y="6.976cm" svg:viewBox="0 0 342 555" svg:d="M30 2c-5-1-9-1-14-2-35 85-13 217 56 337s173 206 265 218c2-4 3-8 5-12-90-7-194-91-263-210-68-119-88-250-49-331z">
          <text:p/>
        </draw:path>
        <draw:polygon draw:style-name="gr10" draw:text-style-name="P1" draw:layer="layout" svg:width="0cm" svg:height="0cm" svg:x="4.198cm" svg:y="6.036cm" svg:viewBox="0 0 0 0" draw:points="0,0">
          <text:p/>
        </draw:polygon>
        <draw:path draw:style-name="gr9" draw:text-style-name="P7" draw:layer="layout" svg:width="0.341cm" svg:height="0.555cm" svg:x="3.659cm" svg:y="4.628cm" svg:viewBox="0 0 342 556" svg:d="M30 3c-5-1-9-2-14-3-35 87-13 219 56 339s173 205 265 217c2-4 3-9 5-13-90-7-194-90-263-209-68-119-88-250-49-331z">
          <text:p/>
        </draw:path>
        <draw:polygon draw:style-name="gr10" draw:text-style-name="P1" draw:layer="layout" svg:width="0cm" svg:height="0cm" svg:x="4.198cm" svg:y="6.036cm" svg:viewBox="0 0 0 0" draw:points="0,0">
          <text:p/>
        </draw:polygon>
        <draw:polygon draw:style-name="gr9" draw:text-style-name="P7" draw:layer="layout" svg:width="0.071cm" svg:height="0.061cm" svg:x="4.506cm" svg:y="2.981cm" svg:viewBox="0 0 72 62" draw:points="0,62 72,62 37,0">
          <text:p/>
        </draw:polygon>
        <draw:polygon draw:style-name="gr10" draw:text-style-name="P1" draw:layer="layout" svg:width="0cm" svg:height="0cm" svg:x="4.198cm" svg:y="6.036cm" svg:viewBox="0 0 0 0" draw:points="0,0">
          <text:p/>
        </draw:polygon>
        <draw:polygon draw:style-name="gr9" draw:text-style-name="P7" draw:layer="layout" svg:width="0.036cm" svg:height="0.061cm" svg:x="3.057cm" svg:y="2.144cm" svg:viewBox="0 0 37 62" draw:points="0,21 0,62 37,0">
          <text:p/>
        </draw:polygon>
        <draw:polygon draw:style-name="gr10" draw:text-style-name="P1" draw:layer="layout" svg:width="0cm" svg:height="0cm" svg:x="4.198cm" svg:y="6.036cm" svg:viewBox="0 0 0 0" draw:points="0,0">
          <text:p/>
        </draw:polygon>
        <draw:polygon draw:style-name="gr9" draw:text-style-name="P7" draw:layer="layout" svg:width="0.071cm" svg:height="0.02cm" svg:x="4.506cm" svg:y="10.061cm" svg:viewBox="0 0 72 21" draw:points="37,21 72,0 0,0">
          <text:p/>
        </draw:polygon>
        <draw:polygon draw:style-name="gr10" draw:text-style-name="P1" draw:layer="layout" svg:width="0cm" svg:height="0cm" svg:x="4.198cm" svg:y="6.036cm" svg:viewBox="0 0 0 0" draw:points="0,0">
          <text:p/>
        </draw:polygon>
        <draw:polygon draw:style-name="gr9" draw:text-style-name="P7" draw:layer="layout" svg:width="0.035cm" svg:height="0.061cm" svg:x="6.733cm" svg:y="1.716cm" svg:viewBox="0 0 36 62" draw:points="36,62 36,20 0,0">
          <text:p/>
        </draw:polygon>
        <draw:polygon draw:style-name="gr10" draw:text-style-name="P1" draw:layer="layout" svg:width="0cm" svg:height="0cm" svg:x="4.198cm" svg:y="6.036cm" svg:viewBox="0 0 0 0" draw:points="0,0">
          <text:p/>
        </draw:polygon>
        <draw:path draw:style-name="gr11" draw:text-style-name="P1" draw:layer="layout" svg:width="1.557cm" svg:height="0.367cm" svg:x="4.116cm" svg:y="1.645cm" svg:viewBox="0 0 1558 368" svg:d="M0 368c76-214 401-368 779-368 377 0 704 154 779 368">
          <text:p/>
        </draw:path>
        <draw:path draw:style-name="gr11" draw:text-style-name="P1" draw:layer="layout" svg:width="0.197cm" svg:height="0.336cm" svg:x="3.811cm" svg:y="7.042cm" svg:viewBox="0 0 198 337" svg:d="M3 0c-10 56 7 130 47 198 39 67 94 119 148 139">
          <text:p/>
        </draw:path>
        <draw:path draw:style-name="gr11" draw:text-style-name="P1" draw:layer="layout" svg:width="0.197cm" svg:height="0.335cm" svg:x="3.811cm" svg:y="4.695cm" svg:viewBox="0 0 198 336" svg:d="M3 0c-10 56 7 130 47 198 39 67 94 119 148 138">
          <text:p/>
        </draw:path>
        <draw:path draw:style-name="gr11" draw:text-style-name="P1" draw:layer="layout" svg:width="1.568cm" svg:height="0.27cm" svg:x="4.111cm" svg:y="1.59cm" svg:viewBox="0 0 1569 271" svg:d="M1569 271c-155-167-457-271-785-271s-629 104-784 271">
          <text:p/>
        </draw:path>
        <draw:path draw:style-name="gr11" draw:text-style-name="P1" draw:layer="layout" svg:width="0.331cm" svg:height="0.54cm" svg:x="3.67cm" svg:y="6.978cm" svg:viewBox="0 0 332 541" svg:d="M20 0c-39 81-19 212 49 332 70 119 174 202 263 209">
          <text:p/>
        </draw:path>
        <draw:path draw:style-name="gr11" draw:text-style-name="P1" draw:layer="layout" svg:width="0.331cm" svg:height="0.539cm" svg:x="3.67cm" svg:y="4.631cm" svg:viewBox="0 0 332 540" svg:d="M20 0c-39 80-19 211 49 330 70 119 174 203 263 210">
          <text:p/>
        </draw:path>
        <draw:path draw:style-name="gr11" draw:text-style-name="P1" draw:layer="layout" svg:width="0.336cm" svg:height="0.554cm" svg:x="3.659cm" svg:y="6.976cm" svg:viewBox="0 0 337 555" svg:d="M16 0c-35 85-13 217 56 337s174 206 265 218">
          <text:p/>
        </draw:path>
        <draw:path draw:style-name="gr11" draw:text-style-name="P1" draw:layer="layout" svg:width="0.336cm" svg:height="0.555cm" svg:x="3.659cm" svg:y="4.628cm" svg:viewBox="0 0 337 556" svg:d="M16 0c-35 87-13 219 56 339s174 205 265 217">
          <text:p/>
        </draw:path>
        <draw:path draw:style-name="gr11" draw:text-style-name="P1" draw:layer="layout" svg:width="1.178cm" svg:height="0.131cm" svg:x="4.306cm" svg:y="1.496cm" svg:viewBox="0 0 1179 132" svg:d="M1179 132c-335-176-845-176-1179 0">
          <text:p/>
        </draw:path>
        <draw:path draw:style-name="gr11" draw:text-style-name="P1" draw:layer="layout" svg:width="0.422cm" svg:height="0.462cm" svg:x="3.591cm" svg:y="6.975cm" svg:viewBox="0 0 423 463" svg:d="M423 463c0-116-61-255-154-353-92-98-199-135-269-94">
          <text:p/>
        </draw:path>
        <draw:path draw:style-name="gr11" draw:text-style-name="P1" draw:layer="layout" svg:width="0.422cm" svg:height="0.623cm" svg:x="3.518cm" svg:y="6.991cm" svg:viewBox="0 0 423 624" svg:d="M74 0c-99 56-99 238 0 405 96 167 253 258 349 202">
          <text:p/>
        </draw:path>
        <draw:path draw:style-name="gr11" draw:text-style-name="P1" draw:layer="layout" svg:width="0.073cm" svg:height="0.16cm" svg:x="3.94cm" svg:y="7.437cm" svg:viewBox="0 0 74 161" svg:d="M0 161c47-27 74-84 74-161">
          <text:p/>
        </draw:path>
        <draw:path draw:style-name="gr11" draw:text-style-name="P1" draw:layer="layout" svg:width="0.422cm" svg:height="0.462cm" svg:x="3.591cm" svg:y="4.627cm" svg:viewBox="0 0 423 463" svg:d="M423 463c0-115-61-255-154-353-92-97-199-134-269-94">
          <text:p/>
        </draw:path>
        <draw:path draw:style-name="gr11" draw:text-style-name="P1" draw:layer="layout" svg:width="0.422cm" svg:height="0.623cm" svg:x="3.518cm" svg:y="4.643cm" svg:viewBox="0 0 423 624" svg:d="M74 0c-99 57-99 238 0 405 96 168 253 259 349 202">
          <text:p/>
        </draw:path>
        <draw:path draw:style-name="gr11" draw:text-style-name="P1" draw:layer="layout" svg:width="0.073cm" svg:height="0.16cm" svg:x="3.94cm" svg:y="5.089cm" svg:viewBox="0 0 74 161" svg:d="M0 161c47-26 74-85 74-161">
          <text:p/>
        </draw:path>
        <draw:path draw:style-name="gr11" draw:text-style-name="P1" draw:layer="layout" svg:width="0.232cm" svg:height="0.316cm" svg:x="5.457cm" svg:y="1.612cm" svg:viewBox="0 0 233 317" svg:d="M233 317c-3-119-88-233-233-317">
          <text:p/>
        </draw:path>
        <draw:path draw:style-name="gr11" draw:text-style-name="P1" draw:layer="layout" svg:width="1.124cm" svg:height="0.135cm" svg:x="4.333cm" svg:y="1.477cm" svg:viewBox="0 0 1125 136" svg:d="M1125 136c-311-181-815-181-1125 0">
          <text:p/>
        </draw:path>
        <draw:path draw:style-name="gr11" draw:text-style-name="P1" draw:layer="layout" svg:width="0.233cm" svg:height="0.316cm" svg:x="4.1cm" svg:y="1.612cm" svg:viewBox="0 0 234 317" svg:d="M234 0c-147 84-230 198-234 317">
          <text:p/>
        </draw:path>
        <draw:line draw:style-name="gr11" draw:text-style-name="P1" draw:layer="layout" svg:x1="4.506cm" svg:y1="10.061cm" svg:x2="4.506cm" svg:y2="3.042cm">
          <text:p/>
        </draw:line>
        <draw:line draw:style-name="gr11" draw:text-style-name="P1" draw:layer="layout" svg:x1="3.057cm" svg:y1="9.224cm" svg:x2="4.507cm" svg:y2="10.062cm">
          <text:p/>
        </draw:line>
        <draw:line draw:style-name="gr11" draw:text-style-name="P1" draw:layer="layout" svg:x1="3.057cm" svg:y1="2.205cm" svg:x2="4.507cm" svg:y2="3.043cm">
          <text:p/>
        </draw:line>
        <draw:line draw:style-name="gr11" draw:text-style-name="P1" draw:layer="layout" svg:x1="3.057cm" svg:y1="9.224cm" svg:x2="3.057cm" svg:y2="2.205cm">
          <text:p/>
        </draw:line>
        <draw:path draw:style-name="gr11" draw:text-style-name="P1" draw:layer="layout" svg:width="0.124cm" svg:height="0.214cm" svg:x="3.446cm" svg:y="8.857cm" svg:viewBox="0 0 125 215" svg:d="M125 215c0-79-56-175-125-215">
          <text:p/>
        </draw:path>
        <draw:path draw:style-name="gr11" draw:text-style-name="P1" draw:layer="layout" svg:width="0.248cm" svg:height="0.319cm" svg:x="3.322cm" svg:y="8.84cm" svg:viewBox="0 0 249 320" svg:d="M125 17c-68-39-125-7-125 71 0 79 57 176 125 216 68 39 124 7 124-73">
          <text:p/>
        </draw:path>
        <draw:path draw:style-name="gr11" draw:text-style-name="P1" draw:layer="layout" svg:width="0.124cm" svg:height="0.214cm" svg:x="4.117cm" svg:y="9.245cm" svg:viewBox="0 0 125 215" svg:d="M125 215c0-79-55-176-125-215">
          <text:p/>
        </draw:path>
        <draw:path draw:style-name="gr11" draw:text-style-name="P1" draw:layer="layout" svg:width="0.247cm" svg:height="0.319cm" svg:x="3.994cm" svg:y="9.228cm" svg:viewBox="0 0 248 320" svg:d="M124 17c-69-40-124-8-124 71s55 176 124 215c69 40 124 8 124-71">
          <text:p/>
        </draw:path>
        <draw:path draw:style-name="gr11" draw:text-style-name="P1" draw:layer="layout" svg:width="0.124cm" svg:height="0.214cm" svg:x="4.117cm" svg:y="3.124cm" svg:viewBox="0 0 125 215" svg:d="M125 215c0-80-55-176-125-215">
          <text:p/>
        </draw:path>
        <draw:path draw:style-name="gr11" draw:text-style-name="P1" draw:layer="layout" svg:width="0.247cm" svg:height="0.319cm" svg:x="3.994cm" svg:y="3.107cm" svg:viewBox="0 0 248 320" svg:d="M124 17c-69-40-124-8-124 71s55 176 124 215c69 40 124 8 124-72">
          <text:p/>
        </draw:path>
        <draw:path draw:style-name="gr11" draw:text-style-name="P1" draw:layer="layout" svg:width="0.124cm" svg:height="0.214cm" svg:x="3.446cm" svg:y="2.736cm" svg:viewBox="0 0 125 215" svg:d="M125 215c0-80-56-176-125-215">
          <text:p/>
        </draw:path>
        <draw:path draw:style-name="gr11" draw:text-style-name="P1" draw:layer="layout" svg:width="0.248cm" svg:height="0.32cm" svg:x="3.322cm" svg:y="2.719cm" svg:viewBox="0 0 249 321" svg:d="M125 18c-68-41-125-8-125 71s57 175 125 215 124 7 124-72">
          <text:p/>
        </draw:path>
        <draw:path draw:style-name="gr11" draw:text-style-name="P1" draw:layer="layout" svg:width="1.357cm" svg:height="0.459cm" svg:x="4.333cm" svg:y="1.92cm" svg:viewBox="0 0 1358 460" svg:d="M0 325c227 131 570 171 867 100s491-239 491-425">
          <text:p/>
        </draw:path>
        <draw:path draw:style-name="gr11" draw:text-style-name="P1" draw:layer="layout" svg:width="1.59cm" svg:height="0.459cm" svg:x="4.1cm" svg:y="1.461cm" svg:viewBox="0 0 1591 460" svg:d="M1591 460c0-254-357-460-796-460s-795 206-795 460">
          <text:p/>
        </draw:path>
        <draw:path draw:style-name="gr11" draw:text-style-name="P1" draw:layer="layout" svg:width="0.233cm" svg:height="0.324cm" svg:x="4.1cm" svg:y="1.92cm" svg:viewBox="0 0 234 325" svg:d="M0 0c0 121 84 239 234 325">
          <text:p/>
        </draw:path>
        <draw:line draw:style-name="gr11" draw:text-style-name="P1" draw:layer="layout" svg:x1="4.577cm" svg:y1="10.061cm" svg:x2="4.506cm" svg:y2="10.061cm">
          <text:p/>
        </draw:line>
        <draw:line draw:style-name="gr11" draw:text-style-name="P1" draw:layer="layout" svg:x1="4.506cm" svg:y1="3.042cm" svg:x2="4.577cm" svg:y2="3.042cm">
          <text:p/>
        </draw:line>
        <draw:line draw:style-name="gr11" draw:text-style-name="P1" draw:layer="layout" svg:x1="4.577cm" svg:y1="10.061cm" svg:x2="4.577cm" svg:y2="3.042cm">
          <text:p/>
        </draw:line>
        <draw:line draw:style-name="gr11" draw:text-style-name="P1" draw:layer="layout" svg:x1="4.543cm" svg:y1="10.082cm" svg:x2="4.506cm" svg:y2="10.061cm">
          <text:p/>
        </draw:line>
        <draw:line draw:style-name="gr11" draw:text-style-name="P1" draw:layer="layout" svg:x1="3.057cm" svg:y1="2.206cm" svg:x2="3.094cm" svg:y2="2.144cm">
          <text:p/>
        </draw:line>
        <draw:line draw:style-name="gr11" draw:text-style-name="P1" draw:layer="layout" svg:x1="4.506cm" svg:y1="3.043cm" svg:x2="4.543cm" svg:y2="2.981cm">
          <text:p/>
        </draw:line>
        <draw:line draw:style-name="gr11" draw:text-style-name="P1" draw:layer="layout" svg:x1="3.093cm" svg:y1="2.144cm" svg:x2="4.543cm" svg:y2="2.982cm">
          <text:p/>
        </draw:line>
        <draw:line draw:style-name="gr11" draw:text-style-name="P1" draw:layer="layout" svg:x1="3.057cm" svg:y1="2.165cm" svg:x2="3.057cm" svg:y2="2.205cm">
          <text:p/>
        </draw:line>
        <draw:path draw:style-name="gr11" draw:text-style-name="P1" draw:layer="layout" svg:width="0.046cm" svg:height="0.006cm" svg:x="3.419cm" svg:y="8.865cm" svg:viewBox="0 0 47 7" svg:d="M47 6c-17-8-34-7-47 1">
          <text:p/>
        </draw:path>
        <draw:path draw:style-name="gr11" draw:text-style-name="P1" draw:layer="layout" svg:width="0.151cm" svg:height="0.223cm" svg:x="3.393cm" svg:y="8.871cm" svg:viewBox="0 0 152 224" svg:d="M26 0c-35 20-35 85 0 145 34 60 90 93 126 73">
          <text:p/>
        </draw:path>
        <draw:path draw:style-name="gr11" draw:text-style-name="P1" draw:layer="layout" svg:width="0.024cm" svg:height="0.04cm" svg:x="3.544cm" svg:y="9.048cm" svg:viewBox="0 0 25 41" svg:d="M0 41c12-8 22-22 25-41">
          <text:p/>
        </draw:path>
        <draw:path draw:style-name="gr11" draw:text-style-name="P1" draw:layer="layout" svg:width="0.047cm" svg:height="0.007cm" svg:x="4.09cm" svg:y="9.253cm" svg:viewBox="0 0 48 8" svg:d="M48 5c-18-7-35-6-48 3">
          <text:p/>
        </draw:path>
        <draw:path draw:style-name="gr11" draw:text-style-name="P1" draw:layer="layout" svg:width="0.151cm" svg:height="0.222cm" svg:x="4.064cm" svg:y="9.259cm" svg:viewBox="0 0 152 223" svg:d="M26 0c-35 20-35 84 0 144 36 61 92 93 126 73">
          <text:p/>
        </draw:path>
        <draw:path draw:style-name="gr11" draw:text-style-name="P1" draw:layer="layout" svg:width="0.025cm" svg:height="0.039cm" svg:x="4.215cm" svg:y="9.436cm" svg:viewBox="0 0 26 40" svg:d="M0 40c13-7 22-22 26-40">
          <text:p/>
        </draw:path>
        <draw:path draw:style-name="gr11" draw:text-style-name="P1" draw:layer="layout" svg:width="0.047cm" svg:height="0.007cm" svg:x="4.09cm" svg:y="3.132cm" svg:viewBox="0 0 48 8" svg:d="M48 5c-18-7-35-7-48 3">
          <text:p/>
        </draw:path>
        <draw:path draw:style-name="gr11" draw:text-style-name="P1" draw:layer="layout" svg:width="0.151cm" svg:height="0.222cm" svg:x="4.064cm" svg:y="3.138cm" svg:viewBox="0 0 152 223" svg:d="M26 0c-35 20-35 85 0 145 36 60 92 92 126 72">
          <text:p/>
        </draw:path>
        <draw:path draw:style-name="gr11" draw:text-style-name="P1" draw:layer="layout" svg:width="0.025cm" svg:height="0.039cm" svg:x="4.215cm" svg:y="3.315cm" svg:viewBox="0 0 26 40" svg:d="M0 40c13-7 22-22 26-40">
          <text:p/>
        </draw:path>
        <draw:path draw:style-name="gr11" draw:text-style-name="P1" draw:layer="layout" svg:width="0.046cm" svg:height="0.006cm" svg:x="3.419cm" svg:y="2.744cm" svg:viewBox="0 0 47 7" svg:d="M47 6c-17-9-34-7-47 1">
          <text:p/>
        </draw:path>
        <draw:path draw:style-name="gr11" draw:text-style-name="P1" draw:layer="layout" svg:width="0.151cm" svg:height="0.222cm" svg:x="3.393cm" svg:y="2.75cm" svg:viewBox="0 0 152 223" svg:d="M26 0c-35 20-35 86 0 145 34 60 90 92 126 73">
          <text:p/>
        </draw:path>
        <draw:path draw:style-name="gr11" draw:text-style-name="P1" draw:layer="layout" svg:width="0.024cm" svg:height="0.04cm" svg:x="3.544cm" svg:y="2.927cm" svg:viewBox="0 0 25 41" svg:d="M0 41c12-8 22-21 25-41">
          <text:p/>
        </draw:path>
        <draw:path draw:style-name="gr11" draw:text-style-name="P1" draw:layer="layout" svg:width="1.79cm" svg:height="1.033cm" svg:x="4cm" svg:y="1.403cm" svg:viewBox="0 0 1791 1034" svg:d="M1791 518c0-286-401-518-895-518-495 0-896 232-896 518M0 518c0 285 401 516 896 516 494 0 895-231 895-516">
          <text:p/>
        </draw:path>
        <draw:line draw:style-name="gr11" draw:text-style-name="P1" draw:layer="layout" svg:x1="4.542cm" svg:y1="10.082cm" svg:x2="4.578cm" svg:y2="10.061cm">
          <text:p/>
        </draw:line>
        <draw:line draw:style-name="gr11" draw:text-style-name="P1" draw:layer="layout" svg:x1="4.578cm" svg:y1="3.043cm" svg:x2="4.542cm" svg:y2="2.981cm">
          <text:p/>
        </draw:line>
        <draw:line draw:style-name="gr11" draw:text-style-name="P1" draw:layer="layout" svg:x1="6.768cm" svg:y1="8.796cm" svg:x2="6.768cm" svg:y2="1.777cm">
          <text:p/>
        </draw:line>
        <draw:line draw:style-name="gr11" draw:text-style-name="P1" draw:layer="layout" svg:x1="4.577cm" svg:y1="10.062cm" svg:x2="6.769cm" svg:y2="8.796cm">
          <text:p/>
        </draw:line>
        <draw:line draw:style-name="gr11" draw:text-style-name="P1" draw:layer="layout" svg:x1="4.577cm" svg:y1="3.043cm" svg:x2="6.769cm" svg:y2="1.777cm">
          <text:p/>
        </draw:line>
        <draw:path draw:style-name="gr11" draw:text-style-name="P1" draw:layer="layout" svg:width="0.187cm" svg:height="0.134cm" svg:x="6.45cm" svg:y="1.964cm" svg:viewBox="0 0 188 135" svg:d="M188 135c0-120-84-169-188-109">
          <text:p/>
        </draw:path>
        <draw:path draw:style-name="gr11" draw:text-style-name="P1" draw:layer="layout" svg:width="0.187cm" svg:height="0.325cm" svg:x="6.263cm" svg:y="1.989cm" svg:viewBox="0 0 188 326" svg:d="M188 0c-104 60-188 206-188 326">
          <text:p/>
        </draw:path>
        <draw:path draw:style-name="gr11" draw:text-style-name="P1" draw:layer="layout" svg:width="0.374cm" svg:height="0.35cm" svg:x="6.263cm" svg:y="2.097cm" svg:viewBox="0 0 375 351" svg:d="M0 218c0 119 83 167 187 108 104-60 188-206 188-326">
          <text:p/>
        </draw:path>
        <draw:path draw:style-name="gr11" draw:text-style-name="P1" draw:layer="layout" svg:width="0.187cm" svg:height="0.133cm" svg:x="6.45cm" svg:y="8.493cm" svg:viewBox="0 0 188 134" svg:d="M188 134c0-120-84-168-188-109">
          <text:p/>
        </draw:path>
        <draw:path draw:style-name="gr11" draw:text-style-name="P1" draw:layer="layout" svg:width="0.187cm" svg:height="0.325cm" svg:x="6.263cm" svg:y="8.518cm" svg:viewBox="0 0 188 326" svg:d="M188 0c-104 60-188 206-188 326">
          <text:p/>
        </draw:path>
        <draw:path draw:style-name="gr11" draw:text-style-name="P1" draw:layer="layout" svg:width="0.374cm" svg:height="0.351cm" svg:x="6.263cm" svg:y="8.626cm" svg:viewBox="0 0 375 352" svg:d="M0 217c0 120 83 169 187 109 104-61 188-206 188-326">
          <text:p/>
        </draw:path>
        <draw:path draw:style-name="gr11" draw:text-style-name="P1" draw:layer="layout" svg:width="0.187cm" svg:height="0.134cm" svg:x="4.895cm" svg:y="9.391cm" svg:viewBox="0 0 188 135" svg:d="M188 135c0-120-84-170-188-109">
          <text:p/>
        </draw:path>
        <draw:path draw:style-name="gr11" draw:text-style-name="P1" draw:layer="layout" svg:width="0.187cm" svg:height="0.324cm" svg:x="4.708cm" svg:y="9.416cm" svg:viewBox="0 0 188 325" svg:d="M188 0c-104 60-188 206-188 325">
          <text:p/>
        </draw:path>
        <draw:path draw:style-name="gr11" draw:text-style-name="P1" draw:layer="layout" svg:width="0.374cm" svg:height="0.35cm" svg:x="4.708cm" svg:y="9.524cm" svg:viewBox="0 0 375 351" svg:d="M0 217c0 120 83 168 187 109 103-60 188-205 188-326">
          <text:p/>
        </draw:path>
        <draw:path draw:style-name="gr11" draw:text-style-name="P1" draw:layer="layout" svg:width="0.187cm" svg:height="0.134cm" svg:x="4.895cm" svg:y="2.861cm" svg:viewBox="0 0 188 135" svg:d="M188 135c0-120-84-170-188-109">
          <text:p/>
        </draw:path>
        <draw:path draw:style-name="gr11" draw:text-style-name="P1" draw:layer="layout" svg:width="0.187cm" svg:height="0.324cm" svg:x="4.708cm" svg:y="2.887cm" svg:viewBox="0 0 188 325" svg:d="M188 0c-104 60-188 206-188 325">
          <text:p/>
        </draw:path>
        <draw:path draw:style-name="gr11" draw:text-style-name="P1" draw:layer="layout" svg:width="0.374cm" svg:height="0.35cm" svg:x="4.708cm" svg:y="2.995cm" svg:viewBox="0 0 375 351" svg:d="M0 216c0 121 83 169 187 109 103-60 188-206 188-325">
          <text:p/>
        </draw:path>
        <draw:line draw:style-name="gr11" draw:text-style-name="P1" draw:layer="layout" svg:x1="3.057cm" svg:y1="2.166cm" svg:x2="3.094cm" svg:y2="2.144cm">
          <text:p/>
        </draw:line>
        <draw:line draw:style-name="gr11" draw:text-style-name="P1" draw:layer="layout" svg:x1="6.734cm" svg:y1="1.717cm" svg:x2="6.238cm" svg:y2="1.43cm">
          <text:p/>
        </draw:line>
        <draw:line draw:style-name="gr11" draw:text-style-name="P1" draw:layer="layout" svg:x1="4.542cm" svg:y1="2.982cm" svg:x2="6.734cm" svg:y2="1.716cm">
          <text:p/>
        </draw:line>
        <draw:line draw:style-name="gr11" draw:text-style-name="P1" draw:layer="layout" svg:x1="6.239cm" svg:y1="1.43cm" svg:x2="6.202cm" svg:y2="1.451cm">
          <text:p/>
        </draw:line>
        <draw:path draw:style-name="gr11" draw:text-style-name="P1" draw:layer="layout" svg:width="0.485cm" svg:height="0.059cm" svg:x="5.717cm" svg:y="1.45cm" svg:viewBox="0 0 486 60" svg:d="M486 0c-133 78-348 81-486 5">
          <text:p/>
        </draw:path>
        <draw:line draw:style-name="gr11" draw:text-style-name="P1" draw:layer="layout" svg:x1="4.26cm" svg:y1="1.47cm" svg:x2="3.093cm" svg:y2="2.145cm">
          <text:p/>
        </draw:line>
        <draw:path draw:style-name="gr11" draw:text-style-name="P1" draw:layer="layout" svg:width="1.458cm" svg:height="0.177cm" svg:x="4.259cm" svg:y="1.293cm" svg:viewBox="0 0 1459 178" svg:d="M1459 163c-96-51-209-92-333-120-124-29-258-44-394-43-135 1-271 17-396 48s-240 75-336 130">
          <text:p/>
        </draw:path>
        <draw:path draw:style-name="gr11" draw:text-style-name="P1" draw:layer="layout" svg:width="1.871cm" svg:height="1.08cm" svg:x="3.959cm" svg:y="1.38cm" svg:viewBox="0 0 1872 1081" svg:d="M1872 541c0-299-418-541-935-541-518 0-937 242-937 541M0 541c0 298 419 540 937 540 517 0 935-242 935-540">
          <text:p/>
        </draw:path>
        <draw:line draw:style-name="gr11" draw:text-style-name="P1" draw:layer="layout" svg:x1="6.769cm" svg:y1="1.778cm" svg:x2="6.733cm" svg:y2="1.716cm">
          <text:p/>
        </draw:line>
        <draw:line draw:style-name="gr11" draw:text-style-name="P1" draw:layer="layout" svg:x1="6.768cm" svg:y1="1.777cm" svg:x2="6.768cm" svg:y2="1.736cm">
          <text:p/>
        </draw:line>
        <draw:path draw:style-name="gr11" draw:text-style-name="P1" draw:layer="layout" svg:width="0.044cm" svg:height="0.098cm" svg:x="6.522cm" svg:y="1.999cm" svg:viewBox="0 0 45 99" svg:d="M45 99c0-46-16-82-45-99">
          <text:p/>
        </draw:path>
        <draw:path draw:style-name="gr11" draw:text-style-name="P1" draw:layer="layout" svg:width="0.091cm" svg:height="0.012cm" svg:x="6.431cm" svg:y="1.989cm" svg:viewBox="0 0 92 13" svg:d="M92 11c-24-16-56-14-92 2">
          <text:p/>
        </draw:path>
        <draw:path draw:style-name="gr11" draw:text-style-name="P1" draw:layer="layout" svg:width="0.044cm" svg:height="0.079cm" svg:x="6.263cm" svg:y="2.292cm" svg:viewBox="0 0 45 80" svg:d="M0 0c4 37 20 66 45 80">
          <text:p/>
        </draw:path>
        <draw:path draw:style-name="gr11" draw:text-style-name="P1" draw:layer="layout" svg:width="0.259cm" svg:height="0.284cm" svg:x="6.307cm" svg:y="2.097cm" svg:viewBox="0 0 260 285" svg:d="M0 275c45 25 110 2 167-57 56-60 93-146 93-218">
          <text:p/>
        </draw:path>
        <draw:path draw:style-name="gr11" draw:text-style-name="P1" draw:layer="layout" svg:width="0.044cm" svg:height="0.098cm" svg:x="6.522cm" svg:y="8.528cm" svg:viewBox="0 0 45 99" svg:d="M45 99c0-46-16-83-45-99">
          <text:p/>
        </draw:path>
        <draw:path draw:style-name="gr11" draw:text-style-name="P1" draw:layer="layout" svg:width="0.091cm" svg:height="0.012cm" svg:x="6.431cm" svg:y="8.518cm" svg:viewBox="0 0 92 13" svg:d="M92 11c-24-15-56-14-92 2">
          <text:p/>
        </draw:path>
        <draw:path draw:style-name="gr11" draw:text-style-name="P1" draw:layer="layout" svg:width="0.044cm" svg:height="0.079cm" svg:x="6.263cm" svg:y="8.821cm" svg:viewBox="0 0 45 80" svg:d="M0 0c4 37 20 65 45 80">
          <text:p/>
        </draw:path>
        <draw:path draw:style-name="gr11" draw:text-style-name="P1" draw:layer="layout" svg:width="0.259cm" svg:height="0.285cm" svg:x="6.307cm" svg:y="8.626cm" svg:viewBox="0 0 260 286" svg:d="M0 275c45 26 110 3 167-57 56-60 93-146 93-218">
          <text:p/>
        </draw:path>
        <draw:path draw:style-name="gr11" draw:text-style-name="P1" draw:layer="layout" svg:width="0.045cm" svg:height="0.098cm" svg:x="4.967cm" svg:y="9.426cm" svg:viewBox="0 0 46 99" svg:d="M46 99c0-46-16-83-46-99">
          <text:p/>
        </draw:path>
        <draw:path draw:style-name="gr11" draw:text-style-name="P1" draw:layer="layout" svg:width="0.091cm" svg:height="0.013cm" svg:x="4.876cm" svg:y="9.416cm" svg:viewBox="0 0 92 14" svg:d="M92 12c-24-16-56-16-92 2">
          <text:p/>
        </draw:path>
        <draw:path draw:style-name="gr11" draw:text-style-name="P1" draw:layer="layout" svg:width="0.043cm" svg:height="0.08cm" svg:x="4.709cm" svg:y="9.718cm" svg:viewBox="0 0 44 81" svg:d="M0 0c3 38 19 67 44 81">
          <text:p/>
        </draw:path>
        <draw:path draw:style-name="gr11" draw:text-style-name="P1" draw:layer="layout" svg:width="0.26cm" svg:height="0.284cm" svg:x="4.752cm" svg:y="9.524cm" svg:viewBox="0 0 261 285" svg:d="M0 275c45 25 110 2 167-59 56-59 94-145 94-216">
          <text:p/>
        </draw:path>
        <draw:path draw:style-name="gr11" draw:text-style-name="P1" draw:layer="layout" svg:width="0.045cm" svg:height="0.098cm" svg:x="4.967cm" svg:y="2.897cm" svg:viewBox="0 0 46 99" svg:d="M46 99c0-48-16-83-46-99">
          <text:p/>
        </draw:path>
        <draw:path draw:style-name="gr11" draw:text-style-name="P1" draw:layer="layout" svg:width="0.091cm" svg:height="0.013cm" svg:x="4.876cm" svg:y="2.887cm" svg:viewBox="0 0 92 14" svg:d="M92 11c-24-15-56-15-92 3">
          <text:p/>
        </draw:path>
        <draw:path draw:style-name="gr11" draw:text-style-name="P1" draw:layer="layout" svg:width="0.043cm" svg:height="0.08cm" svg:x="4.709cm" svg:y="3.189cm" svg:viewBox="0 0 44 81" svg:d="M0 0c3 39 19 67 44 81">
          <text:p/>
        </draw:path>
        <draw:path draw:style-name="gr11" draw:text-style-name="P1" draw:layer="layout" svg:width="0.26cm" svg:height="0.284cm" svg:x="4.752cm" svg:y="2.995cm" svg:viewBox="0 0 261 285" svg:d="M0 275c45 25 110 2 167-59 56-60 94-145 94-216">
          <text:p/>
        </draw:path>
        <draw:line draw:style-name="gr11" draw:text-style-name="P1" draw:layer="layout" svg:x1="6.769cm" svg:y1="1.737cm" svg:x2="6.733cm" svg:y2="1.716cm">
          <text:p/>
        </draw:line>
        <draw:path draw:style-name="gr11" draw:text-style-name="P1" draw:layer="layout" svg:width="0.031cm" svg:height="0.068cm" svg:x="1.68cm" svg:y="8.307cm" svg:viewBox="0 0 32 69" svg:d="M0 69c0-32 13-58 32-69">
          <text:p/>
        </draw:path>
        <draw:path draw:style-name="gr11" draw:text-style-name="P1" draw:layer="layout" svg:width="0.181cm" svg:height="0.266cm" svg:x="1.711cm" svg:y="8.3cm" svg:viewBox="0 0 182 267" svg:d="M0 7c42-24 109 15 150 87 43 72 43 150 0 173">
          <text:p/>
        </draw:path>
        <draw:path draw:style-name="gr11" draw:text-style-name="P1" draw:layer="layout" svg:width="0.181cm" svg:height="0.198cm" svg:x="1.68cm" svg:y="8.375cm" svg:viewBox="0 0 182 199" svg:d="M182 192c-30 18-75 2-115-40-41-42-67-101-67-152">
          <text:p/>
        </draw:path>
        <draw:path draw:style-name="gr11" draw:text-style-name="P1" draw:layer="layout" svg:width="0.057cm" svg:height="0.125cm" svg:x="1.592cm" svg:y="8.199cm" svg:viewBox="0 0 58 126" svg:d="M0 126c0-60 22-105 58-126">
          <text:p/>
        </draw:path>
        <draw:path draw:style-name="gr11" draw:text-style-name="P1" draw:layer="layout" svg:width="0.332cm" svg:height="0.489cm" svg:x="1.649cm" svg:y="8.186cm" svg:viewBox="0 0 333 490" svg:d="M0 13c76-44 200 27 276 158 76 132 76 275 0 319">
          <text:p/>
        </draw:path>
        <draw:path draw:style-name="gr11" draw:text-style-name="P1" draw:layer="layout" svg:width="0.332cm" svg:height="0.364cm" svg:x="1.592cm" svg:y="8.324cm" svg:viewBox="0 0 333 365" svg:d="M333 352c-56 32-140 3-213-74-73-78-120-187-120-278">
          <text:p/>
        </draw:path>
        <draw:path draw:style-name="gr11" draw:text-style-name="P1" draw:layer="layout" svg:width="0.332cm" svg:height="0.489cm" svg:x="1.684cm" svg:y="8.165cm" svg:viewBox="0 0 333 490" svg:d="M0 13c76-44 200 27 276 159 76 131 76 274 0 318">
          <text:p/>
        </draw:path>
        <draw:path draw:style-name="gr11" draw:text-style-name="P1" draw:layer="layout" svg:width="0.302cm" svg:height="0.444cm" svg:x="1.817cm" svg:y="8.119cm" svg:viewBox="0 0 303 445" svg:d="M0 11c69-39 182 25 251 146 69 119 69 248 0 288">
          <text:p/>
        </draw:path>
        <draw:path draw:style-name="gr11" draw:text-style-name="P1" draw:layer="layout" svg:width="0.03cm" svg:height="0.028cm" svg:x="1.789cm" svg:y="8.118cm" svg:viewBox="0 0 31 29" svg:d="M0 29c8-12 19-22 31-29">
          <text:p/>
        </draw:path>
        <draw:path draw:style-name="gr11" draw:text-style-name="P1" draw:layer="layout" svg:width="0.313cm" svg:height="0.461cm" svg:x="1.819cm" svg:y="8.106cm" svg:viewBox="0 0 314 462" svg:d="M0 12c72-41 188 26 261 150 71 124 71 258 0 300">
          <text:p/>
        </draw:path>
        <draw:path draw:style-name="gr11" draw:text-style-name="P1" draw:layer="layout" svg:width="0.04cm" svg:height="0.012cm" svg:x="2.039cm" svg:y="8.567cm" svg:viewBox="0 0 41 13" svg:d="M41 0c-12 7-25 12-41 13">
          <text:p/>
        </draw:path>
        <draw:path draw:style-name="gr11" draw:text-style-name="P1" draw:layer="layout" svg:width="0.313cm" svg:height="0.462cm" svg:x="1.855cm" svg:y="8.086cm" svg:viewBox="0 0 314 463" svg:d="M0 13c71-43 188 25 260 149 72 125 72 259 0 301">
          <text:p/>
        </draw:path>
        <draw:path draw:style-name="gr11" draw:text-style-name="P1" draw:layer="layout" svg:width="0.031cm" svg:height="0.069cm" svg:x="1.68cm" svg:y="5.959cm" svg:viewBox="0 0 32 70" svg:d="M0 70c0-34 13-58 32-70">
          <text:p/>
        </draw:path>
        <draw:path draw:style-name="gr11" draw:text-style-name="P1" draw:layer="layout" svg:width="0.181cm" svg:height="0.267cm" svg:x="1.711cm" svg:y="5.952cm" svg:viewBox="0 0 182 268" svg:d="M0 7c42-24 109 15 150 88 43 71 43 149 0 173">
          <text:p/>
        </draw:path>
        <draw:path draw:style-name="gr11" draw:text-style-name="P1" draw:layer="layout" svg:width="0.181cm" svg:height="0.198cm" svg:x="1.68cm" svg:y="6.028cm" svg:viewBox="0 0 182 199" svg:d="M182 192c-30 17-75 2-115-40-41-42-67-102-67-152">
          <text:p/>
        </draw:path>
        <draw:path draw:style-name="gr11" draw:text-style-name="P1" draw:layer="layout" svg:width="0.057cm" svg:height="0.126cm" svg:x="1.592cm" svg:y="5.851cm" svg:viewBox="0 0 58 127" svg:d="M0 127c0-61 22-106 58-127">
          <text:p/>
        </draw:path>
        <draw:path draw:style-name="gr11" draw:text-style-name="P1" draw:layer="layout" svg:width="0.332cm" svg:height="0.489cm" svg:x="1.649cm" svg:y="5.838cm" svg:viewBox="0 0 333 490" svg:d="M0 13c76-44 200 27 276 159s76 274 0 318">
          <text:p/>
        </draw:path>
        <draw:path draw:style-name="gr11" draw:text-style-name="P1" draw:layer="layout" svg:width="0.332cm" svg:height="0.363cm" svg:x="1.592cm" svg:y="5.977cm" svg:viewBox="0 0 333 364" svg:d="M333 351c-56 33-140 3-213-74-73-76-120-185-120-277">
          <text:p/>
        </draw:path>
        <draw:path draw:style-name="gr11" draw:text-style-name="P1" draw:layer="layout" svg:width="0.332cm" svg:height="0.489cm" svg:x="1.684cm" svg:y="5.818cm" svg:viewBox="0 0 333 490" svg:d="M0 13c76-44 200 27 276 158 76 133 76 275 0 319">
          <text:p/>
        </draw:path>
        <draw:path draw:style-name="gr11" draw:text-style-name="P1" draw:layer="layout" svg:width="0.302cm" svg:height="0.445cm" svg:x="1.817cm" svg:y="5.771cm" svg:viewBox="0 0 303 446" svg:d="M0 12c69-40 182 25 251 144 69 121 69 250 0 290">
          <text:p/>
        </draw:path>
        <draw:path draw:style-name="gr11" draw:text-style-name="P1" draw:layer="layout" svg:width="0.03cm" svg:height="0.028cm" svg:x="1.789cm" svg:y="5.771cm" svg:viewBox="0 0 31 29" svg:d="M0 29c8-12 19-23 31-29">
          <text:p/>
        </draw:path>
        <draw:path draw:style-name="gr11" draw:text-style-name="P1" draw:layer="layout" svg:width="0.313cm" svg:height="0.461cm" svg:x="1.819cm" svg:y="5.758cm" svg:viewBox="0 0 314 462" svg:d="M0 13c72-43 188 25 261 149 71 124 71 258 0 300">
          <text:p/>
        </draw:path>
        <draw:path draw:style-name="gr11" draw:text-style-name="P1" draw:layer="layout" svg:width="0.04cm" svg:height="0.013cm" svg:x="2.039cm" svg:y="6.22cm" svg:viewBox="0 0 41 14" svg:d="M41 0c-12 8-25 12-41 14">
          <text:p/>
        </draw:path>
        <draw:path draw:style-name="gr11" draw:text-style-name="P1" draw:layer="layout" svg:width="0.313cm" svg:height="0.461cm" svg:x="1.855cm" svg:y="5.738cm" svg:viewBox="0 0 314 462" svg:d="M0 12c71-41 188 27 260 151s72 258 0 299">
          <text:p/>
        </draw:path>
        <draw:path draw:style-name="gr11" draw:text-style-name="P1" draw:layer="layout" svg:width="0.016cm" svg:height="0.034cm" svg:x="1.944cm" svg:y="4.426cm" svg:viewBox="0 0 17 35" svg:d="M0 35c0-16 6-30 17-35">
          <text:p/>
        </draw:path>
        <draw:path draw:style-name="gr11" draw:text-style-name="P1" draw:layer="layout" svg:width="0.09cm" svg:height="0.134cm" svg:x="1.96cm" svg:y="4.422cm" svg:viewBox="0 0 91 135" svg:d="M0 4c20-12 54 7 75 44 21 36 21 75 0 87">
          <text:p/>
        </draw:path>
        <draw:path draw:style-name="gr11" draw:text-style-name="P1" draw:layer="layout" svg:width="0.09cm" svg:height="0.099cm" svg:x="1.944cm" svg:y="4.46cm" svg:viewBox="0 0 91 100" svg:d="M91 97c-16 8-38 0-58-21-20-20-33-51-33-76">
          <text:p/>
        </draw:path>
        <draw:path draw:style-name="gr11" draw:text-style-name="P1" draw:layer="layout" svg:width="0.182cm" svg:height="0.266cm" svg:x="2.128cm" svg:y="4.235cm" svg:viewBox="0 0 183 267" svg:d="M0 7c42-24 109 14 151 86 42 73 42 150 0 174">
          <text:p/>
        </draw:path>
        <draw:path draw:style-name="gr11" draw:text-style-name="P1" draw:layer="layout" svg:width="0.196cm" svg:height="0.29cm" svg:x="2.087cm" svg:y="4.244cm" svg:viewBox="0 0 197 291" svg:d="M0 8c45-26 117 16 162 94 46 78 46 163 0 189">
          <text:p/>
        </draw:path>
        <draw:path draw:style-name="gr11" draw:text-style-name="P1" draw:layer="layout" svg:width="0.219cm" svg:height="0.322cm" svg:x="1.954cm" svg:y="4.298cm" svg:viewBox="0 0 220 323" svg:d="M0 9c50-29 132 17 182 105 50 87 50 180 0 209">
          <text:p/>
        </draw:path>
        <draw:path draw:style-name="gr11" draw:text-style-name="P1" draw:layer="layout" svg:width="0.038cm" svg:height="0.083cm" svg:x="1.869cm" svg:y="4.334cm" svg:viewBox="0 0 39 84" svg:d="M0 84c0-40 14-70 39-84">
          <text:p/>
        </draw:path>
        <draw:path draw:style-name="gr11" draw:text-style-name="P1" draw:layer="layout" svg:width="0.218cm" svg:height="0.321cm" svg:x="1.907cm" svg:y="4.325cm" svg:viewBox="0 0 219 322" svg:d="M0 9c50-30 131 18 181 104 50 87 50 180 0 209">
          <text:p/>
        </draw:path>
        <draw:path draw:style-name="gr11" draw:text-style-name="P1" draw:layer="layout" svg:width="0.218cm" svg:height="0.238cm" svg:x="1.869cm" svg:y="4.417cm" svg:viewBox="0 0 219 239" svg:d="M219 231c-37 21-92 2-140-49s-79-123-79-182">
          <text:p/>
        </draw:path>
        <draw:path draw:style-name="gr11" draw:text-style-name="P1" draw:layer="layout" svg:width="0.015cm" svg:height="0.034cm" svg:x="1.273cm" svg:y="4.038cm" svg:viewBox="0 0 16 35" svg:d="M0 35c0-17 5-29 16-35">
          <text:p/>
        </draw:path>
        <draw:path draw:style-name="gr11" draw:text-style-name="P1" draw:layer="layout" svg:width="0.091cm" svg:height="0.134cm" svg:x="1.288cm" svg:y="4.034cm" svg:viewBox="0 0 92 135" svg:d="M0 4c22-12 55 7 76 44 21 36 21 75 0 87">
          <text:p/>
        </draw:path>
        <draw:path draw:style-name="gr11" draw:text-style-name="P1" draw:layer="layout" svg:width="0.09cm" svg:height="0.1cm" svg:x="1.273cm" svg:y="4.072cm" svg:viewBox="0 0 91 101" svg:d="M91 97c-15 9-38 1-58-20-21-21-33-52-33-77">
          <text:p/>
        </draw:path>
        <draw:path draw:style-name="gr11" draw:text-style-name="P1" draw:layer="layout" svg:width="0.181cm" svg:height="0.267cm" svg:x="1.457cm" svg:y="3.847cm" svg:viewBox="0 0 182 268" svg:d="M0 7c41-24 109 16 151 87 41 72 41 150 0 174">
          <text:p/>
        </draw:path>
        <draw:path draw:style-name="gr11" draw:text-style-name="P1" draw:layer="layout" svg:width="0.197cm" svg:height="0.289cm" svg:x="1.415cm" svg:y="3.856cm" svg:viewBox="0 0 198 290" svg:d="M0 8c45-26 119 16 164 94s45 162 0 188">
          <text:p/>
        </draw:path>
        <draw:path draw:style-name="gr11" draw:text-style-name="P1" draw:layer="layout" svg:width="0.219cm" svg:height="0.322cm" svg:x="1.282cm" svg:y="3.91cm" svg:viewBox="0 0 220 323" svg:d="M0 9c50-29 131 18 182 105 50 87 50 180 0 209">
          <text:p/>
        </draw:path>
        <draw:path draw:style-name="gr11" draw:text-style-name="P1" draw:layer="layout" svg:width="0.037cm" svg:height="0.083cm" svg:x="1.198cm" svg:y="3.946cm" svg:viewBox="0 0 38 84" svg:d="M0 84c0-39 14-70 38-84">
          <text:p/>
        </draw:path>
        <draw:path draw:style-name="gr11" draw:text-style-name="P1" draw:layer="layout" svg:width="0.218cm" svg:height="0.323cm" svg:x="1.235cm" svg:y="3.938cm" svg:viewBox="0 0 219 324" svg:d="M0 9c50-29 131 18 181 106 51 86 51 180 0 209">
          <text:p/>
        </draw:path>
        <draw:path draw:style-name="gr11" draw:text-style-name="P1" draw:layer="layout" svg:width="0.218cm" svg:height="0.239cm" svg:x="1.198cm" svg:y="4.029cm" svg:viewBox="0 0 219 240" svg:d="M219 232c-37 21-92 2-139-49-48-51-80-123-80-183">
          <text:p/>
        </draw:path>
        <draw:path draw:style-name="gr11" draw:text-style-name="P1" draw:layer="layout" svg:width="0.015cm" svg:height="0.034cm" svg:x="1.273cm" svg:y="10.159cm" svg:viewBox="0 0 16 35" svg:d="M0 35c0-17 5-29 16-35">
          <text:p/>
        </draw:path>
        <draw:path draw:style-name="gr11" draw:text-style-name="P1" draw:layer="layout" svg:width="0.091cm" svg:height="0.133cm" svg:x="1.288cm" svg:y="10.156cm" svg:viewBox="0 0 92 134" svg:d="M0 3c22-12 55 8 76 44s21 75 0 87">
          <text:p/>
        </draw:path>
        <draw:path draw:style-name="gr11" draw:text-style-name="P1" draw:layer="layout" svg:width="0.09cm" svg:height="0.1cm" svg:x="1.273cm" svg:y="10.193cm" svg:viewBox="0 0 91 101" svg:d="M91 97c-15 9-38 1-58-20-21-21-33-52-33-77">
          <text:p/>
        </draw:path>
        <draw:path draw:style-name="gr11" draw:text-style-name="P1" draw:layer="layout" svg:width="0.181cm" svg:height="0.266cm" svg:x="1.457cm" svg:y="9.968cm" svg:viewBox="0 0 182 267" svg:d="M0 7c41-25 109 15 151 87 41 71 41 149 0 173">
          <text:p/>
        </draw:path>
        <draw:path draw:style-name="gr11" draw:text-style-name="P1" draw:layer="layout" svg:width="0.197cm" svg:height="0.289cm" svg:x="1.415cm" svg:y="9.977cm" svg:viewBox="0 0 198 290" svg:d="M0 8c45-26 119 16 164 93 45 78 45 163 0 189">
          <text:p/>
        </draw:path>
        <draw:path draw:style-name="gr11" draw:text-style-name="P1" draw:layer="layout" svg:width="0.219cm" svg:height="0.322cm" svg:x="1.282cm" svg:y="10.032cm" svg:viewBox="0 0 220 323" svg:d="M0 9c50-29 131 18 182 105 50 87 50 181 0 209">
          <text:p/>
        </draw:path>
        <draw:path draw:style-name="gr11" draw:text-style-name="P1" draw:layer="layout" svg:width="0.037cm" svg:height="0.083cm" svg:x="1.198cm" svg:y="10.067cm" svg:viewBox="0 0 38 84" svg:d="M0 84c0-40 14-70 38-84">
          <text:p/>
        </draw:path>
        <draw:path draw:style-name="gr11" draw:text-style-name="P1" draw:layer="layout" svg:width="0.218cm" svg:height="0.323cm" svg:x="1.235cm" svg:y="10.059cm" svg:viewBox="0 0 219 324" svg:d="M0 9c50-29 131 18 181 106 51 86 51 180 0 209">
          <text:p/>
        </draw:path>
        <draw:path draw:style-name="gr11" draw:text-style-name="P1" draw:layer="layout" svg:width="0.218cm" svg:height="0.239cm" svg:x="1.198cm" svg:y="10.15cm" svg:viewBox="0 0 219 240" svg:d="M219 232c-37 21-92 2-139-50-48-50-80-122-80-182">
          <text:p/>
        </draw:path>
        <draw:path draw:style-name="gr11" draw:text-style-name="P1" draw:layer="layout" svg:width="0.016cm" svg:height="0.034cm" svg:x="1.944cm" svg:y="10.547cm" svg:viewBox="0 0 17 35" svg:d="M0 35c0-16 6-29 17-35">
          <text:p/>
        </draw:path>
        <draw:path draw:style-name="gr11" draw:text-style-name="P1" draw:layer="layout" svg:width="0.09cm" svg:height="0.134cm" svg:x="1.96cm" svg:y="10.543cm" svg:viewBox="0 0 91 135" svg:d="M0 4c20-12 54 7 75 44 21 36 21 75 0 87">
          <text:p/>
        </draw:path>
        <draw:path draw:style-name="gr11" draw:text-style-name="P1" draw:layer="layout" svg:width="0.09cm" svg:height="0.099cm" svg:x="1.944cm" svg:y="10.581cm" svg:viewBox="0 0 91 100" svg:d="M91 97c-16 8-38 0-58-20-20-22-33-52-33-77">
          <text:p/>
        </draw:path>
        <draw:path draw:style-name="gr11" draw:text-style-name="P1" draw:layer="layout" svg:width="0.182cm" svg:height="0.266cm" svg:x="2.128cm" svg:y="10.356cm" svg:viewBox="0 0 183 267" svg:d="M0 7c42-24 109 15 151 86 42 73 42 150 0 174">
          <text:p/>
        </draw:path>
        <draw:path draw:style-name="gr11" draw:text-style-name="P1" draw:layer="layout" svg:width="0.196cm" svg:height="0.29cm" svg:x="2.087cm" svg:y="10.365cm" svg:viewBox="0 0 197 291" svg:d="M0 8c45-26 117 16 162 94 46 79 46 163 0 189">
          <text:p/>
        </draw:path>
        <draw:path draw:style-name="gr11" draw:text-style-name="P1" draw:layer="layout" svg:width="0.219cm" svg:height="0.321cm" svg:x="1.954cm" svg:y="10.419cm" svg:viewBox="0 0 220 322" svg:d="M0 8c50-29 132 19 182 105 50 87 50 180 0 209">
          <text:p/>
        </draw:path>
        <draw:path draw:style-name="gr11" draw:text-style-name="P1" draw:layer="layout" svg:width="0.038cm" svg:height="0.083cm" svg:x="1.869cm" svg:y="10.455cm" svg:viewBox="0 0 39 84" svg:d="M0 84c0-40 14-70 39-84">
          <text:p/>
        </draw:path>
        <draw:path draw:style-name="gr11" draw:text-style-name="P1" draw:layer="layout" svg:width="0.218cm" svg:height="0.322cm" svg:x="1.907cm" svg:y="10.447cm" svg:viewBox="0 0 219 323" svg:d="M0 9c50-30 131 18 181 104 50 87 50 181 0 210">
          <text:p/>
        </draw:path>
        <draw:path draw:style-name="gr11" draw:text-style-name="P1" draw:layer="layout" svg:width="0.218cm" svg:height="0.239cm" svg:x="1.869cm" svg:y="10.538cm" svg:viewBox="0 0 219 240" svg:d="M219 231c-37 22-92 2-140-48-48-51-79-122-79-183">
          <text:p/>
        </draw:path>
        <draw:line draw:style-name="gr11" draw:text-style-name="P1" draw:layer="layout" svg:x1="1.649cm" svg:y1="8.2cm" svg:x2="1.685cm" svg:y2="8.178cm">
          <text:p/>
        </draw:line>
        <draw:line draw:style-name="gr11" draw:text-style-name="P1" draw:layer="layout" svg:x1="1.924cm" svg:y1="8.676cm" svg:x2="1.96cm" svg:y2="8.654cm">
          <text:p/>
        </draw:line>
        <draw:line draw:style-name="gr11" draw:text-style-name="P1" draw:layer="layout" svg:x1="1.754cm" svg:y1="8.168cm" svg:x2="1.818cm" svg:y2="8.13cm">
          <text:p/>
        </draw:line>
        <draw:line draw:style-name="gr11" draw:text-style-name="P1" draw:layer="layout" svg:x1="2.004cm" svg:y1="8.601cm" svg:x2="2.068cm" svg:y2="8.563cm">
          <text:p/>
        </draw:line>
        <draw:line draw:style-name="gr11" draw:text-style-name="P1" draw:layer="layout" svg:x1="1.819cm" svg:y1="8.119cm" svg:x2="1.856cm" svg:y2="8.098cm">
          <text:p/>
        </draw:line>
        <draw:line draw:style-name="gr11" draw:text-style-name="P1" draw:layer="layout" svg:x1="2.079cm" svg:y1="8.568cm" svg:x2="2.115cm" svg:y2="8.547cm">
          <text:p/>
        </draw:line>
        <draw:line draw:style-name="gr11" draw:text-style-name="P1" draw:layer="layout" svg:x1="1.649cm" svg:y1="5.852cm" svg:x2="1.685cm" svg:y2="5.831cm">
          <text:p/>
        </draw:line>
        <draw:line draw:style-name="gr11" draw:text-style-name="P1" draw:layer="layout" svg:x1="1.924cm" svg:y1="6.328cm" svg:x2="1.96cm" svg:y2="6.307cm">
          <text:p/>
        </draw:line>
        <draw:line draw:style-name="gr11" draw:text-style-name="P1" draw:layer="layout" svg:x1="1.754cm" svg:y1="5.82cm" svg:x2="1.818cm" svg:y2="5.783cm">
          <text:p/>
        </draw:line>
        <draw:line draw:style-name="gr11" draw:text-style-name="P1" draw:layer="layout" svg:x1="2.004cm" svg:y1="6.253cm" svg:x2="2.068cm" svg:y2="6.216cm">
          <text:p/>
        </draw:line>
        <draw:line draw:style-name="gr11" draw:text-style-name="P1" draw:layer="layout" svg:x1="1.819cm" svg:y1="5.772cm" svg:x2="1.856cm" svg:y2="5.75cm">
          <text:p/>
        </draw:line>
        <draw:line draw:style-name="gr11" draw:text-style-name="P1" draw:layer="layout" svg:x1="2.079cm" svg:y1="6.221cm" svg:x2="2.115cm" svg:y2="6.199cm">
          <text:p/>
        </draw:line>
        <draw:line draw:style-name="gr11" draw:text-style-name="P1" draw:layer="layout" svg:x1="2.279cm" svg:y1="4.501cm" svg:x2="2.274cm" svg:y2="4.505cm">
          <text:p/>
        </draw:line>
        <draw:line draw:style-name="gr11" draw:text-style-name="P1" draw:layer="layout" svg:x1="2.129cm" svg:y1="4.242cm" svg:x2="2.124cm" svg:y2="4.245cm">
          <text:p/>
        </draw:line>
        <draw:line draw:style-name="gr11" draw:text-style-name="P1" draw:layer="layout" svg:x1="2.25cm" svg:y1="4.533cm" svg:x2="2.165cm" svg:y2="4.582cm">
          <text:p/>
        </draw:line>
        <draw:line draw:style-name="gr11" draw:text-style-name="P1" draw:layer="layout" svg:x1="2.088cm" svg:y1="4.251cm" svg:x2="2.003cm" svg:y2="4.301cm">
          <text:p/>
        </draw:line>
        <draw:line draw:style-name="gr11" draw:text-style-name="P1" draw:layer="layout" svg:x1="2.136cm" svg:y1="4.62cm" svg:x2="2.087cm" svg:y2="4.648cm">
          <text:p/>
        </draw:line>
        <draw:line draw:style-name="gr11" draw:text-style-name="P1" draw:layer="layout" svg:x1="1.955cm" svg:y1="4.307cm" svg:x2="1.907cm" svg:y2="4.335cm">
          <text:p/>
        </draw:line>
        <draw:line draw:style-name="gr11" draw:text-style-name="P1" draw:layer="layout" svg:x1="1.608cm" svg:y1="4.114cm" svg:x2="1.603cm" svg:y2="4.117cm">
          <text:p/>
        </draw:line>
        <draw:line draw:style-name="gr11" draw:text-style-name="P1" draw:layer="layout" svg:x1="1.458cm" svg:y1="3.854cm" svg:x2="1.453cm" svg:y2="3.857cm">
          <text:p/>
        </draw:line>
        <draw:line draw:style-name="gr11" draw:text-style-name="P1" draw:layer="layout" svg:x1="1.579cm" svg:y1="4.145cm" svg:x2="1.494cm" svg:y2="4.194cm">
          <text:p/>
        </draw:line>
        <draw:line draw:style-name="gr11" draw:text-style-name="P1" draw:layer="layout" svg:x1="1.416cm" svg:y1="3.864cm" svg:x2="1.332cm" svg:y2="3.913cm">
          <text:p/>
        </draw:line>
        <draw:line draw:style-name="gr11" draw:text-style-name="P1" draw:layer="layout" svg:x1="1.464cm" svg:y1="4.232cm" svg:x2="1.416cm" svg:y2="4.261cm">
          <text:p/>
        </draw:line>
        <draw:line draw:style-name="gr11" draw:text-style-name="P1" draw:layer="layout" svg:x1="1.283cm" svg:y1="3.919cm" svg:x2="1.235cm" svg:y2="3.947cm">
          <text:p/>
        </draw:line>
        <draw:line draw:style-name="gr11" draw:text-style-name="P1" draw:layer="layout" svg:x1="1.608cm" svg:y1="10.235cm" svg:x2="1.603cm" svg:y2="10.238cm">
          <text:p/>
        </draw:line>
        <draw:line draw:style-name="gr11" draw:text-style-name="P1" draw:layer="layout" svg:x1="1.458cm" svg:y1="9.975cm" svg:x2="1.453cm" svg:y2="9.978cm">
          <text:p/>
        </draw:line>
        <draw:line draw:style-name="gr11" draw:text-style-name="P1" draw:layer="layout" svg:x1="1.579cm" svg:y1="10.266cm" svg:x2="1.494cm" svg:y2="10.315cm">
          <text:p/>
        </draw:line>
        <draw:line draw:style-name="gr11" draw:text-style-name="P1" draw:layer="layout" svg:x1="1.416cm" svg:y1="9.985cm" svg:x2="1.332cm" svg:y2="10.034cm">
          <text:p/>
        </draw:line>
        <draw:line draw:style-name="gr11" draw:text-style-name="P1" draw:layer="layout" svg:x1="1.464cm" svg:y1="10.353cm" svg:x2="1.416cm" svg:y2="10.382cm">
          <text:p/>
        </draw:line>
        <draw:line draw:style-name="gr11" draw:text-style-name="P1" draw:layer="layout" svg:x1="1.283cm" svg:y1="10.04cm" svg:x2="1.235cm" svg:y2="10.068cm">
          <text:p/>
        </draw:line>
        <draw:line draw:style-name="gr11" draw:text-style-name="P1" draw:layer="layout" svg:x1="2.279cm" svg:y1="10.622cm" svg:x2="2.274cm" svg:y2="10.627cm">
          <text:p/>
        </draw:line>
        <draw:line draw:style-name="gr11" draw:text-style-name="P1" draw:layer="layout" svg:x1="2.129cm" svg:y1="10.363cm" svg:x2="2.124cm" svg:y2="10.366cm">
          <text:p/>
        </draw:line>
        <draw:line draw:style-name="gr11" draw:text-style-name="P1" draw:layer="layout" svg:x1="2.25cm" svg:y1="10.654cm" svg:x2="2.165cm" svg:y2="10.703cm">
          <text:p/>
        </draw:line>
        <draw:line draw:style-name="gr11" draw:text-style-name="P1" draw:layer="layout" svg:x1="2.088cm" svg:y1="10.372cm" svg:x2="2.003cm" svg:y2="10.422cm">
          <text:p/>
        </draw:line>
        <draw:line draw:style-name="gr11" draw:text-style-name="P1" draw:layer="layout" svg:x1="2.136cm" svg:y1="10.741cm" svg:x2="2.087cm" svg:y2="10.769cm">
          <text:p/>
        </draw:line>
        <draw:line draw:style-name="gr11" draw:text-style-name="P1" draw:layer="layout" svg:x1="1.955cm" svg:y1="10.428cm" svg:x2="1.907cm" svg:y2="10.456cm">
          <text:p/>
        </draw:line>
        <draw:path draw:style-name="gr9" draw:text-style-name="P7" draw:layer="layout" svg:width="4.152cm" svg:height="8.788cm" svg:x="12.762cm" svg:y="1.12cm" svg:viewBox="0 0 4153 8789" svg:d="M4096 2796c76 44 76 186 0 318-76 131-199 203-275 158l-35-20c-20-11-35-30-45-55 10 25 25 44 45 55l35 20c-36-21-57-66-57-125 0-91 48-200 120-277 73-77 157-106 212-74 76 44 76 186 0 318-76 131-199 203-275 158-36-21-57-66-57-125 0-91 48-200 120-277 73-77 157-106 212-74l-35-20c-20-12-44-15-70-12l-35-20c-8-12-18-21-30-28l-35-21c-47-27-116-8-180 50v-2261-41l-35-20-495-286-35 20c-133 77-348 80-486 5-95-51-209-92-333-120-123-28-258-43-393-42s-271 17-396 47c-126 31-241 75-336 130l-1167 674-35 21v40 7020l1449 837 35 20 35-20 2192-1265v-4324l30 17c-8-20-12-44-12-71 0-73 31-160 83-232 53-72 119-121 179-130 26-3 50 0 70 12z">
          <text:p/>
        </draw:path>
        <draw:polygon draw:style-name="gr10" draw:text-style-name="P1" draw:layer="layout" svg:width="0cm" svg:height="0cm" svg:x="15.544cm" svg:y="5.986cm" svg:viewBox="0 0 0 0" draw:points="0,0">
          <text:p/>
        </draw:polygon>
        <draw:path draw:style-name="gr9" draw:text-style-name="P7" draw:layer="layout" svg:width="2.436cm" svg:height="8.284cm" svg:x="14.281cm" svg:y="1.604cm" svg:viewBox="0 0 2437 8285" svg:d="M2187 2694c-14-1-28-5-40-12-34-20-53-62-53-119 0-86 44-189 113-262 69-72 147-99 200-69l-35-21c-47-27-116-8-180 50-79 71-134 186-134 282 0 56 20 99 54 119l35 20-35-20c-34-20-54-63-54-119 0-96 55-211 134-282v-2261l-2192 1265v7020l2192-1265-2-4324-3-2c-14-1-28-5-40-12-34-20-53-62-53-119 0-86 44-189 113-262 69-72 147-99 200-69 12 7 22 16 30 28l-28-16c-50-29-126-3-192 67s-109 169-109 253c0 54 18 95 51 114l31 18z">
          <text:p/>
        </draw:path>
        <draw:polygon draw:style-name="gr10" draw:text-style-name="P1" draw:layer="layout" svg:width="0cm" svg:height="0cm" svg:x="15.544cm" svg:y="5.986cm" svg:viewBox="0 0 0 0" draw:points="0,0">
          <text:p/>
        </draw:polygon>
        <draw:polygon draw:style-name="gr9" draw:text-style-name="P7" draw:layer="layout" svg:width="1.449cm" svg:height="7.856cm" svg:x="12.762cm" svg:y="2.032cm" svg:viewBox="0 0 1450 7857" draw:points="0,7020 1450,7857 1450,837 0,0">
          <text:p/>
        </draw:polygon>
        <draw:polygon draw:style-name="gr10" draw:text-style-name="P1" draw:layer="layout" svg:width="0cm" svg:height="0cm" svg:x="15.544cm" svg:y="5.986cm" svg:viewBox="0 0 0 0" draw:points="0,0">
          <text:p/>
        </draw:polygon>
        <draw:path draw:style-name="gr9" draw:text-style-name="P7" draw:layer="layout" svg:width="3.64cm" svg:height="1.688cm" svg:x="12.797cm" svg:y="1.12cm" svg:viewBox="0 0 3641 1689" svg:d="M3641 423l-496-286-35 20c-133 77-348 80-486 5-95-51-209-92-333-120-123-28-258-43-393-42s-270 17-395 47c-126 31-241 75-336 130l-1167 674 1449 838z">
          <text:p/>
        </draw:path>
        <draw:polygon draw:style-name="gr10" draw:text-style-name="P1" draw:layer="layout" svg:width="0cm" svg:height="0cm" svg:x="15.544cm" svg:y="5.986cm" svg:viewBox="0 0 0 0" draw:points="0,0">
          <text:p/>
        </draw:polygon>
        <draw:path draw:style-name="gr9" draw:text-style-name="P7" draw:layer="layout" svg:width="1.871cm" svg:height="1.08cm" svg:x="13.664cm" svg:y="1.207cm" svg:viewBox="0 0 1872 1081" svg:d="M1872 541c0-300-419-541-936-541-516 0-936 241-936 541zM0 541c0 298 420 540 936 540 517 0 936-242 936-540z">
          <text:p/>
        </draw:path>
        <draw:polygon draw:style-name="gr10" draw:text-style-name="P1" draw:layer="layout" svg:width="0cm" svg:height="0cm" svg:x="15.544cm" svg:y="5.986cm" svg:viewBox="0 0 0 0" draw:points="0,0">
          <text:p/>
        </draw:polygon>
        <draw:path draw:style-name="gr9" draw:text-style-name="P7" draw:layer="layout" svg:width="1.789cm" svg:height="1.033cm" svg:x="13.705cm" svg:y="1.23cm" svg:viewBox="0 0 1790 1034" svg:d="M1790 518c0-287-402-518-896-518s-894 231-894 518zM0 518c0 285 400 516 894 516s896-231 896-516z">
          <text:p/>
        </draw:path>
        <draw:polygon draw:style-name="gr10" draw:text-style-name="P1" draw:layer="layout" svg:width="0cm" svg:height="0cm" svg:x="15.544cm" svg:y="5.986cm" svg:viewBox="0 0 0 0" draw:points="0,0">
          <text:p/>
        </draw:polygon>
        <draw:path draw:style-name="gr9" draw:text-style-name="P7" draw:layer="layout" svg:width="1.589cm" svg:height="0.918cm" svg:x="13.805cm" svg:y="1.288cm" svg:viewBox="0 0 1590 919" svg:d="M1590 468c0-3 0-6 0-8 0-254-357-460-796-460s-794 206-794 460c0 2 0 5 0 8 1 28 6 56 16 84 31 88 106 169 216 232 207 120 511 164 791 115 281-48 492-182 551-347 10-28 15-56 16-84z">
          <text:p/>
        </draw:path>
        <draw:polygon draw:style-name="gr10" draw:text-style-name="P1" draw:layer="layout" svg:width="0cm" svg:height="0cm" svg:x="15.544cm" svg:y="5.986cm" svg:viewBox="0 0 0 0" draw:points="0,0">
          <text:p/>
        </draw:polygon>
        <draw:path draw:style-name="gr9" draw:text-style-name="P7" draw:layer="layout" svg:width="1.557cm" svg:height="0.734cm" svg:x="13.821cm" svg:y="1.472cm" svg:viewBox="0 0 1558 735" svg:d="M0 368c31 88 106 169 216 232 207 120 511 164 792 115 280-48 491-182 550-347-76-215-401-368-780-368-377 0-703 153-778 368z">
          <text:p/>
        </draw:path>
        <draw:polygon draw:style-name="gr10" draw:text-style-name="P1" draw:layer="layout" svg:width="0cm" svg:height="0cm" svg:x="15.544cm" svg:y="5.986cm" svg:viewBox="0 0 0 0" draw:points="0,0">
          <text:p/>
        </draw:polygon>
        <draw:polygon draw:style-name="gr9" draw:text-style-name="P7" draw:layer="layout" svg:width="0.07cm" svg:height="7.019cm" svg:x="14.211cm" svg:y="2.869cm" svg:viewBox="0 0 71 7020" draw:points="71,7020 71,0 0,0 0,7020">
          <text:p/>
        </draw:polygon>
        <draw:polygon draw:style-name="gr10" draw:text-style-name="P1" draw:layer="layout" svg:width="0cm" svg:height="0cm" svg:x="15.544cm" svg:y="5.986cm" svg:viewBox="0 0 0 0" draw:points="0,0">
          <text:p/>
        </draw:polygon>
        <draw:path draw:style-name="gr9" draw:text-style-name="P7" draw:layer="layout" svg:width="0.495cm" svg:height="0.639cm" svg:x="13.223cm" svg:y="6.802cm" svg:viewBox="0 0 496 640" svg:d="M496 462c0-19-1-39-5-59-19-125-96-257-194-336-42-34-85-55-125-64-5-1-9-1-13-2-33-4-62 1-86 15-97 56-97 237 0 404 97 168 253 259 351 203 24-14 43-37 56-67 1-4 3-8 4-12 8-25 12-52 12-82z">
          <text:p/>
        </draw:path>
        <draw:polygon draw:style-name="gr10" draw:text-style-name="P1" draw:layer="layout" svg:width="0cm" svg:height="0cm" svg:x="15.544cm" svg:y="5.986cm" svg:viewBox="0 0 0 0" draw:points="0,0">
          <text:p/>
        </draw:polygon>
        <draw:path draw:style-name="gr9" draw:text-style-name="P7" draw:layer="layout" svg:width="0.495cm" svg:height="0.639cm" svg:x="13.223cm" svg:y="4.454cm" svg:viewBox="0 0 496 640" svg:d="M496 463c0-19-1-38-5-59-19-125-96-257-194-336-42-34-85-56-125-64-5-1-9-2-13-3-33-4-62 1-86 15-97 56-97 237 0 405s253 258 351 202c24-14 43-36 56-66 1-4 3-9 4-13 8-24 12-51 12-81z">
          <text:p/>
        </draw:path>
        <draw:polygon draw:style-name="gr10" draw:text-style-name="P1" draw:layer="layout" svg:width="0cm" svg:height="0cm" svg:x="15.544cm" svg:y="5.986cm" svg:viewBox="0 0 0 0" draw:points="0,0">
          <text:p/>
        </draw:polygon>
        <draw:path draw:style-name="gr9" draw:text-style-name="P7" draw:layer="layout" svg:width="0.576cm" svg:height="0.602cm" svg:x="16.338cm" svg:y="10.333cm" svg:viewBox="0 0 577 603" svg:d="M520 113c76 44 76 187 0 319-76 131-199 202-275 159l-35-21c-20-11-35-30-45-55-8-20-12-44-12-71 0-73 31-160 83-232 53-73 119-121 179-130 26-4 50 0 70 11-20-11-44-15-70-11l-35-21-28-16c-50-29-126-2-192 67-66 70-109 170-109 253 0 54 18 95 51 114l28 16c-14-1-28-5-40-12l-35-20c-35-20-55-63-55-119 0-85 45-190 115-262 68-72 147-100 200-69l35 20c12 7 22 16 30 28-8-12-18-21-30-28l-35-20c-53-31-132-3-200 69-70 72-115 177-115 262 0 56 20 99 55 119l35 20c-34-20-54-62-54-118 0-86 45-190 114-262 69-73 147-100 200-70-53-30-131-3-200 70-69 72-114 176-114 262 0 56 20 98 54 118 12 7 26 11 40 12l35 20c10 25 25 44 45 55l35 21c-36-21-57-67-57-126 0-91 48-200 120-277 73-78 157-107 212-75 76 44 76 187 0 319-76 131-199 202-275 159-36-21-57-67-57-126 0-91 48-200 120-277 73-78 157-107 212-75l-35-20z">
          <text:p/>
        </draw:path>
        <draw:polygon draw:style-name="gr10" draw:text-style-name="P1" draw:layer="layout" svg:width="0cm" svg:height="0cm" svg:x="15.544cm" svg:y="5.986cm" svg:viewBox="0 0 0 0" draw:points="0,0">
          <text:p/>
        </draw:polygon>
        <draw:path draw:style-name="gr9" draw:text-style-name="P7" draw:layer="layout" svg:width="0.576cm" svg:height="0.602cm" svg:x="17.893cm" svg:y="2.906cm" svg:viewBox="0 0 577 603" svg:d="M520 114c76 43 76 185 0 318-76 131-199 202-275 159l-36-21c-20-11-35-30-45-54-8-21-12-45-12-72 0-74 31-161 84-233s119-120 179-129c26-4 50 0 70 11-20-11-44-15-70-11l-35-21-28-16c-50-29-126-2-193 67-66 70-109 169-109 252 0 55 18 96 51 115l28 16c-15-1-28-5-40-12l-35-20c-34-20-54-64-54-120 0-85 45-188 114-261 68-72 148-100 200-69l36 20c12 7 22 16 30 28-8-12-18-21-30-28l-36-20c-52-31-132-3-200 69-69 73-114 176-114 261 0 56 20 100 54 120l35 20c-34-19-53-62-53-119 0-86 44-189 113-261 68-73 148-100 201-70-53-30-133-3-201 70-69 72-113 175-113 261 0 57 19 100 53 119 12 7 25 11 40 12l35 21c10 24 25 43 45 54l36 21c-37-21-58-67-58-126 0-92 49-201 121-278 73-76 157-106 212-73 76 43 76 185 0 318-76 131-199 202-275 159-37-21-58-67-58-126 0-92 49-201 121-278 73-76 157-106 212-73l-35-21z">
          <text:p/>
        </draw:path>
        <draw:polygon draw:style-name="gr10" draw:text-style-name="P1" draw:layer="layout" svg:width="0cm" svg:height="0cm" svg:x="15.544cm" svg:y="5.986cm" svg:viewBox="0 0 0 0" draw:points="0,0">
          <text:p/>
        </draw:polygon>
        <draw:path draw:style-name="gr9" draw:text-style-name="P7" draw:layer="layout" svg:width="0.576cm" svg:height="0.602cm" svg:x="17.893cm" svg:y="9.435cm" svg:viewBox="0 0 577 603" svg:d="M520 113c76 44 76 186 0 317-76 133-199 204-275 160l-36-21c-20-11-35-30-45-54 10 24 25 43 45 54l36 21c-37-21-58-66-58-127 0-91 49-200 121-277 73-76 157-105 212-73 76 44 76 186 0 317-76 133-199 204-275 160-37-21-58-66-58-127 0-91 49-200 121-277 73-76 157-105 212-73l-35-21c-20-11-44-15-70-11l-35-20-28-16c-50-30-126-3-193 67-66 69-109 168-109 251 0 54 18 95 51 114l28 17c-15-1-28-5-40-11l-35-22c-34-20-54-62-54-119 0-85 45-188 114-261 68-72 148-99 200-69l36 20c12 7 22 17 30 29-8-12-18-22-30-29l-36-20c-52-30-132-3-200 69-69 73-114 176-114 261 0 57 20 99 54 119l35 22c-34-21-53-64-53-120 0-86 44-189 113-261 68-73 148-100 201-70-53-30-133-3-201 70-69 72-113 175-113 261 0 56 19 99 53 120 12 6 25 10 40 11l35 21c-8-21-12-46-12-72 0-74 31-161 84-233s119-120 179-129c26-4 50 0 70 11z">
          <text:p/>
        </draw:path>
        <draw:polygon draw:style-name="gr10" draw:text-style-name="P1" draw:layer="layout" svg:width="0cm" svg:height="0cm" svg:x="15.544cm" svg:y="5.986cm" svg:viewBox="0 0 0 0" draw:points="0,0">
          <text:p/>
        </draw:polygon>
        <draw:polygon draw:style-name="gr9" draw:text-style-name="P7" draw:layer="layout" svg:width="2.226cm" svg:height="1.326cm" svg:x="14.246cm" svg:y="1.543cm" svg:viewBox="0 0 2227 1327" draw:points="35,1327 2227,61 2192,0 0,1266">
          <text:p/>
        </draw:polygon>
        <draw:polygon draw:style-name="gr10" draw:text-style-name="P1" draw:layer="layout" svg:width="0cm" svg:height="0cm" svg:x="15.544cm" svg:y="5.986cm" svg:viewBox="0 0 0 0" draw:points="0,0">
          <text:p/>
        </draw:polygon>
        <draw:path draw:style-name="gr9" draw:text-style-name="P7" draw:layer="layout" svg:width="1.567cm" svg:height="0.363cm" svg:x="13.816cm" svg:y="1.323cm" svg:viewBox="0 0 1568 364" svg:d="M1568 364c-25-87-93-168-195-233-335-175-845-175-1178 0-103 65-170 146-195 233 155-167 456-271 783-271 329 0 630 104 785 271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9.218cm" svg:viewBox="0 0 376 485" svg:d="M376 134c0-119-85-168-189-108-6 4-12 8-18 12-89 61-159 184-168 291-1 8-1 15-1 22 0 120 84 168 187 109 104-60 189-205 189-326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8.32cm" svg:viewBox="0 0 376 485" svg:d="M376 134c0-120-85-168-189-109-6 4-12 8-18 12-89 62-159 184-168 292-1 7-1 15-1 22 0 119 84 168 187 108 104-60 189-205 189-325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1.791cm" svg:viewBox="0 0 376 485" svg:d="M376 134c0-119-85-168-189-108-6 4-12 8-18 12-89 61-159 183-168 291-1 7-1 14-1 22 0 120 84 168 187 109 104-60 189-206 189-326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2.688cm" svg:viewBox="0 0 376 485" svg:d="M376 134c0-119-85-169-189-108-6 3-12 7-18 12-89 61-159 183-168 290-1 8-1 15-1 22 0 121 84 169 187 109 104-60 189-206 189-325z">
          <text:p/>
        </draw:path>
        <draw:polygon draw:style-name="gr10" draw:text-style-name="P1" draw:layer="layout" svg:width="0cm" svg:height="0cm" svg:x="15.544cm" svg:y="5.986cm" svg:viewBox="0 0 0 0" draw:points="0,0">
          <text:p/>
        </draw:polygon>
        <draw:polygon draw:style-name="gr9" draw:text-style-name="P7" draw:layer="layout" svg:width="1.484cm" svg:height="0.898cm" svg:x="12.762cm" svg:y="1.971cm" svg:viewBox="0 0 1485 899" draw:points="0,61 1450,899 1485,838 35,0">
          <text:p/>
        </draw:polygon>
        <draw:polygon draw:style-name="gr10" draw:text-style-name="P1" draw:layer="layout" svg:width="0cm" svg:height="0cm" svg:x="15.544cm" svg:y="5.986cm" svg:viewBox="0 0 0 0" draw:points="0,0">
          <text:p/>
        </draw:polygon>
        <draw:path draw:style-name="gr9" draw:text-style-name="P7" draw:layer="layout" svg:width="1.589cm" svg:height="0.422cm" svg:x="13.805cm" svg:y="1.417cm" svg:viewBox="0 0 1590 423" svg:d="M1590 339c-1-23-4-45-11-68-155-166-457-271-785-271-327 0-628 105-783 271-7 23-11 45-11 68 1 28 6 56 16 84 75-214 401-368 778-368 378 0 704 154 780 368 10-28 15-56 16-84z">
          <text:p/>
        </draw:path>
        <draw:polygon draw:style-name="gr10" draw:text-style-name="P1" draw:layer="layout" svg:width="0cm" svg:height="0cm" svg:x="15.544cm" svg:y="5.986cm" svg:viewBox="0 0 0 0" draw:points="0,0">
          <text:p/>
        </draw:polygon>
        <draw:path draw:style-name="gr9" draw:text-style-name="P7" draw:layer="layout" svg:width="0.479cm" svg:height="0.639cm" svg:x="13.223cm" svg:y="6.802cm" svg:viewBox="0 0 480 640" svg:d="M159 1c-33-4-62 1-86 15-97 56-97 237 0 404 97 168 253 259 351 203 24-14 43-37 56-67-93-12-196-98-266-218-69-120-91-252-55-337z">
          <text:p/>
        </draw:path>
        <draw:polygon draw:style-name="gr10" draw:text-style-name="P1" draw:layer="layout" svg:width="0cm" svg:height="0cm" svg:x="15.544cm" svg:y="5.986cm" svg:viewBox="0 0 0 0" draw:points="0,0">
          <text:p/>
        </draw:polygon>
        <draw:path draw:style-name="gr9" draw:text-style-name="P7" draw:layer="layout" svg:width="0.479cm" svg:height="0.639cm" svg:x="13.223cm" svg:y="4.454cm" svg:viewBox="0 0 480 640" svg:d="M159 1c-33-4-62 1-86 15-97 56-97 237 0 405s253 258 351 202c24-14 43-36 56-66-93-12-196-97-266-217-69-121-91-253-55-339z">
          <text:p/>
        </draw:path>
        <draw:polygon draw:style-name="gr10" draw:text-style-name="P1" draw:layer="layout" svg:width="0cm" svg:height="0cm" svg:x="15.544cm" svg:y="5.986cm" svg:viewBox="0 0 0 0" draw:points="0,0">
          <text:p/>
        </draw:polygon>
        <draw:path draw:style-name="gr9" draw:text-style-name="P7" draw:layer="layout" svg:width="0.303cm" svg:height="0.392cm" svg:x="14.413cm" svg:y="2.714cm" svg:viewBox="0 0 304 393" svg:d="M304 108c0-47-16-82-45-98-25-14-57-14-91 2-89 61-159 183-168 291 4 38 19 66 44 80 43 25 108 2 165-58 58-60 95-146 95-217z">
          <text:p/>
        </draw:path>
        <draw:polygon draw:style-name="gr10" draw:text-style-name="P1" draw:layer="layout" svg:width="0cm" svg:height="0cm" svg:x="15.544cm" svg:y="5.986cm" svg:viewBox="0 0 0 0" draw:points="0,0">
          <text:p/>
        </draw:polygon>
        <draw:path draw:style-name="gr9" draw:text-style-name="P7" draw:layer="layout" svg:width="0.303cm" svg:height="0.392cm" svg:x="15.968cm" svg:y="1.816cm" svg:viewBox="0 0 304 393" svg:d="M304 108c0-46-16-82-45-98-24-14-56-14-91 2-89 61-159 183-168 291 4 38 19 66 43 80 44 25 109 2 167-58 57-60 94-146 94-217z">
          <text:p/>
        </draw:path>
        <draw:polygon draw:style-name="gr10" draw:text-style-name="P1" draw:layer="layout" svg:width="0cm" svg:height="0cm" svg:x="15.544cm" svg:y="5.986cm" svg:viewBox="0 0 0 0" draw:points="0,0">
          <text:p/>
        </draw:polygon>
        <draw:path draw:style-name="gr9" draw:text-style-name="P7" draw:layer="layout" svg:width="0.303cm" svg:height="0.392cm" svg:x="14.413cm" svg:y="9.243cm" svg:viewBox="0 0 304 393" svg:d="M304 108c0-46-16-82-45-98-25-14-57-14-91 2-89 61-159 183-168 290 4 38 19 67 44 81 43 25 108 2 165-59 58-59 95-145 95-216z">
          <text:p/>
        </draw:path>
        <draw:polygon draw:style-name="gr10" draw:text-style-name="P1" draw:layer="layout" svg:width="0cm" svg:height="0cm" svg:x="15.544cm" svg:y="5.986cm" svg:viewBox="0 0 0 0" draw:points="0,0">
          <text:p/>
        </draw:polygon>
        <draw:path draw:style-name="gr9" draw:text-style-name="P7" draw:layer="layout" svg:width="0.303cm" svg:height="0.392cm" svg:x="15.968cm" svg:y="8.345cm" svg:viewBox="0 0 304 393" svg:d="M304 109c0-47-16-83-45-99-24-14-56-13-91 2-89 62-159 184-168 292 4 37 19 65 43 79 44 25 109 3 167-57 57-60 94-146 94-217z">
          <text:p/>
        </draw:path>
        <draw:polygon draw:style-name="gr10" draw:text-style-name="P1" draw:layer="layout" svg:width="0cm" svg:height="0cm" svg:x="15.544cm" svg:y="5.986cm" svg:viewBox="0 0 0 0" draw:points="0,0">
          <text:p/>
        </draw:polygon>
        <draw:path draw:style-name="gr9" draw:text-style-name="P7" draw:layer="layout" svg:width="0.343cm" svg:height="0.54cm" svg:x="13.375cm" svg:y="6.805cm" svg:viewBox="0 0 344 541" svg:d="M146 64c-43-34-86-55-126-64-39 81-19 212 50 331 70 119 173 203 262 210 8-24 12-51 12-82 0-19-1-39-5-59-53-20-109-72-147-139-39-67-56-141-46-197z">
          <text:p/>
        </draw:path>
        <draw:polygon draw:style-name="gr10" draw:text-style-name="P1" draw:layer="layout" svg:width="0cm" svg:height="0cm" svg:x="15.544cm" svg:y="5.986cm" svg:viewBox="0 0 0 0" draw:points="0,0">
          <text:p/>
        </draw:polygon>
        <draw:path draw:style-name="gr9" draw:text-style-name="P7" draw:layer="layout" svg:width="0.343cm" svg:height="0.539cm" svg:x="13.375cm" svg:y="4.458cm" svg:viewBox="0 0 344 540" svg:d="M146 64c-43-34-86-56-126-64-39 80-19 212 50 331 70 119 173 202 262 209 8-24 12-51 12-81 0-19-1-38-5-59-53-19-109-71-147-138-39-67-56-142-46-198z">
          <text:p/>
        </draw:path>
        <draw:polygon draw:style-name="gr10" draw:text-style-name="P1" draw:layer="layout" svg:width="0cm" svg:height="0cm" svg:x="15.544cm" svg:y="5.986cm" svg:viewBox="0 0 0 0" draw:points="0,0">
          <text:p/>
        </draw:polygon>
        <draw:path draw:style-name="gr9" draw:text-style-name="P7" draw:layer="layout" svg:width="0.364cm" svg:height="0.481cm" svg:x="16.388cm" svg:y="10.366cm" svg:viewBox="0 0 365 482" svg:d="M114 482c-8-20-12-44-12-72 0-73 31-160 84-232s119-120 179-129l-35-21-28-16c-50-29-126-2-193 67-66 70-109 169-109 252 0 54 18 95 51 115l28 16z">
          <text:p/>
        </draw:path>
        <draw:polygon draw:style-name="gr10" draw:text-style-name="P1" draw:layer="layout" svg:width="0cm" svg:height="0cm" svg:x="15.544cm" svg:y="5.986cm" svg:viewBox="0 0 0 0" draw:points="0,0">
          <text:p/>
        </draw:polygon>
        <draw:path draw:style-name="gr9" draw:text-style-name="P7" draw:layer="layout" svg:width="0.364cm" svg:height="0.481cm" svg:x="17.943cm" svg:y="9.468cm" svg:viewBox="0 0 365 482" svg:d="M115 482c-8-21-12-45-12-71 0-75 31-162 83-234 53-72 119-120 179-129l-35-20-28-16c-50-30-126-3-192 67-67 69-110 168-110 251 0 55 18 96 51 115l29 16z">
          <text:p/>
        </draw:path>
        <draw:polygon draw:style-name="gr10" draw:text-style-name="P1" draw:layer="layout" svg:width="0cm" svg:height="0cm" svg:x="15.544cm" svg:y="5.986cm" svg:viewBox="0 0 0 0" draw:points="0,0">
          <text:p/>
        </draw:polygon>
        <draw:path draw:style-name="gr9" draw:text-style-name="P7" draw:layer="layout" svg:width="0.364cm" svg:height="0.481cm" svg:x="16.388cm" svg:y="3.837cm" svg:viewBox="0 0 365 482" svg:d="M114 482c-8-20-12-44-12-71 0-73 31-160 84-233 53-72 119-121 179-130l-35-20-28-16c-50-29-126-3-193 67-66 70-109 170-109 253 0 54 18 95 51 114l31 18z">
          <text:p/>
        </draw:path>
        <draw:polygon draw:style-name="gr10" draw:text-style-name="P1" draw:layer="layout" svg:width="0cm" svg:height="0cm" svg:x="15.544cm" svg:y="5.986cm" svg:viewBox="0 0 0 0" draw:points="0,0">
          <text:p/>
        </draw:polygon>
        <draw:path draw:style-name="gr9" draw:text-style-name="P7" draw:layer="layout" svg:width="0.364cm" svg:height="0.482cm" svg:x="17.943cm" svg:y="2.939cm" svg:viewBox="0 0 365 483" svg:d="M115 483c-8-21-12-45-12-72 0-73 31-160 83-233 53-72 119-120 179-129l-35-21-28-16c-50-29-126-2-192 67-67 70-110 170-110 253 0 54 18 95 51 114l29 16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9.055cm" svg:viewBox="0 0 249 320" svg:d="M249 232c0-8-1-15-2-23-8-66-50-138-103-180-6-4-13-9-19-12-68-40-125-8-125 72 0 79 57 175 125 214 68 40 124 8 124-71z">
          <text:p/>
        </draw:path>
        <draw:polygon draw:style-name="gr10" draw:text-style-name="P1" draw:layer="layout" svg:width="0cm" svg:height="0cm" svg:x="15.544cm" svg:y="5.986cm" svg:viewBox="0 0 0 0" draw:points="0,0">
          <text:p/>
        </draw:polygon>
        <draw:path draw:style-name="gr9" draw:text-style-name="P7" draw:layer="layout" svg:width="0.247cm" svg:height="0.32cm" svg:x="13.027cm" svg:y="2.546cm" svg:viewBox="0 0 248 321" svg:d="M248 232c0-7 0-15-1-23-9-67-50-139-104-179-7-5-13-9-20-13-68-40-123-8-123 71 0 80 55 176 123 216 70 39 125 7 125-72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2.934cm" svg:viewBox="0 0 249 320" svg:d="M249 232c0-8-1-15-2-23-8-66-50-139-103-180-6-4-13-9-19-12-68-40-125-8-125 71 0 80 57 176 125 215 68 40 124 8 124-71z">
          <text:p/>
        </draw:path>
        <draw:polygon draw:style-name="gr10" draw:text-style-name="P1" draw:layer="layout" svg:width="0cm" svg:height="0cm" svg:x="15.544cm" svg:y="5.986cm" svg:viewBox="0 0 0 0" draw:points="0,0">
          <text:p/>
        </draw:polygon>
        <draw:path draw:style-name="gr9" draw:text-style-name="P7" draw:layer="layout" svg:width="0.247cm" svg:height="0.319cm" svg:x="13.027cm" svg:y="8.667cm" svg:viewBox="0 0 248 320" svg:d="M248 232c0-7 0-15-1-23-9-66-50-139-104-179-7-5-13-9-20-13-68-39-123-7-123 71 0 80 55 176 123 216 70 39 125 7 125-72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9.218cm" svg:viewBox="0 0 376 485" svg:d="M1 329c4 38 19 66 44 80 43 25 108 2 165-58 57-59 94-145 94-217 0-46-16-82-45-98-24-14-56-14-90 2 6-4 12-8 18-12 104-60 189-11 189 108 0 121-85 266-189 326-103 59-187 11-187-109 0-7 0-14 1-22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8.32cm" svg:viewBox="0 0 376 485" svg:d="M1 329c4 37 19 65 43 79 44 25 109 3 166-57s95-146 95-217c0-47-17-83-46-99-24-14-56-13-90 2 6-4 12-8 18-12 104-59 189-11 189 109s-85 265-189 325c-103 60-187 11-187-108 0-7 0-15 1-22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1.791cm" svg:viewBox="0 0 376 485" svg:d="M1 329c4 37 19 66 43 80 44 25 109 2 166-58s95-146 95-217c0-46-17-82-46-98-24-14-56-14-90 2 6-4 12-8 18-12 104-60 189-11 189 108 0 120-85 266-189 326-103 59-187 11-187-109 0-8 0-15 1-22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2.688cm" svg:viewBox="0 0 376 485" svg:d="M1 328c4 38 19 66 44 80 43 25 108 2 165-58s94-145 94-216c0-47-16-82-45-98-24-14-56-14-90 2 6-5 12-9 18-12 104-61 189-11 189 108s-85 265-189 325c-103 60-187 12-187-109 0-7 0-14 1-22z">
          <text:p/>
        </draw:path>
        <draw:polygon draw:style-name="gr10" draw:text-style-name="P1" draw:layer="layout" svg:width="0cm" svg:height="0cm" svg:x="15.544cm" svg:y="5.986cm" svg:viewBox="0 0 0 0" draw:points="0,0">
          <text:p/>
        </draw:polygon>
        <draw:path draw:style-name="gr9" draw:text-style-name="P7" draw:layer="layout" svg:width="0.212cm" svg:height="0.273cm" svg:x="16.614cm" svg:y="4.018cm" svg:viewBox="0 0 213 274" svg:d="M182 7c41 23 41 101 0 173-42 72-109 111-150 87-21-11-32-36-32-69 0-50 26-109 66-151s85-58 116-40z">
          <text:p/>
        </draw:path>
        <draw:polygon draw:style-name="gr10" draw:text-style-name="P1" draw:layer="layout" svg:width="0cm" svg:height="0cm" svg:x="15.544cm" svg:y="5.986cm" svg:viewBox="0 0 0 0" draw:points="0,0">
          <text:p/>
        </draw:polygon>
        <draw:path draw:style-name="gr9" draw:text-style-name="P7" draw:layer="layout" svg:width="0.212cm" svg:height="0.273cm" svg:x="16.614cm" svg:y="10.547cm" svg:viewBox="0 0 213 274" svg:d="M182 7c41 24 41 101 0 173-42 73-109 111-150 87-21-11-32-37-32-69 0-50 26-109 66-151s85-58 116-40z">
          <text:p/>
        </draw:path>
        <draw:polygon draw:style-name="gr10" draw:text-style-name="P1" draw:layer="layout" svg:width="0cm" svg:height="0cm" svg:x="15.544cm" svg:y="5.986cm" svg:viewBox="0 0 0 0" draw:points="0,0">
          <text:p/>
        </draw:polygon>
        <draw:path draw:style-name="gr9" draw:text-style-name="P7" draw:layer="layout" svg:width="0.212cm" svg:height="0.273cm" svg:x="18.169cm" svg:y="3.12cm" svg:viewBox="0 0 213 274" svg:d="M182 7c41 25 41 102 0 174-43 72-110 110-151 86-20-11-31-36-31-68 0-50 26-109 65-151 40-43 85-59 117-41z">
          <text:p/>
        </draw:path>
        <draw:polygon draw:style-name="gr10" draw:text-style-name="P1" draw:layer="layout" svg:width="0cm" svg:height="0cm" svg:x="15.544cm" svg:y="5.986cm" svg:viewBox="0 0 0 0" draw:points="0,0">
          <text:p/>
        </draw:polygon>
        <draw:path draw:style-name="gr9" draw:text-style-name="P7" draw:layer="layout" svg:width="0.212cm" svg:height="0.274cm" svg:x="18.169cm" svg:y="9.649cm" svg:viewBox="0 0 213 275" svg:d="M182 7c41 24 41 102 0 174-43 72-110 111-151 87-20-12-31-37-31-69 0-50 26-109 65-151 40-43 85-59 117-41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2.934cm" svg:viewBox="0 0 249 320" svg:d="M144 29c-6-4-13-9-19-12-68-40-125-8-125 71 0 80 57 176 125 215 68 40 124 8 124-71 0-8-1-15-2-23-3 18-12 32-24 39-35 20-91-12-125-72-35-60-35-125 0-145 12-8 28-8 46-2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9.055cm" svg:viewBox="0 0 249 320" svg:d="M144 29c-6-4-13-9-19-12-68-40-125-8-125 72 0 79 57 175 125 214 68 40 124 8 124-71 0-8-1-15-2-23-3 18-12 32-24 39-35 20-91-12-125-72-35-60-35-124 0-145 12-7 28-8 46-2z">
          <text:p/>
        </draw:path>
        <draw:polygon draw:style-name="gr10" draw:text-style-name="P1" draw:layer="layout" svg:width="0cm" svg:height="0cm" svg:x="15.544cm" svg:y="5.986cm" svg:viewBox="0 0 0 0" draw:points="0,0">
          <text:p/>
        </draw:polygon>
        <draw:path draw:style-name="gr9" draw:text-style-name="P7" draw:layer="layout" svg:width="0.247cm" svg:height="0.319cm" svg:x="13.027cm" svg:y="8.667cm" svg:viewBox="0 0 248 320" svg:d="M143 30c-7-5-13-9-20-13-68-39-123-7-123 71 0 80 55 176 123 216 70 39 125 7 125-72 0-7 0-15-1-23-4 19-12 32-25 40-35 20-91-13-126-73-34-59-34-125 0-145 13-7 29-8 47-1z">
          <text:p/>
        </draw:path>
        <draw:polygon draw:style-name="gr10" draw:text-style-name="P1" draw:layer="layout" svg:width="0cm" svg:height="0cm" svg:x="15.544cm" svg:y="5.986cm" svg:viewBox="0 0 0 0" draw:points="0,0">
          <text:p/>
        </draw:polygon>
        <draw:path draw:style-name="gr9" draw:text-style-name="P7" draw:layer="layout" svg:width="0.247cm" svg:height="0.32cm" svg:x="13.027cm" svg:y="2.546cm" svg:viewBox="0 0 248 321" svg:d="M143 30c-7-5-13-9-20-13-68-40-123-8-123 71 0 80 55 176 123 216 70 39 125 7 125-72 0-7 0-15-1-23-4 18-12 32-25 40-35 19-91-13-126-73-34-60-34-125 0-145 13-7 29-8 47-1z">
          <text:p/>
        </draw:path>
        <draw:polygon draw:style-name="gr10" draw:text-style-name="P1" draw:layer="layout" svg:width="0cm" svg:height="0cm" svg:x="15.544cm" svg:y="5.986cm" svg:viewBox="0 0 0 0" draw:points="0,0">
          <text:p/>
        </draw:polygon>
        <draw:path draw:style-name="gr9" draw:text-style-name="P7" draw:layer="layout" svg:width="0.176cm" svg:height="0.228cm" svg:x="13.097cm" svg:y="2.571cm" svg:viewBox="0 0 177 229" svg:d="M152 224c13-8 21-22 25-40-9-66-50-139-104-179-18-7-34-6-47 1-35 20-35 86 0 145 35 60 92 92 126 73z">
          <text:p/>
        </draw:path>
        <draw:polygon draw:style-name="gr10" draw:text-style-name="P1" draw:layer="layout" svg:width="0cm" svg:height="0cm" svg:x="15.544cm" svg:y="5.986cm" svg:viewBox="0 0 0 0" draw:points="0,0">
          <text:p/>
        </draw:polygon>
        <draw:path draw:style-name="gr9" draw:text-style-name="P7" draw:layer="layout" svg:width="0.175cm" svg:height="0.228cm" svg:x="13.769cm" svg:y="9.08cm" svg:viewBox="0 0 176 229" svg:d="M152 223c12-7 21-21 24-39-8-67-51-139-104-180-18-6-34-5-46 2-35 20-35 84 0 144 34 61 90 93 126 73z">
          <text:p/>
        </draw:path>
        <draw:polygon draw:style-name="gr10" draw:text-style-name="P1" draw:layer="layout" svg:width="0cm" svg:height="0cm" svg:x="15.544cm" svg:y="5.986cm" svg:viewBox="0 0 0 0" draw:points="0,0">
          <text:p/>
        </draw:polygon>
        <draw:path draw:style-name="gr9" draw:text-style-name="P7" draw:layer="layout" svg:width="0.175cm" svg:height="0.228cm" svg:x="13.769cm" svg:y="2.959cm" svg:viewBox="0 0 176 229" svg:d="M152 223c12-7 21-21 24-39-8-67-51-139-104-180-18-6-34-6-46 2-35 20-35 84 0 145 34 60 90 92 126 72z">
          <text:p/>
        </draw:path>
        <draw:polygon draw:style-name="gr10" draw:text-style-name="P1" draw:layer="layout" svg:width="0cm" svg:height="0cm" svg:x="15.544cm" svg:y="5.986cm" svg:viewBox="0 0 0 0" draw:points="0,0">
          <text:p/>
        </draw:polygon>
        <draw:path draw:style-name="gr9" draw:text-style-name="P7" draw:layer="layout" svg:width="0.176cm" svg:height="0.229cm" svg:x="13.097cm" svg:y="8.692cm" svg:viewBox="0 0 177 230" svg:d="M152 224c13-8 21-21 25-40-9-66-50-139-104-179-18-7-34-6-47 1-35 20-35 86 0 145 35 60 92 93 126 73z">
          <text:p/>
        </draw:path>
        <draw:polygon draw:style-name="gr10" draw:text-style-name="P1" draw:layer="layout" svg:width="0cm" svg:height="0cm" svg:x="15.544cm" svg:y="5.986cm" svg:viewBox="0 0 0 0" draw:points="0,0">
          <text:p/>
        </draw:polygon>
        <draw:path draw:style-name="gr9" draw:text-style-name="P7" draw:layer="layout" svg:width="0.196cm" svg:height="0.336cm" svg:x="13.516cm" svg:y="6.869cm" svg:viewBox="0 0 197 337" svg:d="M3 0c-10 56 7 130 46 197 38 67 95 119 148 140-19-126-97-258-194-337z">
          <text:p/>
        </draw:path>
        <draw:polygon draw:style-name="gr10" draw:text-style-name="P1" draw:layer="layout" svg:width="0cm" svg:height="0cm" svg:x="15.544cm" svg:y="5.986cm" svg:viewBox="0 0 0 0" draw:points="0,0">
          <text:p/>
        </draw:polygon>
        <draw:path draw:style-name="gr9" draw:text-style-name="P7" draw:layer="layout" svg:width="0.196cm" svg:height="0.335cm" svg:x="13.516cm" svg:y="4.522cm" svg:viewBox="0 0 197 336" svg:d="M3 0c-10 57 7 131 46 198 38 67 95 119 148 138-19-124-97-256-194-336z">
          <text:p/>
        </draw:path>
        <draw:polygon draw:style-name="gr10" draw:text-style-name="P1" draw:layer="layout" svg:width="0cm" svg:height="0cm" svg:x="15.544cm" svg:y="5.986cm" svg:viewBox="0 0 0 0" draw:points="0,0">
          <text:p/>
        </draw:polygon>
        <draw:path draw:style-name="gr9" draw:text-style-name="P7" draw:layer="layout" svg:width="1.177cm" svg:height="0.152cm" svg:x="14.011cm" svg:y="1.304cm" svg:viewBox="0 0 1178 153" svg:d="M1178 153c-9-6-18-11-27-16-310-183-814-183-1125 0-9 5-18 10-26 16 333-177 844-177 1178 0z">
          <text:p/>
        </draw:path>
        <draw:polygon draw:style-name="gr10" draw:text-style-name="P1" draw:layer="layout" svg:width="0cm" svg:height="0cm" svg:x="15.544cm" svg:y="5.986cm" svg:viewBox="0 0 0 0" draw:points="0,0">
          <text:p/>
        </draw:polygon>
        <draw:path draw:style-name="gr9" draw:text-style-name="P7" draw:layer="layout" svg:width="0.341cm" svg:height="0.555cm" svg:x="13.364cm" svg:y="4.455cm" svg:viewBox="0 0 342 556" svg:d="M30 3c-5-1-9-2-13-3-36 86-14 218 55 339 71 120 174 205 266 217 1-4 3-9 4-13-89-7-192-90-262-209-69-120-89-251-50-331z">
          <text:p/>
        </draw:path>
        <draw:polygon draw:style-name="gr10" draw:text-style-name="P1" draw:layer="layout" svg:width="0cm" svg:height="0cm" svg:x="15.544cm" svg:y="5.986cm" svg:viewBox="0 0 0 0" draw:points="0,0">
          <text:p/>
        </draw:polygon>
        <draw:path draw:style-name="gr9" draw:text-style-name="P7" draw:layer="layout" svg:width="0.341cm" svg:height="0.554cm" svg:x="13.364cm" svg:y="6.803cm" svg:viewBox="0 0 342 555" svg:d="M30 2c-5-1-9-1-13-2-36 85-14 218 55 338 71 120 174 205 266 217 1-4 3-8 4-12-89-7-192-90-262-209-69-119-89-251-50-332z">
          <text:p/>
        </draw:path>
        <draw:polygon draw:style-name="gr10" draw:text-style-name="P1" draw:layer="layout" svg:width="0cm" svg:height="0cm" svg:x="15.544cm" svg:y="5.986cm" svg:viewBox="0 0 0 0" draw:points="0,0">
          <text:p/>
        </draw:polygon>
        <draw:polygon draw:style-name="gr9" draw:text-style-name="P7" draw:layer="layout" svg:width="0.07cm" svg:height="0.061cm" svg:x="14.211cm" svg:y="2.808cm" svg:viewBox="0 0 71 62" draw:points="0,62 71,62 36,0">
          <text:p/>
        </draw:polygon>
        <draw:polygon draw:style-name="gr10" draw:text-style-name="P1" draw:layer="layout" svg:width="0cm" svg:height="0cm" svg:x="15.544cm" svg:y="5.986cm" svg:viewBox="0 0 0 0" draw:points="0,0">
          <text:p/>
        </draw:polygon>
        <draw:polygon draw:style-name="gr9" draw:text-style-name="P7" draw:layer="layout" svg:width="0.07cm" svg:height="0.02cm" svg:x="14.211cm" svg:y="9.888cm" svg:viewBox="0 0 71 21" draw:points="36,21 71,0 0,0">
          <text:p/>
        </draw:polygon>
        <draw:polygon draw:style-name="gr10" draw:text-style-name="P1" draw:layer="layout" svg:width="0cm" svg:height="0cm" svg:x="15.544cm" svg:y="5.986cm" svg:viewBox="0 0 0 0" draw:points="0,0">
          <text:p/>
        </draw:polygon>
        <draw:polygon draw:style-name="gr9" draw:text-style-name="P7" draw:layer="layout" svg:width="0.035cm" svg:height="0.061cm" svg:x="16.437cm" svg:y="1.543cm" svg:viewBox="0 0 36 62" draw:points="36,62 36,21 0,0">
          <text:p/>
        </draw:polygon>
        <draw:polygon draw:style-name="gr10" draw:text-style-name="P1" draw:layer="layout" svg:width="0cm" svg:height="0cm" svg:x="15.544cm" svg:y="5.986cm" svg:viewBox="0 0 0 0" draw:points="0,0">
          <text:p/>
        </draw:polygon>
        <draw:polygon draw:style-name="gr9" draw:text-style-name="P7" draw:layer="layout" svg:width="0.035cm" svg:height="0.061cm" svg:x="12.762cm" svg:y="1.971cm" svg:viewBox="0 0 36 62" draw:points="0,22 0,62 36,0">
          <text:p/>
        </draw:polygon>
        <draw:polygon draw:style-name="gr10" draw:text-style-name="P1" draw:layer="layout" svg:width="0cm" svg:height="0cm" svg:x="15.544cm" svg:y="5.986cm" svg:viewBox="0 0 0 0" draw:points="0,0">
          <text:p/>
        </draw:polygon>
        <draw:path draw:style-name="gr11" draw:text-style-name="P1" draw:layer="layout" svg:width="1.557cm" svg:height="0.367cm" svg:x="13.821cm" svg:y="1.472cm" svg:viewBox="0 0 1558 368" svg:d="M0 368c75-215 401-368 778-368 379 0 704 153 780 368">
          <text:p/>
        </draw:path>
        <draw:path draw:style-name="gr11" draw:text-style-name="P1" draw:layer="layout" svg:width="0.196cm" svg:height="0.336cm" svg:x="13.516cm" svg:y="6.869cm" svg:viewBox="0 0 197 337" svg:d="M3 0c-10 56 7 130 46 197 38 67 95 119 148 140">
          <text:p/>
        </draw:path>
        <draw:path draw:style-name="gr11" draw:text-style-name="P1" draw:layer="layout" svg:width="0.196cm" svg:height="0.335cm" svg:x="13.516cm" svg:y="4.522cm" svg:viewBox="0 0 197 336" svg:d="M3 0c-10 57 7 131 46 198 38 67 95 119 148 138">
          <text:p/>
        </draw:path>
        <draw:path draw:style-name="gr11" draw:text-style-name="P1" draw:layer="layout" svg:width="1.567cm" svg:height="0.27cm" svg:x="13.816cm" svg:y="1.417cm" svg:viewBox="0 0 1568 271" svg:d="M1568 271c-155-166-456-271-785-271-327 0-628 105-783 271">
          <text:p/>
        </draw:path>
        <draw:path draw:style-name="gr11" draw:text-style-name="P1" draw:layer="layout" svg:width="0.331cm" svg:height="0.54cm" svg:x="13.375cm" svg:y="6.805cm" svg:viewBox="0 0 332 541" svg:d="M20 0c-40 81-19 212 50 331s172 203 262 210">
          <text:p/>
        </draw:path>
        <draw:path draw:style-name="gr11" draw:text-style-name="P1" draw:layer="layout" svg:width="0.331cm" svg:height="0.539cm" svg:x="13.375cm" svg:y="4.458cm" svg:viewBox="0 0 332 540" svg:d="M20 0c-40 80-19 212 50 331s172 202 262 209">
          <text:p/>
        </draw:path>
        <draw:path draw:style-name="gr11" draw:text-style-name="P1" draw:layer="layout" svg:width="0.337cm" svg:height="0.554cm" svg:x="13.364cm" svg:y="6.803cm" svg:viewBox="0 0 338 555" svg:d="M17 0c-36 85-14 218 55 338 70 120 174 205 266 217">
          <text:p/>
        </draw:path>
        <draw:path draw:style-name="gr11" draw:text-style-name="P1" draw:layer="layout" svg:width="0.337cm" svg:height="0.555cm" svg:x="13.364cm" svg:y="4.455cm" svg:viewBox="0 0 338 556" svg:d="M17 0c-36 86-14 218 55 339 70 120 174 205 266 217">
          <text:p/>
        </draw:path>
        <draw:path draw:style-name="gr11" draw:text-style-name="P1" draw:layer="layout" svg:width="1.177cm" svg:height="0.131cm" svg:x="14.011cm" svg:y="1.323cm" svg:viewBox="0 0 1178 132" svg:d="M1178 132c-334-176-845-176-1178 0">
          <text:p/>
        </draw:path>
        <draw:path draw:style-name="gr11" draw:text-style-name="P1" draw:layer="layout" svg:width="0.422cm" svg:height="0.462cm" svg:x="13.295cm" svg:y="6.802cm" svg:viewBox="0 0 423 463" svg:d="M423 463c0-117-61-256-153-353-93-98-199-135-270-94">
          <text:p/>
        </draw:path>
        <draw:path draw:style-name="gr11" draw:text-style-name="P1" draw:layer="layout" svg:width="0.423cm" svg:height="0.623cm" svg:x="13.223cm" svg:y="6.818cm" svg:viewBox="0 0 424 624" svg:d="M74 0c-99 56-99 237 0 405 97 167 253 258 350 202">
          <text:p/>
        </draw:path>
        <draw:path draw:style-name="gr11" draw:text-style-name="P1" draw:layer="layout" svg:width="0.072cm" svg:height="0.16cm" svg:x="13.645cm" svg:y="7.264cm" svg:viewBox="0 0 73 161" svg:d="M0 161c46-27 73-84 73-161">
          <text:p/>
        </draw:path>
        <draw:path draw:style-name="gr11" draw:text-style-name="P1" draw:layer="layout" svg:width="0.422cm" svg:height="0.462cm" svg:x="13.295cm" svg:y="4.454cm" svg:viewBox="0 0 423 463" svg:d="M423 463c0-116-61-255-153-353-93-97-199-134-270-94">
          <text:p/>
        </draw:path>
        <draw:path draw:style-name="gr11" draw:text-style-name="P1" draw:layer="layout" svg:width="0.423cm" svg:height="0.623cm" svg:x="13.223cm" svg:y="4.47cm" svg:viewBox="0 0 424 624" svg:d="M74 0c-99 56-99 238 0 405 97 168 253 258 350 202">
          <text:p/>
        </draw:path>
        <draw:path draw:style-name="gr11" draw:text-style-name="P1" draw:layer="layout" svg:width="0.072cm" svg:height="0.16cm" svg:x="13.645cm" svg:y="4.916cm" svg:viewBox="0 0 73 161" svg:d="M0 161c46-26 73-85 73-161">
          <text:p/>
        </draw:path>
        <draw:path draw:style-name="gr11" draw:text-style-name="P1" draw:layer="layout" svg:width="0.233cm" svg:height="0.316cm" svg:x="15.161cm" svg:y="1.439cm" svg:viewBox="0 0 234 317" svg:d="M234 317c-4-120-87-233-234-317">
          <text:p/>
        </draw:path>
        <draw:path draw:style-name="gr11" draw:text-style-name="P1" draw:layer="layout" svg:width="1.125cm" svg:height="0.136cm" svg:x="14.037cm" svg:y="1.304cm" svg:viewBox="0 0 1126 137" svg:d="M1126 137c-311-183-814-183-1126 0">
          <text:p/>
        </draw:path>
        <draw:path draw:style-name="gr11" draw:text-style-name="P1" draw:layer="layout" svg:width="0.232cm" svg:height="0.316cm" svg:x="13.805cm" svg:y="1.439cm" svg:viewBox="0 0 233 317" svg:d="M233 0c-146 84-230 197-233 317">
          <text:p/>
        </draw:path>
        <draw:line draw:style-name="gr11" draw:text-style-name="P1" draw:layer="layout" svg:x1="14.211cm" svg:y1="9.888cm" svg:x2="14.211cm" svg:y2="2.869cm">
          <text:p/>
        </draw:line>
        <draw:line draw:style-name="gr11" draw:text-style-name="P1" draw:layer="layout" svg:x1="12.762cm" svg:y1="9.051cm" svg:x2="14.212cm" svg:y2="9.889cm">
          <text:p/>
        </draw:line>
        <draw:line draw:style-name="gr11" draw:text-style-name="P1" draw:layer="layout" svg:x1="12.762cm" svg:y1="2.032cm" svg:x2="14.212cm" svg:y2="2.87cm">
          <text:p/>
        </draw:line>
        <draw:line draw:style-name="gr11" draw:text-style-name="P1" draw:layer="layout" svg:x1="12.762cm" svg:y1="9.051cm" svg:x2="12.762cm" svg:y2="2.032cm">
          <text:p/>
        </draw:line>
        <draw:path draw:style-name="gr11" draw:text-style-name="P1" draw:layer="layout" svg:width="0.124cm" svg:height="0.214cm" svg:x="13.15cm" svg:y="8.684cm" svg:viewBox="0 0 125 215" svg:d="M125 215c0-80-56-176-125-215">
          <text:p/>
        </draw:path>
        <draw:path draw:style-name="gr11" draw:text-style-name="P1" draw:layer="layout" svg:width="0.247cm" svg:height="0.319cm" svg:x="13.027cm" svg:y="8.667cm" svg:viewBox="0 0 248 320" svg:d="M123 17c-68-39-123-7-123 71 0 80 55 176 123 216 70 39 125 7 125-72">
          <text:p/>
        </draw:path>
        <draw:path draw:style-name="gr11" draw:text-style-name="P1" draw:layer="layout" svg:width="0.124cm" svg:height="0.214cm" svg:x="13.822cm" svg:y="9.072cm" svg:viewBox="0 0 125 215" svg:d="M125 215c0-79-56-175-125-215">
          <text:p/>
        </draw:path>
        <draw:path draw:style-name="gr11" draw:text-style-name="P1" draw:layer="layout" svg:width="0.248cm" svg:height="0.319cm" svg:x="13.698cm" svg:y="9.055cm" svg:viewBox="0 0 249 320" svg:d="M125 17c-68-40-125-8-125 72 0 79 57 175 125 214 68 40 124 8 124-71">
          <text:p/>
        </draw:path>
        <draw:path draw:style-name="gr11" draw:text-style-name="P1" draw:layer="layout" svg:width="0.124cm" svg:height="0.214cm" svg:x="13.822cm" svg:y="2.951cm" svg:viewBox="0 0 125 215" svg:d="M125 215c0-80-56-176-125-215">
          <text:p/>
        </draw:path>
        <draw:path draw:style-name="gr11" draw:text-style-name="P1" draw:layer="layout" svg:width="0.248cm" svg:height="0.319cm" svg:x="13.698cm" svg:y="2.934cm" svg:viewBox="0 0 249 320" svg:d="M125 17c-68-40-125-8-125 71 0 80 57 176 125 215 68 40 124 8 124-71">
          <text:p/>
        </draw:path>
        <draw:path draw:style-name="gr11" draw:text-style-name="P1" draw:layer="layout" svg:width="0.124cm" svg:height="0.214cm" svg:x="13.15cm" svg:y="2.563cm" svg:viewBox="0 0 125 215" svg:d="M125 215c0-79-56-176-125-215">
          <text:p/>
        </draw:path>
        <draw:path draw:style-name="gr11" draw:text-style-name="P1" draw:layer="layout" svg:width="0.247cm" svg:height="0.32cm" svg:x="13.027cm" svg:y="2.546cm" svg:viewBox="0 0 248 321" svg:d="M123 17c-68-40-123-8-123 71 0 80 55 176 123 216 70 39 125 7 125-72">
          <text:p/>
        </draw:path>
        <draw:path draw:style-name="gr11" draw:text-style-name="P1" draw:layer="layout" svg:width="1.357cm" svg:height="0.459cm" svg:x="14.037cm" svg:y="1.747cm" svg:viewBox="0 0 1358 460" svg:d="M0 325c229 131 570 171 867 100s491-240 491-425">
          <text:p/>
        </draw:path>
        <draw:path draw:style-name="gr11" draw:text-style-name="P1" draw:layer="layout" svg:width="1.589cm" svg:height="0.459cm" svg:x="13.805cm" svg:y="1.288cm" svg:viewBox="0 0 1590 460" svg:d="M1590 460c0-255-357-460-796-460s-794 205-794 460">
          <text:p/>
        </draw:path>
        <draw:path draw:style-name="gr11" draw:text-style-name="P1" draw:layer="layout" svg:width="0.232cm" svg:height="0.324cm" svg:x="13.805cm" svg:y="1.747cm" svg:viewBox="0 0 233 325" svg:d="M0 0c0 122 83 239 233 325">
          <text:p/>
        </draw:path>
        <draw:line draw:style-name="gr11" draw:text-style-name="P1" draw:layer="layout" svg:x1="14.281cm" svg:y1="9.888cm" svg:x2="14.211cm" svg:y2="9.888cm">
          <text:p/>
        </draw:line>
        <draw:line draw:style-name="gr11" draw:text-style-name="P1" draw:layer="layout" svg:x1="14.211cm" svg:y1="2.869cm" svg:x2="14.281cm" svg:y2="2.869cm">
          <text:p/>
        </draw:line>
        <draw:line draw:style-name="gr11" draw:text-style-name="P1" draw:layer="layout" svg:x1="14.281cm" svg:y1="9.888cm" svg:x2="14.281cm" svg:y2="2.869cm">
          <text:p/>
        </draw:line>
        <draw:line draw:style-name="gr11" draw:text-style-name="P1" draw:layer="layout" svg:x1="14.247cm" svg:y1="9.909cm" svg:x2="14.211cm" svg:y2="9.888cm">
          <text:p/>
        </draw:line>
        <draw:line draw:style-name="gr11" draw:text-style-name="P1" draw:layer="layout" svg:x1="12.762cm" svg:y1="2.033cm" svg:x2="12.798cm" svg:y2="1.971cm">
          <text:p/>
        </draw:line>
        <draw:line draw:style-name="gr11" draw:text-style-name="P1" draw:layer="layout" svg:x1="14.211cm" svg:y1="2.87cm" svg:x2="14.247cm" svg:y2="2.808cm">
          <text:p/>
        </draw:line>
        <draw:line draw:style-name="gr11" draw:text-style-name="P1" draw:layer="layout" svg:x1="12.797cm" svg:y1="1.971cm" svg:x2="14.247cm" svg:y2="2.809cm">
          <text:p/>
        </draw:line>
        <draw:line draw:style-name="gr11" draw:text-style-name="P1" draw:layer="layout" svg:x1="12.762cm" svg:y1="1.992cm" svg:x2="12.762cm" svg:y2="2.032cm">
          <text:p/>
        </draw:line>
        <draw:path draw:style-name="gr11" draw:text-style-name="P1" draw:layer="layout" svg:width="0.047cm" svg:height="0.006cm" svg:x="13.123cm" svg:y="8.692cm" svg:viewBox="0 0 48 7" svg:d="M48 5c-18-8-34-7-48 2">
          <text:p/>
        </draw:path>
        <draw:path draw:style-name="gr11" draw:text-style-name="P1" draw:layer="layout" svg:width="0.151cm" svg:height="0.223cm" svg:x="13.097cm" svg:y="8.698cm" svg:viewBox="0 0 152 224" svg:d="M26 0c-35 20-35 86 0 145 36 60 92 93 126 73">
          <text:p/>
        </draw:path>
        <draw:path draw:style-name="gr11" draw:text-style-name="P1" draw:layer="layout" svg:width="0.025cm" svg:height="0.04cm" svg:x="13.248cm" svg:y="8.875cm" svg:viewBox="0 0 26 41" svg:d="M0 41c14-9 22-22 26-41">
          <text:p/>
        </draw:path>
        <draw:path draw:style-name="gr11" draw:text-style-name="P1" draw:layer="layout" svg:width="0.046cm" svg:height="0.006cm" svg:x="13.795cm" svg:y="9.08cm" svg:viewBox="0 0 47 7" svg:d="M47 5c-18-7-35-6-47 2">
          <text:p/>
        </draw:path>
        <draw:path draw:style-name="gr11" draw:text-style-name="P1" draw:layer="layout" svg:width="0.151cm" svg:height="0.222cm" svg:x="13.769cm" svg:y="9.086cm" svg:viewBox="0 0 152 223" svg:d="M26 0c-35 20-35 84 0 145 34 60 91 92 126 72">
          <text:p/>
        </draw:path>
        <draw:path draw:style-name="gr11" draw:text-style-name="P1" draw:layer="layout" svg:width="0.024cm" svg:height="0.039cm" svg:x="13.92cm" svg:y="9.263cm" svg:viewBox="0 0 25 40" svg:d="M0 40c13-8 22-22 25-40">
          <text:p/>
        </draw:path>
        <draw:path draw:style-name="gr11" draw:text-style-name="P1" draw:layer="layout" svg:width="0.046cm" svg:height="0.007cm" svg:x="13.795cm" svg:y="2.959cm" svg:viewBox="0 0 47 8" svg:d="M47 6c-18-8-35-8-47 2">
          <text:p/>
        </draw:path>
        <draw:path draw:style-name="gr11" draw:text-style-name="P1" draw:layer="layout" svg:width="0.151cm" svg:height="0.222cm" svg:x="13.769cm" svg:y="2.965cm" svg:viewBox="0 0 152 223" svg:d="M26 0c-35 20-35 85 0 145 34 60 91 92 126 72">
          <text:p/>
        </draw:path>
        <draw:path draw:style-name="gr11" draw:text-style-name="P1" draw:layer="layout" svg:width="0.024cm" svg:height="0.039cm" svg:x="13.92cm" svg:y="3.142cm" svg:viewBox="0 0 25 40" svg:d="M0 40c13-8 22-22 25-40">
          <text:p/>
        </draw:path>
        <draw:path draw:style-name="gr11" draw:text-style-name="P1" draw:layer="layout" svg:width="0.047cm" svg:height="0.006cm" svg:x="13.123cm" svg:y="2.571cm" svg:viewBox="0 0 48 7" svg:d="M48 6c-18-8-34-7-48 1">
          <text:p/>
        </draw:path>
        <draw:path draw:style-name="gr11" draw:text-style-name="P1" draw:layer="layout" svg:width="0.151cm" svg:height="0.222cm" svg:x="13.097cm" svg:y="2.577cm" svg:viewBox="0 0 152 223" svg:d="M26 0c-35 20-35 85 0 144 36 61 92 93 126 74">
          <text:p/>
        </draw:path>
        <draw:path draw:style-name="gr11" draw:text-style-name="P1" draw:layer="layout" svg:width="0.025cm" svg:height="0.04cm" svg:x="13.248cm" svg:y="2.754cm" svg:viewBox="0 0 26 41" svg:d="M0 41c14-9 22-23 26-41">
          <text:p/>
        </draw:path>
        <draw:path draw:style-name="gr11" draw:text-style-name="P1" draw:layer="layout" svg:width="1.789cm" svg:height="1.033cm" svg:x="13.705cm" svg:y="1.23cm" svg:viewBox="0 0 1790 1034" svg:d="M1790 518c0-287-402-518-896-518s-894 231-894 518M0 518c0 285 400 516 894 516s896-231 896-516">
          <text:p/>
        </draw:path>
        <draw:line draw:style-name="gr11" draw:text-style-name="P1" draw:layer="layout" svg:x1="14.246cm" svg:y1="9.909cm" svg:x2="14.282cm" svg:y2="9.888cm">
          <text:p/>
        </draw:line>
        <draw:line draw:style-name="gr11" draw:text-style-name="P1" draw:layer="layout" svg:x1="14.282cm" svg:y1="2.87cm" svg:x2="14.246cm" svg:y2="2.808cm">
          <text:p/>
        </draw:line>
        <draw:line draw:style-name="gr11" draw:text-style-name="P1" draw:layer="layout" svg:x1="16.472cm" svg:y1="8.623cm" svg:x2="16.472cm" svg:y2="4.3cm">
          <text:p/>
        </draw:line>
        <draw:line draw:style-name="gr11" draw:text-style-name="P1" draw:layer="layout" svg:x1="16.472cm" svg:y1="3.865cm" svg:x2="16.472cm" svg:y2="1.604cm">
          <text:p/>
        </draw:line>
        <draw:line draw:style-name="gr11" draw:text-style-name="P1" draw:layer="layout" svg:x1="14.281cm" svg:y1="9.889cm" svg:x2="16.473cm" svg:y2="8.623cm">
          <text:p/>
        </draw:line>
        <draw:line draw:style-name="gr11" draw:text-style-name="P1" draw:layer="layout" svg:x1="14.281cm" svg:y1="2.87cm" svg:x2="16.473cm" svg:y2="1.604cm">
          <text:p/>
        </draw:line>
        <draw:path draw:style-name="gr11" draw:text-style-name="P1" draw:layer="layout" svg:width="0.188cm" svg:height="0.133cm" svg:x="16.154cm" svg:y="1.791cm" svg:viewBox="0 0 189 134" svg:d="M189 134c0-119-84-169-189-108">
          <text:p/>
        </draw:path>
        <draw:path draw:style-name="gr11" draw:text-style-name="P1" draw:layer="layout" svg:width="0.187cm" svg:height="0.325cm" svg:x="15.967cm" svg:y="1.816cm" svg:viewBox="0 0 188 326" svg:d="M188 0c-103 60-188 205-188 326">
          <text:p/>
        </draw:path>
        <draw:path draw:style-name="gr11" draw:text-style-name="P1" draw:layer="layout" svg:width="0.375cm" svg:height="0.35cm" svg:x="15.967cm" svg:y="1.924cm" svg:viewBox="0 0 376 351" svg:d="M0 217c0 119 84 168 187 108 104-60 189-205 189-325">
          <text:p/>
        </draw:path>
        <draw:path draw:style-name="gr11" draw:text-style-name="P1" draw:layer="layout" svg:width="0.188cm" svg:height="0.134cm" svg:x="16.154cm" svg:y="8.32cm" svg:viewBox="0 0 189 135" svg:d="M189 135c0-120-84-169-189-109">
          <text:p/>
        </draw:path>
        <draw:path draw:style-name="gr11" draw:text-style-name="P1" draw:layer="layout" svg:width="0.187cm" svg:height="0.325cm" svg:x="15.967cm" svg:y="8.345cm" svg:viewBox="0 0 188 326" svg:d="M188 0c-103 60-188 205-188 326">
          <text:p/>
        </draw:path>
        <draw:path draw:style-name="gr11" draw:text-style-name="P1" draw:layer="layout" svg:width="0.375cm" svg:height="0.351cm" svg:x="15.967cm" svg:y="8.453cm" svg:viewBox="0 0 376 352" svg:d="M0 218c0 119 84 168 187 108 104-60 189-205 189-326">
          <text:p/>
        </draw:path>
        <draw:path draw:style-name="gr11" draw:text-style-name="P1" draw:layer="layout" svg:width="0.188cm" svg:height="0.134cm" svg:x="14.599cm" svg:y="9.218cm" svg:viewBox="0 0 189 135" svg:d="M189 135c0-120-84-169-189-109">
          <text:p/>
        </draw:path>
        <draw:path draw:style-name="gr11" draw:text-style-name="P1" draw:layer="layout" svg:width="0.187cm" svg:height="0.324cm" svg:x="14.412cm" svg:y="9.243cm" svg:viewBox="0 0 188 325" svg:d="M188 0c-103 60-188 205-188 325">
          <text:p/>
        </draw:path>
        <draw:path draw:style-name="gr11" draw:text-style-name="P1" draw:layer="layout" svg:width="0.375cm" svg:height="0.35cm" svg:x="14.412cm" svg:y="9.351cm" svg:viewBox="0 0 376 351" svg:d="M0 216c0 121 84 169 187 110 104-60 189-206 189-326">
          <text:p/>
        </draw:path>
        <draw:path draw:style-name="gr11" draw:text-style-name="P1" draw:layer="layout" svg:width="0.188cm" svg:height="0.134cm" svg:x="14.599cm" svg:y="2.688cm" svg:viewBox="0 0 189 135" svg:d="M189 135c0-120-84-169-189-109">
          <text:p/>
        </draw:path>
        <draw:path draw:style-name="gr11" draw:text-style-name="P1" draw:layer="layout" svg:width="0.187cm" svg:height="0.324cm" svg:x="14.412cm" svg:y="2.714cm" svg:viewBox="0 0 188 325" svg:d="M188 0c-103 61-188 206-188 325">
          <text:p/>
        </draw:path>
        <draw:path draw:style-name="gr11" draw:text-style-name="P1" draw:layer="layout" svg:width="0.375cm" svg:height="0.35cm" svg:x="14.412cm" svg:y="2.822cm" svg:viewBox="0 0 376 351" svg:d="M0 217c0 120 84 168 187 108 104-59 189-206 189-325">
          <text:p/>
        </draw:path>
        <draw:line draw:style-name="gr11" draw:text-style-name="P1" draw:layer="layout" svg:x1="12.762cm" svg:y1="1.993cm" svg:x2="12.798cm" svg:y2="1.971cm">
          <text:p/>
        </draw:line>
        <draw:line draw:style-name="gr11" draw:text-style-name="P1" draw:layer="layout" svg:x1="16.438cm" svg:y1="1.544cm" svg:x2="15.942cm" svg:y2="1.257cm">
          <text:p/>
        </draw:line>
        <draw:line draw:style-name="gr11" draw:text-style-name="P1" draw:layer="layout" svg:x1="14.246cm" svg:y1="2.809cm" svg:x2="16.438cm" svg:y2="1.543cm">
          <text:p/>
        </draw:line>
        <draw:line draw:style-name="gr11" draw:text-style-name="P1" draw:layer="layout" svg:x1="15.943cm" svg:y1="1.257cm" svg:x2="15.907cm" svg:y2="1.278cm">
          <text:p/>
        </draw:line>
        <draw:path draw:style-name="gr11" draw:text-style-name="P1" draw:layer="layout" svg:width="0.486cm" svg:height="0.059cm" svg:x="15.421cm" svg:y="1.277cm" svg:viewBox="0 0 487 60" svg:d="M487 0c-133 78-349 81-487 5">
          <text:p/>
        </draw:path>
        <draw:line draw:style-name="gr11" draw:text-style-name="P1" draw:layer="layout" svg:x1="13.965cm" svg:y1="1.297cm" svg:x2="12.797cm" svg:y2="1.972cm">
          <text:p/>
        </draw:line>
        <draw:path draw:style-name="gr11" draw:text-style-name="P1" draw:layer="layout" svg:width="1.457cm" svg:height="0.177cm" svg:x="13.964cm" svg:y="1.12cm" svg:viewBox="0 0 1458 178" svg:d="M1458 163c-95-51-210-92-334-120-123-29-258-44-393-43s-270 17-395 48c-126 31-241 75-336 130">
          <text:p/>
        </draw:path>
        <draw:path draw:style-name="gr11" draw:text-style-name="P1" draw:layer="layout" svg:width="1.871cm" svg:height="1.08cm" svg:x="13.664cm" svg:y="1.207cm" svg:viewBox="0 0 1872 1081" svg:d="M1872 541c0-300-419-541-936-541-516 0-936 241-936 541M0 541c0 298 420 540 936 540 517 0 936-242 936-540">
          <text:p/>
        </draw:path>
        <draw:line draw:style-name="gr11" draw:text-style-name="P1" draw:layer="layout" svg:x1="16.473cm" svg:y1="1.605cm" svg:x2="16.437cm" svg:y2="1.543cm">
          <text:p/>
        </draw:line>
        <draw:line draw:style-name="gr11" draw:text-style-name="P1" draw:layer="layout" svg:x1="16.472cm" svg:y1="1.604cm" svg:x2="16.472cm" svg:y2="1.563cm">
          <text:p/>
        </draw:line>
        <draw:path draw:style-name="gr11" draw:text-style-name="P1" draw:layer="layout" svg:width="0.045cm" svg:height="0.098cm" svg:x="16.226cm" svg:y="1.826cm" svg:viewBox="0 0 46 99" svg:d="M46 99c0-47-17-83-46-99">
          <text:p/>
        </draw:path>
        <draw:path draw:style-name="gr11" draw:text-style-name="P1" draw:layer="layout" svg:width="0.09cm" svg:height="0.012cm" svg:x="16.136cm" svg:y="1.816cm" svg:viewBox="0 0 91 13" svg:d="M91 11c-24-15-56-15-91 2">
          <text:p/>
        </draw:path>
        <draw:path draw:style-name="gr11" draw:text-style-name="P1" draw:layer="layout" svg:width="0.043cm" svg:height="0.079cm" svg:x="15.968cm" svg:y="2.119cm" svg:viewBox="0 0 44 80" svg:d="M0 0c4 37 20 66 44 80">
          <text:p/>
        </draw:path>
        <draw:path draw:style-name="gr11" draw:text-style-name="P1" draw:layer="layout" svg:width="0.26cm" svg:height="0.284cm" svg:x="16.011cm" svg:y="1.924cm" svg:viewBox="0 0 261 285" svg:d="M0 275c44 25 109 2 166-57 58-61 95-147 95-218">
          <text:p/>
        </draw:path>
        <draw:path draw:style-name="gr11" draw:text-style-name="P1" draw:layer="layout" svg:width="0.045cm" svg:height="0.098cm" svg:x="16.226cm" svg:y="8.355cm" svg:viewBox="0 0 46 99" svg:d="M46 99c0-46-17-83-46-99">
          <text:p/>
        </draw:path>
        <draw:path draw:style-name="gr11" draw:text-style-name="P1" draw:layer="layout" svg:width="0.09cm" svg:height="0.012cm" svg:x="16.136cm" svg:y="8.345cm" svg:viewBox="0 0 91 13" svg:d="M91 11c-24-15-56-14-91 2">
          <text:p/>
        </draw:path>
        <draw:path draw:style-name="gr11" draw:text-style-name="P1" draw:layer="layout" svg:width="0.043cm" svg:height="0.079cm" svg:x="15.968cm" svg:y="8.648cm" svg:viewBox="0 0 44 80" svg:d="M0 0c4 38 20 66 44 80">
          <text:p/>
        </draw:path>
        <draw:path draw:style-name="gr11" draw:text-style-name="P1" draw:layer="layout" svg:width="0.26cm" svg:height="0.284cm" svg:x="16.011cm" svg:y="8.453cm" svg:viewBox="0 0 261 285" svg:d="M0 275c44 25 109 3 166-57 58-61 95-147 95-218">
          <text:p/>
        </draw:path>
        <draw:path draw:style-name="gr11" draw:text-style-name="P1" draw:layer="layout" svg:width="0.045cm" svg:height="0.098cm" svg:x="14.671cm" svg:y="9.253cm" svg:viewBox="0 0 46 99" svg:d="M46 99c0-46-16-82-46-99">
          <text:p/>
        </draw:path>
        <draw:path draw:style-name="gr11" draw:text-style-name="P1" draw:layer="layout" svg:width="0.09cm" svg:height="0.012cm" svg:x="14.581cm" svg:y="9.243cm" svg:viewBox="0 0 91 13" svg:d="M91 11c-24-15-57-15-91 2">
          <text:p/>
        </draw:path>
        <draw:path draw:style-name="gr11" draw:text-style-name="P1" draw:layer="layout" svg:width="0.044cm" svg:height="0.08cm" svg:x="14.413cm" svg:y="9.545cm" svg:viewBox="0 0 45 81" svg:d="M0 0c4 38 20 67 45 81">
          <text:p/>
        </draw:path>
        <draw:path draw:style-name="gr11" draw:text-style-name="P1" draw:layer="layout" svg:width="0.259cm" svg:height="0.284cm" svg:x="14.457cm" svg:y="9.351cm" svg:viewBox="0 0 260 285" svg:d="M0 275c43 25 108 2 165-58 58-59 95-146 95-217">
          <text:p/>
        </draw:path>
        <draw:path draw:style-name="gr11" draw:text-style-name="P1" draw:layer="layout" svg:width="0.045cm" svg:height="0.098cm" svg:x="14.671cm" svg:y="2.724cm" svg:viewBox="0 0 46 99" svg:d="M46 99c0-48-16-83-46-99">
          <text:p/>
        </draw:path>
        <draw:path draw:style-name="gr11" draw:text-style-name="P1" draw:layer="layout" svg:width="0.09cm" svg:height="0.012cm" svg:x="14.581cm" svg:y="2.714cm" svg:viewBox="0 0 91 13" svg:d="M91 11c-24-15-57-15-91 2">
          <text:p/>
        </draw:path>
        <draw:path draw:style-name="gr11" draw:text-style-name="P1" draw:layer="layout" svg:width="0.044cm" svg:height="0.08cm" svg:x="14.413cm" svg:y="3.016cm" svg:viewBox="0 0 45 81" svg:d="M0 0c4 39 20 67 45 81">
          <text:p/>
        </draw:path>
        <draw:path draw:style-name="gr11" draw:text-style-name="P1" draw:layer="layout" svg:width="0.259cm" svg:height="0.284cm" svg:x="14.457cm" svg:y="2.822cm" svg:viewBox="0 0 260 285" svg:d="M0 275c43 25 108 2 165-58 58-60 95-146 95-217">
          <text:p/>
        </draw:path>
        <draw:line draw:style-name="gr11" draw:text-style-name="P1" draw:layer="layout" svg:x1="16.473cm" svg:y1="1.564cm" svg:x2="16.437cm" svg:y2="1.543cm">
          <text:p/>
        </draw:line>
        <draw:path draw:style-name="gr11" draw:text-style-name="P1" draw:layer="layout" svg:width="0.181cm" svg:height="0.198cm" svg:x="18.169cm" svg:y="9.649cm" svg:viewBox="0 0 182 199" svg:d="M0 199c0-51 26-110 65-152 41-42 86-58 117-40">
          <text:p/>
        </draw:path>
        <draw:path draw:style-name="gr11" draw:text-style-name="P1" draw:layer="layout" svg:width="0.181cm" svg:height="0.267cm" svg:x="18.2cm" svg:y="9.656cm" svg:viewBox="0 0 182 268" svg:d="M151 0c41 24 41 102 0 174-42 72-110 111-151 87">
          <text:p/>
        </draw:path>
        <draw:path draw:style-name="gr11" draw:text-style-name="P1" draw:layer="layout" svg:width="0.031cm" svg:height="0.069cm" svg:x="18.169cm" svg:y="9.847cm" svg:viewBox="0 0 32 70" svg:d="M32 70c-21-12-32-38-32-70">
          <text:p/>
        </draw:path>
        <draw:path draw:style-name="gr11" draw:text-style-name="P1" draw:layer="layout" svg:width="0.332cm" svg:height="0.363cm" svg:x="18.08cm" svg:y="9.535cm" svg:viewBox="0 0 333 364" svg:d="M0 364c0-91 48-200 120-277 73-77 157-106 213-74">
          <text:p/>
        </draw:path>
        <draw:path draw:style-name="gr11" draw:text-style-name="P1" draw:layer="layout" svg:width="0.332cm" svg:height="0.488cm" svg:x="18.137cm" svg:y="9.548cm" svg:viewBox="0 0 333 489" svg:d="M276 0c76 44 76 186 0 317-77 132-200 204-276 159">
          <text:p/>
        </draw:path>
        <draw:path draw:style-name="gr11" draw:text-style-name="P1" draw:layer="layout" svg:width="0.057cm" svg:height="0.126cm" svg:x="18.08cm" svg:y="9.898cm" svg:viewBox="0 0 58 127" svg:d="M58 127c-37-21-58-66-58-127">
          <text:p/>
        </draw:path>
        <draw:path draw:style-name="gr11" draw:text-style-name="P1" draw:layer="layout" svg:width="0.332cm" svg:height="0.364cm" svg:x="18.045cm" svg:y="9.514cm" svg:viewBox="0 0 333 365" svg:d="M0 365c0-91 47-200 120-278 73-77 156-106 213-74">
          <text:p/>
        </draw:path>
        <draw:path draw:style-name="gr11" draw:text-style-name="P1" draw:layer="layout" svg:width="0.057cm" svg:height="0.125cm" svg:x="18.045cm" svg:y="9.878cm" svg:viewBox="0 0 58 126" svg:d="M58 126c-37-21-58-67-58-126">
          <text:p/>
        </draw:path>
        <draw:path draw:style-name="gr11" draw:text-style-name="P1" draw:layer="layout" svg:width="0.301cm" svg:height="0.33cm" svg:x="17.943cm" svg:y="9.468cm" svg:viewBox="0 0 302 331" svg:d="M0 331c0-84 43-183 109-252 66-70 142-97 193-67">
          <text:p/>
        </draw:path>
        <draw:path draw:style-name="gr11" draw:text-style-name="P1" draw:layer="layout" svg:width="0.051cm" svg:height="0.114cm" svg:x="17.943cm" svg:y="9.798cm" svg:viewBox="0 0 52 115" svg:d="M52 115c-34-19-52-61-52-115">
          <text:p/>
        </draw:path>
        <draw:path draw:style-name="gr11" draw:text-style-name="P1" draw:layer="layout" svg:width="0.313cm" svg:height="0.343cm" svg:x="17.929cm" svg:y="9.455cm" svg:viewBox="0 0 314 344" svg:d="M0 344c0-87 44-190 114-262 68-73 147-100 200-70">
          <text:p/>
        </draw:path>
        <draw:path draw:style-name="gr11" draw:text-style-name="P1" draw:layer="layout" svg:width="0.03cm" svg:height="0.029cm" svg:x="18.242cm" svg:y="9.467cm" svg:viewBox="0 0 31 30" svg:d="M0 0c12 7 23 18 31 30">
          <text:p/>
        </draw:path>
        <draw:path draw:style-name="gr11" draw:text-style-name="P1" draw:layer="layout" svg:width="0.04cm" svg:height="0.011cm" svg:x="17.982cm" svg:y="9.917cm" svg:viewBox="0 0 41 12" svg:d="M41 12c-15-2-29-6-41-12">
          <text:p/>
        </draw:path>
        <draw:path draw:style-name="gr11" draw:text-style-name="P1" draw:layer="layout" svg:width="0.053cm" svg:height="0.119cm" svg:x="17.929cm" svg:y="9.798cm" svg:viewBox="0 0 54 120" svg:d="M54 120c-34-20-54-63-54-120">
          <text:p/>
        </draw:path>
        <draw:path draw:style-name="gr11" draw:text-style-name="P1" draw:layer="layout" svg:width="0.313cm" svg:height="0.342cm" svg:x="17.893cm" svg:y="9.435cm" svg:viewBox="0 0 314 343" svg:d="M0 343c0-86 45-189 115-262 68-72 147-99 199-69">
          <text:p/>
        </draw:path>
        <draw:path draw:style-name="gr11" draw:text-style-name="P1" draw:layer="layout" svg:width="0.054cm" svg:height="0.119cm" svg:x="17.893cm" svg:y="9.777cm" svg:viewBox="0 0 55 120" svg:d="M55 120c-35-20-55-63-55-120">
          <text:p/>
        </draw:path>
        <draw:path draw:style-name="gr11" draw:text-style-name="P1" draw:layer="layout" svg:width="0.181cm" svg:height="0.198cm" svg:x="16.614cm" svg:y="4.018cm" svg:viewBox="0 0 182 199" svg:d="M0 199c0-50 26-109 66-151 40-43 85-59 116-41">
          <text:p/>
        </draw:path>
        <draw:path draw:style-name="gr11" draw:text-style-name="P1" draw:layer="layout" svg:width="0.182cm" svg:height="0.266cm" svg:x="16.645cm" svg:y="4.025cm" svg:viewBox="0 0 183 267" svg:d="M151 0c42 23 42 102 0 174-42 71-109 110-151 86">
          <text:p/>
        </draw:path>
        <draw:path draw:style-name="gr11" draw:text-style-name="P1" draw:layer="layout" svg:width="0.031cm" svg:height="0.068cm" svg:x="16.614cm" svg:y="4.216cm" svg:viewBox="0 0 32 69" svg:d="M32 69c-21-11-32-37-32-69">
          <text:p/>
        </draw:path>
        <draw:path draw:style-name="gr11" draw:text-style-name="P1" draw:layer="layout" svg:width="0.332cm" svg:height="0.364cm" svg:x="16.525cm" svg:y="3.903cm" svg:viewBox="0 0 333 365" svg:d="M0 365c0-91 48-201 120-278 74-77 158-106 213-74">
          <text:p/>
        </draw:path>
        <draw:path draw:style-name="gr11" draw:text-style-name="P1" draw:layer="layout" svg:width="0.332cm" svg:height="0.489cm" svg:x="16.582cm" svg:y="3.916cm" svg:viewBox="0 0 333 490" svg:d="M276 0c76 44 76 186 0 319-76 131-200 202-276 158">
          <text:p/>
        </draw:path>
        <draw:path draw:style-name="gr11" draw:text-style-name="P1" draw:layer="layout" svg:width="0.057cm" svg:height="0.125cm" svg:x="16.525cm" svg:y="4.267cm" svg:viewBox="0 0 58 126" svg:d="M58 126c-37-21-58-66-58-126">
          <text:p/>
        </draw:path>
        <draw:path draw:style-name="gr11" draw:text-style-name="P1" draw:layer="layout" svg:width="0.332cm" svg:height="0.363cm" svg:x="16.49cm" svg:y="3.883cm" svg:viewBox="0 0 333 364" svg:d="M0 364c0-92 47-201 120-277 73-77 157-106 213-74">
          <text:p/>
        </draw:path>
        <draw:path draw:style-name="gr11" draw:text-style-name="P1" draw:layer="layout" svg:width="0.057cm" svg:height="0.126cm" svg:x="16.49cm" svg:y="4.246cm" svg:viewBox="0 0 58 127" svg:d="M58 127c-36-21-58-67-58-127">
          <text:p/>
        </draw:path>
        <draw:path draw:style-name="gr11" draw:text-style-name="P1" draw:layer="layout" svg:width="0.301cm" svg:height="0.331cm" svg:x="16.388cm" svg:y="3.837cm" svg:viewBox="0 0 302 332" svg:d="M0 332c0-84 44-183 110-253s142-96 192-67">
          <text:p/>
        </draw:path>
        <draw:path draw:style-name="gr11" draw:text-style-name="P1" draw:layer="layout" svg:width="0.051cm" svg:height="0.114cm" svg:x="16.388cm" svg:y="4.167cm" svg:viewBox="0 0 52 115" svg:d="M52 115c-33-20-52-61-52-115">
          <text:p/>
        </draw:path>
        <draw:path draw:style-name="gr11" draw:text-style-name="P1" draw:layer="layout" svg:width="0.313cm" svg:height="0.342cm" svg:x="16.374cm" svg:y="3.824cm" svg:viewBox="0 0 314 343" svg:d="M0 343c0-85 44-188 114-262 69-72 147-99 200-69">
          <text:p/>
        </draw:path>
        <draw:path draw:style-name="gr11" draw:text-style-name="P1" draw:layer="layout" svg:width="0.03cm" svg:height="0.028cm" svg:x="16.687cm" svg:y="3.836cm" svg:viewBox="0 0 31 29" svg:d="M0 0c13 7 23 17 31 29">
          <text:p/>
        </draw:path>
        <draw:path draw:style-name="gr11" draw:text-style-name="P1" draw:layer="layout" svg:width="0.04cm" svg:height="0.012cm" svg:x="16.427cm" svg:y="4.285cm" svg:viewBox="0 0 41 13" svg:d="M41 13c-14-1-28-6-41-13">
          <text:p/>
        </draw:path>
        <draw:path draw:style-name="gr11" draw:text-style-name="P1" draw:layer="layout" svg:width="0.053cm" svg:height="0.119cm" svg:x="16.374cm" svg:y="4.166cm" svg:viewBox="0 0 54 120" svg:d="M54 120c-35-20-54-62-54-120">
          <text:p/>
        </draw:path>
        <draw:path draw:style-name="gr11" draw:text-style-name="P1" draw:layer="layout" svg:width="0.314cm" svg:height="0.343cm" svg:x="16.338cm" svg:y="3.803cm" svg:viewBox="0 0 315 344" svg:d="M0 344c0-86 45-189 115-262 68-72 147-100 200-70">
          <text:p/>
        </draw:path>
        <draw:path draw:style-name="gr11" draw:text-style-name="P1" draw:layer="layout" svg:width="0.054cm" svg:height="0.119cm" svg:x="16.338cm" svg:y="4.146cm" svg:viewBox="0 0 55 120" svg:d="M55 120c-34-20-55-63-55-120">
          <text:p/>
        </draw:path>
        <draw:path draw:style-name="gr11" draw:text-style-name="P1" draw:layer="layout" svg:width="0.181cm" svg:height="0.198cm" svg:x="18.169cm" svg:y="3.12cm" svg:viewBox="0 0 182 199" svg:d="M0 199c0-50 26-110 65-152 41-42 86-58 117-40">
          <text:p/>
        </draw:path>
        <draw:path draw:style-name="gr11" draw:text-style-name="P1" draw:layer="layout" svg:width="0.181cm" svg:height="0.266cm" svg:x="18.2cm" svg:y="3.127cm" svg:viewBox="0 0 182 267" svg:d="M151 0c41 24 41 101 0 173-42 73-110 111-151 87">
          <text:p/>
        </draw:path>
        <draw:path draw:style-name="gr11" draw:text-style-name="P1" draw:layer="layout" svg:width="0.031cm" svg:height="0.068cm" svg:x="18.169cm" svg:y="3.318cm" svg:viewBox="0 0 32 69" svg:d="M32 69c-21-11-32-37-32-69">
          <text:p/>
        </draw:path>
        <draw:path draw:style-name="gr11" draw:text-style-name="P1" draw:layer="layout" svg:width="0.332cm" svg:height="0.363cm" svg:x="18.08cm" svg:y="3.006cm" svg:viewBox="0 0 333 364" svg:d="M0 364c0-91 48-200 120-277 73-77 157-107 213-74">
          <text:p/>
        </draw:path>
        <draw:path draw:style-name="gr11" draw:text-style-name="P1" draw:layer="layout" svg:width="0.332cm" svg:height="0.489cm" svg:x="18.137cm" svg:y="3.019cm" svg:viewBox="0 0 333 490" svg:d="M276 0c76 43 76 186 0 318-77 131-200 202-276 159">
          <text:p/>
        </draw:path>
        <draw:path draw:style-name="gr11" draw:text-style-name="P1" draw:layer="layout" svg:width="0.057cm" svg:height="0.126cm" svg:x="18.08cm" svg:y="3.369cm" svg:viewBox="0 0 58 127" svg:d="M58 127c-37-21-58-68-58-127">
          <text:p/>
        </draw:path>
        <draw:path draw:style-name="gr11" draw:text-style-name="P1" draw:layer="layout" svg:width="0.332cm" svg:height="0.363cm" svg:x="18.045cm" svg:y="2.985cm" svg:viewBox="0 0 333 364" svg:d="M0 364c0-90 47-200 120-277s156-106 213-74">
          <text:p/>
        </draw:path>
        <draw:path draw:style-name="gr11" draw:text-style-name="P1" draw:layer="layout" svg:width="0.057cm" svg:height="0.126cm" svg:x="18.045cm" svg:y="3.348cm" svg:viewBox="0 0 58 127" svg:d="M58 127c-37-21-58-67-58-127">
          <text:p/>
        </draw:path>
        <draw:path draw:style-name="gr11" draw:text-style-name="P1" draw:layer="layout" svg:width="0.301cm" svg:height="0.331cm" svg:x="17.943cm" svg:y="2.939cm" svg:viewBox="0 0 302 332" svg:d="M0 332c0-83 43-183 109-253 66-69 142-96 193-67">
          <text:p/>
        </draw:path>
        <draw:path draw:style-name="gr11" draw:text-style-name="P1" draw:layer="layout" svg:width="0.051cm" svg:height="0.114cm" svg:x="17.943cm" svg:y="3.269cm" svg:viewBox="0 0 52 115" svg:d="M52 115c-34-19-52-61-52-115">
          <text:p/>
        </draw:path>
        <draw:path draw:style-name="gr11" draw:text-style-name="P1" draw:layer="layout" svg:width="0.313cm" svg:height="0.343cm" svg:x="17.929cm" svg:y="2.926cm" svg:viewBox="0 0 314 344" svg:d="M0 344c0-87 44-190 114-262 68-73 147-100 200-70">
          <text:p/>
        </draw:path>
        <draw:path draw:style-name="gr11" draw:text-style-name="P1" draw:layer="layout" svg:width="0.03cm" svg:height="0.028cm" svg:x="18.242cm" svg:y="2.938cm" svg:viewBox="0 0 31 29" svg:d="M0 0c12 7 23 17 31 29">
          <text:p/>
        </draw:path>
        <draw:path draw:style-name="gr11" draw:text-style-name="P1" draw:layer="layout" svg:width="0.04cm" svg:height="0.012cm" svg:x="17.982cm" svg:y="3.387cm" svg:viewBox="0 0 41 13" svg:d="M41 13c-15-1-29-5-41-13">
          <text:p/>
        </draw:path>
        <draw:path draw:style-name="gr11" draw:text-style-name="P1" draw:layer="layout" svg:width="0.053cm" svg:height="0.118cm" svg:x="17.929cm" svg:y="3.269cm" svg:viewBox="0 0 54 119" svg:d="M54 119c-34-19-54-63-54-119">
          <text:p/>
        </draw:path>
        <draw:path draw:style-name="gr11" draw:text-style-name="P1" draw:layer="layout" svg:width="0.313cm" svg:height="0.342cm" svg:x="17.893cm" svg:y="2.906cm" svg:viewBox="0 0 314 343" svg:d="M0 343c0-85 45-188 115-261 68-72 147-101 199-69">
          <text:p/>
        </draw:path>
        <draw:path draw:style-name="gr11" draw:text-style-name="P1" draw:layer="layout" svg:width="0.054cm" svg:height="0.119cm" svg:x="17.893cm" svg:y="3.248cm" svg:viewBox="0 0 55 120" svg:d="M55 120c-35-21-55-64-55-120">
          <text:p/>
        </draw:path>
        <draw:path draw:style-name="gr11" draw:text-style-name="P1" draw:layer="layout" svg:width="0.181cm" svg:height="0.198cm" svg:x="16.614cm" svg:y="10.547cm" svg:viewBox="0 0 182 199" svg:d="M0 199c0-50 26-109 66-151 40-43 85-59 116-41">
          <text:p/>
        </draw:path>
        <draw:path draw:style-name="gr11" draw:text-style-name="P1" draw:layer="layout" svg:width="0.182cm" svg:height="0.266cm" svg:x="16.645cm" svg:y="10.554cm" svg:viewBox="0 0 183 267" svg:d="M151 0c42 24 42 101 0 173-42 73-109 111-151 87">
          <text:p/>
        </draw:path>
        <draw:path draw:style-name="gr11" draw:text-style-name="P1" draw:layer="layout" svg:width="0.031cm" svg:height="0.068cm" svg:x="16.614cm" svg:y="10.745cm" svg:viewBox="0 0 32 69" svg:d="M32 69c-21-11-32-37-32-69">
          <text:p/>
        </draw:path>
        <draw:path draw:style-name="gr11" draw:text-style-name="P1" draw:layer="layout" svg:width="0.332cm" svg:height="0.364cm" svg:x="16.525cm" svg:y="10.433cm" svg:viewBox="0 0 333 365" svg:d="M0 365c0-92 48-201 120-278 74-77 158-106 213-74">
          <text:p/>
        </draw:path>
        <draw:path draw:style-name="gr11" draw:text-style-name="P1" draw:layer="layout" svg:width="0.332cm" svg:height="0.49cm" svg:x="16.582cm" svg:y="10.445cm" svg:viewBox="0 0 333 491" svg:d="M276 0c76 44 76 187 0 319-76 131-200 202-276 159">
          <text:p/>
        </draw:path>
        <draw:path draw:style-name="gr11" draw:text-style-name="P1" draw:layer="layout" svg:width="0.057cm" svg:height="0.126cm" svg:x="16.525cm" svg:y="10.796cm" svg:viewBox="0 0 58 127" svg:d="M58 127c-37-21-58-67-58-127">
          <text:p/>
        </draw:path>
        <draw:path draw:style-name="gr11" draw:text-style-name="P1" draw:layer="layout" svg:width="0.332cm" svg:height="0.363cm" svg:x="16.49cm" svg:y="10.412cm" svg:viewBox="0 0 333 364" svg:d="M0 364c0-91 47-201 120-277 73-77 157-106 213-74">
          <text:p/>
        </draw:path>
        <draw:path draw:style-name="gr11" draw:text-style-name="P1" draw:layer="layout" svg:width="0.057cm" svg:height="0.126cm" svg:x="16.49cm" svg:y="10.775cm" svg:viewBox="0 0 58 127" svg:d="M58 127c-36-21-58-66-58-127">
          <text:p/>
        </draw:path>
        <draw:path draw:style-name="gr11" draw:text-style-name="P1" draw:layer="layout" svg:width="0.301cm" svg:height="0.33cm" svg:x="16.388cm" svg:y="10.366cm" svg:viewBox="0 0 302 331" svg:d="M0 331c0-83 44-182 110-252s142-97 192-68">
          <text:p/>
        </draw:path>
        <draw:path draw:style-name="gr11" draw:text-style-name="P1" draw:layer="layout" svg:width="0.051cm" svg:height="0.114cm" svg:x="16.388cm" svg:y="10.696cm" svg:viewBox="0 0 52 115" svg:d="M52 115c-33-19-52-61-52-115">
          <text:p/>
        </draw:path>
        <draw:path draw:style-name="gr11" draw:text-style-name="P1" draw:layer="layout" svg:width="0.313cm" svg:height="0.343cm" svg:x="16.374cm" svg:y="10.353cm" svg:viewBox="0 0 314 344" svg:d="M0 344c0-86 44-189 114-261 69-74 147-101 200-71">
          <text:p/>
        </draw:path>
        <draw:path draw:style-name="gr11" draw:text-style-name="P1" draw:layer="layout" svg:width="0.03cm" svg:height="0.028cm" svg:x="16.687cm" svg:y="10.365cm" svg:viewBox="0 0 31 29" svg:d="M0 0c13 7 23 17 31 29">
          <text:p/>
        </draw:path>
        <draw:path draw:style-name="gr11" draw:text-style-name="P1" draw:layer="layout" svg:width="0.04cm" svg:height="0.012cm" svg:x="16.427cm" svg:y="10.814cm" svg:viewBox="0 0 41 13" svg:d="M41 13c-14-1-28-5-41-13">
          <text:p/>
        </draw:path>
        <draw:path draw:style-name="gr11" draw:text-style-name="P1" draw:layer="layout" svg:width="0.053cm" svg:height="0.118cm" svg:x="16.374cm" svg:y="10.696cm" svg:viewBox="0 0 54 119" svg:d="M54 119c-35-21-54-63-54-119">
          <text:p/>
        </draw:path>
        <draw:path draw:style-name="gr11" draw:text-style-name="P1" draw:layer="layout" svg:width="0.314cm" svg:height="0.343cm" svg:x="16.338cm" svg:y="10.333cm" svg:viewBox="0 0 315 344" svg:d="M0 344c0-85 45-189 115-262 68-72 147-100 200-69">
          <text:p/>
        </draw:path>
        <draw:path draw:style-name="gr11" draw:text-style-name="P1" draw:layer="layout" svg:width="0.054cm" svg:height="0.119cm" svg:x="16.338cm" svg:y="10.675cm" svg:viewBox="0 0 55 120" svg:d="M55 120c-34-20-55-63-55-120">
          <text:p/>
        </draw:path>
        <draw:line draw:style-name="gr11" draw:text-style-name="P1" draw:layer="layout" svg:x1="18.138cm" svg:y1="10.025cm" svg:x2="18.102cm" svg:y2="10.003cm">
          <text:p/>
        </draw:line>
        <draw:line draw:style-name="gr11" draw:text-style-name="P1" draw:layer="layout" svg:x1="18.413cm" svg:y1="9.549cm" svg:x2="18.377cm" svg:y2="9.527cm">
          <text:p/>
        </draw:line>
        <draw:line draw:style-name="gr11" draw:text-style-name="P1" draw:layer="layout" svg:x1="18.058cm" svg:y1="9.95cm" svg:x2="17.994cm" svg:y2="9.912cm">
          <text:p/>
        </draw:line>
        <draw:line draw:style-name="gr11" draw:text-style-name="P1" draw:layer="layout" svg:x1="18.308cm" svg:y1="9.517cm" svg:x2="18.244cm" svg:y2="9.48cm">
          <text:p/>
        </draw:line>
        <draw:line draw:style-name="gr11" draw:text-style-name="P1" draw:layer="layout" svg:x1="17.983cm" svg:y1="9.918cm" svg:x2="17.947cm" svg:y2="9.896cm">
          <text:p/>
        </draw:line>
        <draw:line draw:style-name="gr11" draw:text-style-name="P1" draw:layer="layout" svg:x1="18.243cm" svg:y1="9.468cm" svg:x2="18.206cm" svg:y2="9.447cm">
          <text:p/>
        </draw:line>
        <draw:line draw:style-name="gr11" draw:text-style-name="P1" draw:layer="layout" svg:x1="16.583cm" svg:y1="4.393cm" svg:x2="16.547cm" svg:y2="4.372cm">
          <text:p/>
        </draw:line>
        <draw:line draw:style-name="gr11" draw:text-style-name="P1" draw:layer="layout" svg:x1="16.858cm" svg:y1="3.917cm" svg:x2="16.822cm" svg:y2="3.896cm">
          <text:p/>
        </draw:line>
        <draw:line draw:style-name="gr11" draw:text-style-name="P1" draw:layer="layout" svg:x1="16.503cm" svg:y1="4.318cm" svg:x2="16.439cm" svg:y2="4.281cm">
          <text:p/>
        </draw:line>
        <draw:line draw:style-name="gr11" draw:text-style-name="P1" draw:layer="layout" svg:x1="16.753cm" svg:y1="3.885cm" svg:x2="16.689cm" svg:y2="3.848cm">
          <text:p/>
        </draw:line>
        <draw:line draw:style-name="gr11" draw:text-style-name="P1" draw:layer="layout" svg:x1="16.428cm" svg:y1="4.286cm" svg:x2="16.392cm" svg:y2="4.265cm">
          <text:p/>
        </draw:line>
        <draw:line draw:style-name="gr11" draw:text-style-name="P1" draw:layer="layout" svg:x1="16.688cm" svg:y1="3.837cm" svg:x2="16.652cm" svg:y2="3.815cm">
          <text:p/>
        </draw:line>
        <draw:line draw:style-name="gr11" draw:text-style-name="P1" draw:layer="layout" svg:x1="18.138cm" svg:y1="3.496cm" svg:x2="18.102cm" svg:y2="3.474cm">
          <text:p/>
        </draw:line>
        <draw:line draw:style-name="gr11" draw:text-style-name="P1" draw:layer="layout" svg:x1="18.413cm" svg:y1="3.02cm" svg:x2="18.377cm" svg:y2="2.998cm">
          <text:p/>
        </draw:line>
        <draw:line draw:style-name="gr11" draw:text-style-name="P1" draw:layer="layout" svg:x1="18.058cm" svg:y1="3.421cm" svg:x2="17.994cm" svg:y2="3.383cm">
          <text:p/>
        </draw:line>
        <draw:line draw:style-name="gr11" draw:text-style-name="P1" draw:layer="layout" svg:x1="18.308cm" svg:y1="2.988cm" svg:x2="18.244cm" svg:y2="2.95cm">
          <text:p/>
        </draw:line>
        <draw:line draw:style-name="gr11" draw:text-style-name="P1" draw:layer="layout" svg:x1="17.983cm" svg:y1="3.388cm" svg:x2="17.947cm" svg:y2="3.367cm">
          <text:p/>
        </draw:line>
        <draw:line draw:style-name="gr11" draw:text-style-name="P1" draw:layer="layout" svg:x1="18.243cm" svg:y1="2.939cm" svg:x2="18.206cm" svg:y2="2.918cm">
          <text:p/>
        </draw:line>
        <draw:line draw:style-name="gr11" draw:text-style-name="P1" draw:layer="layout" svg:x1="16.583cm" svg:y1="10.923cm" svg:x2="16.547cm" svg:y2="10.901cm">
          <text:p/>
        </draw:line>
        <draw:line draw:style-name="gr11" draw:text-style-name="P1" draw:layer="layout" svg:x1="16.858cm" svg:y1="10.446cm" svg:x2="16.822cm" svg:y2="10.425cm">
          <text:p/>
        </draw:line>
        <draw:line draw:style-name="gr11" draw:text-style-name="P1" draw:layer="layout" svg:x1="16.503cm" svg:y1="10.847cm" svg:x2="16.439cm" svg:y2="10.81cm">
          <text:p/>
        </draw:line>
        <draw:line draw:style-name="gr11" draw:text-style-name="P1" draw:layer="layout" svg:x1="16.753cm" svg:y1="10.415cm" svg:x2="16.689cm" svg:y2="10.377cm">
          <text:p/>
        </draw:line>
        <draw:line draw:style-name="gr11" draw:text-style-name="P1" draw:layer="layout" svg:x1="16.428cm" svg:y1="10.815cm" svg:x2="16.392cm" svg:y2="10.794cm">
          <text:p/>
        </draw:line>
        <draw:line draw:style-name="gr11" draw:text-style-name="P1" draw:layer="layout" svg:x1="16.688cm" svg:y1="10.366cm" svg:x2="16.652cm" svg:y2="10.345cm">
          <text:p/>
        </draw:line>
        <draw:path draw:style-name="gr9" draw:text-style-name="P7" draw:layer="layout" svg:width="1.855cm" svg:height="4.394cm" svg:x="2.819cm" svg:y="15.15cm" svg:viewBox="0 0 1856 4395" svg:d="M742 4395l18-10 1096-633v-3509-21l-17-11-249-143-17 11c-67 38-174 39-243 2-96-51-228-82-363-81-135 0-271 33-366 89l-583 338-18 10v20 3510l724 418z">
          <text:p/>
        </draw:path>
        <draw:polygon draw:style-name="gr10" draw:text-style-name="P1" draw:layer="layout" svg:width="0cm" svg:height="0cm" svg:x="3.747cm" svg:y="17.283cm" svg:viewBox="0 0 0 0" draw:points="0,0">
          <text:p/>
        </draw:polygon>
        <draw:polygon draw:style-name="gr9" draw:text-style-name="P7" draw:layer="layout" svg:width="1.095cm" svg:height="4.142cm" svg:x="3.579cm" svg:y="15.392cm" svg:viewBox="0 0 1096 4143" draw:points="0,4143 1096,3510 1096,0 0,632">
          <text:p/>
        </draw:polygon>
        <draw:polygon draw:style-name="gr10" draw:text-style-name="P1" draw:layer="layout" svg:width="0cm" svg:height="0cm" svg:x="3.747cm" svg:y="17.283cm" svg:viewBox="0 0 0 0" draw:points="0,0">
          <text:p/>
        </draw:polygon>
        <draw:polygon draw:style-name="gr9" draw:text-style-name="P7" draw:layer="layout" svg:width="0.724cm" svg:height="3.928cm" svg:x="2.819cm" svg:y="15.606cm" svg:viewBox="0 0 725 3929" draw:points="0,3511 725,3929 725,418 0,0">
          <text:p/>
        </draw:polygon>
        <draw:polygon draw:style-name="gr10" draw:text-style-name="P1" draw:layer="layout" svg:width="0cm" svg:height="0cm" svg:x="3.747cm" svg:y="17.283cm" svg:viewBox="0 0 0 0" draw:points="0,0">
          <text:p/>
        </draw:polygon>
        <draw:path draw:style-name="gr9" draw:text-style-name="P7" draw:layer="layout" svg:width="1.82cm" svg:height="0.844cm" svg:x="2.837cm" svg:y="15.15cm" svg:viewBox="0 0 1821 845" svg:d="M1821 211l-249-143-17 11c-67 38-174 39-243 2-96-51-228-82-363-81-135 0-271 33-366 89l-583 337 724 419z">
          <text:p/>
        </draw:path>
        <draw:polygon draw:style-name="gr10" draw:text-style-name="P1" draw:layer="layout" svg:width="0cm" svg:height="0cm" svg:x="3.747cm" svg:y="17.283cm" svg:viewBox="0 0 0 0" draw:points="0,0">
          <text:p/>
        </draw:polygon>
        <draw:path draw:style-name="gr9" draw:text-style-name="P7" draw:layer="layout" svg:width="0.936cm" svg:height="0.54cm" svg:x="3.27cm" svg:y="15.193cm" svg:viewBox="0 0 937 541" svg:d="M937 271c0-150-210-271-468-271s-469 121-469 271zM0 271c0 149 211 270 469 270s468-121 468-270z">
          <text:p/>
        </draw:path>
        <draw:polygon draw:style-name="gr10" draw:text-style-name="P1" draw:layer="layout" svg:width="0cm" svg:height="0cm" svg:x="3.747cm" svg:y="17.283cm" svg:viewBox="0 0 0 0" draw:points="0,0">
          <text:p/>
        </draw:polygon>
        <draw:path draw:style-name="gr9" draw:text-style-name="P7" draw:layer="layout" svg:width="0.894cm" svg:height="0.517cm" svg:x="3.291cm" svg:y="15.205cm" svg:viewBox="0 0 895 518" svg:d="M895 259c0-142-201-259-448-259s-447 117-447 259zM0 259c0 143 200 259 447 259s448-116 448-259z">
          <text:p/>
        </draw:path>
        <draw:polygon draw:style-name="gr10" draw:text-style-name="P1" draw:layer="layout" svg:width="0cm" svg:height="0cm" svg:x="3.747cm" svg:y="17.283cm" svg:viewBox="0 0 0 0" draw:points="0,0">
          <text:p/>
        </draw:polygon>
        <draw:path draw:style-name="gr9" draw:text-style-name="P7" draw:layer="layout" svg:width="0.794cm" svg:height="0.459cm" svg:x="3.341cm" svg:y="15.234cm" svg:viewBox="0 0 795 460" svg:d="M795 234c0-1 0-2 0-4 0-127-178-230-397-230-221 0-398 103-398 230 0 2 0 3 0 4 0 14 3 28 8 42 15 44 53 85 108 117 103 59 256 81 396 57s246-91 275-174c5-14 8-28 8-42z">
          <text:p/>
        </draw:path>
        <draw:polygon draw:style-name="gr10" draw:text-style-name="P1" draw:layer="layout" svg:width="0cm" svg:height="0cm" svg:x="3.747cm" svg:y="17.283cm" svg:viewBox="0 0 0 0" draw:points="0,0">
          <text:p/>
        </draw:polygon>
        <draw:path draw:style-name="gr9" draw:text-style-name="P7" draw:layer="layout" svg:width="0.778cm" svg:height="0.367cm" svg:x="3.349cm" svg:y="15.326cm" svg:viewBox="0 0 779 368" svg:d="M0 183c15 44 53 86 108 118 104 59 256 81 396 57s246-91 275-175c-38-107-200-183-389-183s-353 76-390 183z">
          <text:p/>
        </draw:path>
        <draw:polygon draw:style-name="gr10" draw:text-style-name="P1" draw:layer="layout" svg:width="0cm" svg:height="0cm" svg:x="3.747cm" svg:y="17.283cm" svg:viewBox="0 0 0 0" draw:points="0,0">
          <text:p/>
        </draw:polygon>
        <draw:polygon draw:style-name="gr9" draw:text-style-name="P7" draw:layer="layout" svg:width="0.036cm" svg:height="3.51cm" svg:x="3.543cm" svg:y="16.024cm" svg:viewBox="0 0 37 3511" draw:points="37,3511 37,0 0,0 0,3511">
          <text:p/>
        </draw:polygon>
        <draw:polygon draw:style-name="gr10" draw:text-style-name="P1" draw:layer="layout" svg:width="0cm" svg:height="0cm" svg:x="3.747cm" svg:y="17.283cm" svg:viewBox="0 0 0 0" draw:points="0,0">
          <text:p/>
        </draw:polygon>
        <draw:path draw:style-name="gr9" draw:text-style-name="P7" draw:layer="layout" svg:width="0.248cm" svg:height="0.319cm" svg:x="3.049cm" svg:y="16.817cm" svg:viewBox="0 0 249 320" svg:d="M249 231c0-9-1-19-3-29-9-63-48-129-96-168-21-17-43-28-63-32-2-1-4-1-7-1-16-2-30 0-43 7-49 28-49 119 0 202 49 85 127 130 176 102 12-7 21-18 27-33 1-2 2-4 3-7 4-11 6-26 6-41z">
          <text:p/>
        </draw:path>
        <draw:polygon draw:style-name="gr10" draw:text-style-name="P1" draw:layer="layout" svg:width="0cm" svg:height="0cm" svg:x="3.747cm" svg:y="17.283cm" svg:viewBox="0 0 0 0" draw:points="0,0">
          <text:p/>
        </draw:polygon>
        <draw:path draw:style-name="gr9" draw:text-style-name="P7" draw:layer="layout" svg:width="0.248cm" svg:height="0.32cm" svg:x="3.049cm" svg:y="17.991cm" svg:viewBox="0 0 249 321" svg:d="M249 233c0-10-1-19-3-30-9-62-48-128-96-167-21-18-43-29-63-33-2-1-4-1-7-2-16-2-30 1-43 8-49 29-49 119 0 203s127 129 176 101c12-7 21-18 27-33 1-2 2-5 3-7 4-12 6-25 6-40z">
          <text:p/>
        </draw:path>
        <draw:polygon draw:style-name="gr10" draw:text-style-name="P1" draw:layer="layout" svg:width="0cm" svg:height="0cm" svg:x="3.747cm" svg:y="17.283cm" svg:viewBox="0 0 0 0" draw:points="0,0">
          <text:p/>
        </draw:polygon>
        <draw:polygon draw:style-name="gr9" draw:text-style-name="P7" draw:layer="layout" svg:width="1.113cm" svg:height="0.663cm" svg:x="3.561cm" svg:y="15.361cm" svg:viewBox="0 0 1114 664" draw:points="18,664 1114,31 1097,0 0,634">
          <text:p/>
        </draw:polygon>
        <draw:polygon draw:style-name="gr10" draw:text-style-name="P1" draw:layer="layout" svg:width="0cm" svg:height="0cm" svg:x="3.747cm" svg:y="17.283cm" svg:viewBox="0 0 0 0" draw:points="0,0">
          <text:p/>
        </draw:polygon>
        <draw:path draw:style-name="gr9" draw:text-style-name="P7" draw:layer="layout" svg:width="0.784cm" svg:height="0.182cm" svg:x="3.346cm" svg:y="15.252cm" svg:viewBox="0 0 785 183" svg:d="M785 183c-13-44-47-85-98-118-167-87-422-87-590 0-51 33-84 74-97 118 77-85 229-137 393-137s314 52 392 137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8.75cm" svg:viewBox="0 0 188 243" svg:d="M188 67c0-60-43-84-95-54-3 1-6 3-9 6-44 30-79 91-84 145 0 4 0 8 0 12 0 60 42 84 93 54 52-30 95-104 95-163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9.199cm" svg:viewBox="0 0 189 243" svg:d="M189 67c0-60-42-84-94-55-3 2-6 4-9 6-45 31-80 92-85 146-1 3-1 7-1 11 0 60 43 85 95 55 52-31 94-104 94-163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5.934cm" svg:viewBox="0 0 189 243" svg:d="M189 67c0-60-42-84-94-54-3 2-6 4-9 6-45 31-80 92-85 146-1 4-1 8-1 11 0 60 43 84 95 54s94-102 94-163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5.485cm" svg:viewBox="0 0 188 243" svg:d="M188 68c0-61-43-85-95-55-3 2-6 4-9 6-44 31-79 92-84 146 0 4 0 8 0 11 0 60 42 84 93 54 52-30 95-102 95-162z">
          <text:p/>
        </draw:path>
        <draw:polygon draw:style-name="gr10" draw:text-style-name="P1" draw:layer="layout" svg:width="0cm" svg:height="0cm" svg:x="3.747cm" svg:y="17.283cm" svg:viewBox="0 0 0 0" draw:points="0,0">
          <text:p/>
        </draw:polygon>
        <draw:polygon draw:style-name="gr9" draw:text-style-name="P7" draw:layer="layout" svg:width="0.742cm" svg:height="0.448cm" svg:x="2.819cm" svg:y="15.576cm" svg:viewBox="0 0 743 449" draw:points="0,30 725,449 743,419 18,0">
          <text:p/>
        </draw:polygon>
        <draw:polygon draw:style-name="gr10" draw:text-style-name="P1" draw:layer="layout" svg:width="0cm" svg:height="0cm" svg:x="3.747cm" svg:y="17.283cm" svg:viewBox="0 0 0 0" draw:points="0,0">
          <text:p/>
        </draw:polygon>
        <draw:path draw:style-name="gr9" draw:text-style-name="P7" draw:layer="layout" svg:width="0.794cm" svg:height="0.211cm" svg:x="3.341cm" svg:y="15.298cm" svg:viewBox="0 0 795 212" svg:d="M795 170c0-11-2-22-5-34-78-84-228-136-392-136s-316 52-393 136c-3 12-5 23-5 34 0 14 3 28 8 42 37-108 200-184 390-184 189 0 351 76 389 184 5-14 8-28 8-42z">
          <text:p/>
        </draw:path>
        <draw:polygon draw:style-name="gr10" draw:text-style-name="P1" draw:layer="layout" svg:width="0cm" svg:height="0cm" svg:x="3.747cm" svg:y="17.283cm" svg:viewBox="0 0 0 0" draw:points="0,0">
          <text:p/>
        </draw:polygon>
        <draw:path draw:style-name="gr9" draw:text-style-name="P7" draw:layer="layout" svg:width="0.239cm" svg:height="0.319cm" svg:x="3.049cm" svg:y="16.817cm" svg:viewBox="0 0 240 320" svg:d="M79 1c-17 42-6 108 28 168 35 60 88 104 133 110l-161-278c-16-2-30 0-42 7-49 28-49 119 0 202 48 85 126 130 176 102 12-7 21-18 27-33z">
          <text:p/>
        </draw:path>
        <draw:polygon draw:style-name="gr10" draw:text-style-name="P1" draw:layer="layout" svg:width="0cm" svg:height="0cm" svg:x="3.747cm" svg:y="17.283cm" svg:viewBox="0 0 0 0" draw:points="0,0">
          <text:p/>
        </draw:polygon>
        <draw:path draw:style-name="gr9" draw:text-style-name="P7" draw:layer="layout" svg:width="0.239cm" svg:height="0.32cm" svg:x="3.049cm" svg:y="17.991cm" svg:viewBox="0 0 240 321" svg:d="M79 1c-16-2-30 1-42 8-49 29-49 119 0 203 48 84 126 129 176 101 12-7 21-18 27-33-45-6-98-49-133-109-34-60-45-126-28-170z">
          <text:p/>
        </draw:path>
        <draw:polygon draw:style-name="gr10" draw:text-style-name="P1" draw:layer="layout" svg:width="0cm" svg:height="0cm" svg:x="3.747cm" svg:y="17.283cm" svg:viewBox="0 0 0 0" draw:points="0,0">
          <text:p/>
        </draw:polygon>
        <draw:path draw:style-name="gr9" draw:text-style-name="P7" draw:layer="layout" svg:width="0.151cm" svg:height="0.196cm" svg:x="3.645cm" svg:y="19.211cm" svg:viewBox="0 0 152 197" svg:d="M152 55c0-24-8-41-22-50-12-7-28-6-45 1-46 31-81 93-85 147 2 18 9 32 21 39 22 13 56 2 84-28 29-30 47-74 47-109z">
          <text:p/>
        </draw:path>
        <draw:polygon draw:style-name="gr10" draw:text-style-name="P1" draw:layer="layout" svg:width="0cm" svg:height="0cm" svg:x="3.747cm" svg:y="17.283cm" svg:viewBox="0 0 0 0" draw:points="0,0">
          <text:p/>
        </draw:polygon>
        <draw:path draw:style-name="gr9" draw:text-style-name="P7" draw:layer="layout" svg:width="0.151cm" svg:height="0.196cm" svg:x="3.645cm" svg:y="15.947cm" svg:viewBox="0 0 152 197" svg:d="M152 55c0-23-8-42-22-50-12-7-28-7-45 1-46 32-81 92-85 146 2 19 9 33 21 40 22 12 56 1 84-29 29-30 47-73 47-108z">
          <text:p/>
        </draw:path>
        <draw:polygon draw:style-name="gr10" draw:text-style-name="P1" draw:layer="layout" svg:width="0cm" svg:height="0cm" svg:x="3.747cm" svg:y="17.283cm" svg:viewBox="0 0 0 0" draw:points="0,0">
          <text:p/>
        </draw:polygon>
        <draw:path draw:style-name="gr9" draw:text-style-name="P7" draw:layer="layout" svg:width="0.152cm" svg:height="0.196cm" svg:x="4.422cm" svg:y="18.762cm" svg:viewBox="0 0 153 197" svg:d="M153 55c0-24-8-41-23-50-12-7-28-6-45 2-44 30-80 91-85 146 2 19 10 33 22 40 23 12 55 1 84-29 28-31 47-74 47-109z">
          <text:p/>
        </draw:path>
        <draw:polygon draw:style-name="gr10" draw:text-style-name="P1" draw:layer="layout" svg:width="0cm" svg:height="0cm" svg:x="3.747cm" svg:y="17.283cm" svg:viewBox="0 0 0 0" draw:points="0,0">
          <text:p/>
        </draw:polygon>
        <draw:path draw:style-name="gr9" draw:text-style-name="P7" draw:layer="layout" svg:width="0.152cm" svg:height="0.196cm" svg:x="4.422cm" svg:y="15.498cm" svg:viewBox="0 0 153 197" svg:d="M153 54c0-23-8-41-23-49-12-7-28-7-45 1-44 31-80 92-85 146 2 19 10 33 22 40 23 13 55 1 84-29 28-30 47-72 47-109z">
          <text:p/>
        </draw:path>
        <draw:polygon draw:style-name="gr10" draw:text-style-name="P1" draw:layer="layout" svg:width="0cm" svg:height="0cm" svg:x="3.747cm" svg:y="17.283cm" svg:viewBox="0 0 0 0" draw:points="0,0">
          <text:p/>
        </draw:polygon>
        <draw:path draw:style-name="gr9" draw:text-style-name="P7" draw:layer="layout" svg:width="0.172cm" svg:height="0.269cm" svg:x="3.126cm" svg:y="16.819cm" svg:viewBox="0 0 173 270" svg:d="M10 0c-19 40-9 106 25 165 35 60 87 102 132 105 4-12 6-26 6-41 0-9-1-19-3-29-27-10-54-36-74-70-19-33-27-70-22-98-21-17-44-28-64-32z">
          <text:p/>
        </draw:path>
        <draw:polygon draw:style-name="gr10" draw:text-style-name="P1" draw:layer="layout" svg:width="0cm" svg:height="0cm" svg:x="3.747cm" svg:y="17.283cm" svg:viewBox="0 0 0 0" draw:points="0,0">
          <text:p/>
        </draw:polygon>
        <draw:path draw:style-name="gr9" draw:text-style-name="P7" draw:layer="layout" svg:width="0.172cm" svg:height="0.269cm" svg:x="3.126cm" svg:y="17.993cm" svg:viewBox="0 0 173 270" svg:d="M10 0c-19 40-9 105 25 166 35 59 87 101 132 104 4-12 6-25 6-40 0-10-1-19-3-30-27-9-54-36-74-70-19-33-27-70-22-98-21-17-44-28-64-32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9.117cm" svg:viewBox="0 0 125 161" svg:d="M125 117c0-4 0-8-1-12-4-33-25-70-52-90-3-2-7-4-10-6-34-20-62-4-62 36s28 88 62 108c35 19 63 3 63-36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8.924cm" svg:viewBox="0 0 124 161" svg:d="M124 117c0-4 0-7-1-11-4-34-25-71-51-91-3-2-6-4-11-6-34-20-61-4-61 36s27 88 61 108c36 20 63 4 63-36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6.057cm" svg:viewBox="0 0 125 161" svg:d="M125 116c0-3 0-7-1-11-4-34-25-70-52-90-3-3-7-5-10-7-34-19-62-3-62 36 0 40 28 88 62 108 35 20 63 4 63-36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5.863cm" svg:viewBox="0 0 124 161" svg:d="M124 116c0-4 0-8-1-12-4-33-25-69-51-89-3-3-6-5-11-7-34-19-61-3-61 36 0 40 27 89 61 108 36 20 63 4 63-36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5.485cm" svg:viewBox="0 0 188 243" svg:d="M0 165c2 19 10 33 22 40 22 13 54 1 83-29 28-30 47-72 47-108 0-24-8-42-23-50-12-7-28-7-45 1 3-2 6-4 9-6 52-30 95-6 95 55 0 60-43 132-95 162-51 30-93 6-93-54 0-3 0-7 0-11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8.75cm" svg:viewBox="0 0 188 243" svg:d="M0 164c2 20 10 34 22 41 22 12 54 1 83-29 28-31 47-74 47-109 0-24-8-41-23-50-12-7-28-6-45 2 3-3 6-5 9-6 52-30 95-6 95 54 0 59-43 133-95 163-51 30-93 6-93-54 0-4 0-8 0-12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9.199cm" svg:viewBox="0 0 189 243" svg:d="M1 164c3 18 10 32 22 40 22 13 55 2 83-29 29-30 47-73 47-108 0-24-8-41-22-50-12-7-28-6-45 1 3-2 6-4 9-6 52-29 94-5 94 55 0 59-42 132-94 163-52 30-95 5-95-55 0-4 0-8 1-11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5.934cm" svg:viewBox="0 0 189 243" svg:d="M1 165c3 19 10 33 22 40 22 12 55 1 83-29 29-30 47-73 47-109 0-23-8-41-22-49-12-7-28-7-45 1 3-2 6-4 9-6 52-30 94-6 94 54 0 61-42 133-94 163s-95 6-95-54c0-3 0-7 1-11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9.117cm" svg:viewBox="0 0 125 161" svg:d="M72 15c-3-2-7-4-10-6-34-20-62-4-62 36s28 88 62 108c35 19 63 3 63-36 0-4 0-8-1-12-1 10-6 16-12 20-18 10-46-6-63-36-18-30-18-63 0-73 6-4 14-4 23-1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6.057cm" svg:viewBox="0 0 125 161" svg:d="M72 15c-3-3-7-5-10-7-34-19-62-3-62 36 0 40 28 88 62 108 35 20 63 4 63-36 0-3 0-7-1-11-1 9-6 16-12 20-18 10-46-7-63-37-18-30-18-63 0-73 6-3 14-4 23 0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8.924cm" svg:viewBox="0 0 124 161" svg:d="M72 15c-3-2-6-4-11-6-34-20-61-4-61 36s27 88 61 108c36 20 63 4 63-36 0-4 0-7-1-11-1 9-5 16-12 19-17 10-45-6-63-36-17-31-17-63 0-73 6-4 15-4 24-1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5.863cm" svg:viewBox="0 0 124 161" svg:d="M72 15c-3-3-6-5-11-7-34-19-61-3-61 36 0 40 27 89 61 108 36 20 63 4 63-36 0-4 0-8-1-12-1 9-5 17-12 21-17 10-45-6-63-37-17-30-17-63 0-72 6-4 15-4 24-1z">
          <text:p/>
        </draw:path>
        <draw:polygon draw:style-name="gr10" draw:text-style-name="P1" draw:layer="layout" svg:width="0cm" svg:height="0cm" svg:x="3.747cm" svg:y="17.283cm" svg:viewBox="0 0 0 0" draw:points="0,0">
          <text:p/>
        </draw:polygon>
        <draw:path draw:style-name="gr9" draw:text-style-name="P7" draw:layer="layout" svg:width="0.087cm" svg:height="0.114cm" svg:x="2.987cm" svg:y="18.936cm" svg:viewBox="0 0 88 115" svg:d="M76 112c7-3 11-10 12-19-4-33-25-71-51-91-9-3-17-3-24 1-17 10-17 43 0 73 18 30 46 46 63 36z">
          <text:p/>
        </draw:path>
        <draw:polygon draw:style-name="gr10" draw:text-style-name="P1" draw:layer="layout" svg:width="0cm" svg:height="0cm" svg:x="3.747cm" svg:y="17.283cm" svg:viewBox="0 0 0 0" draw:points="0,0">
          <text:p/>
        </draw:polygon>
        <draw:path draw:style-name="gr9" draw:text-style-name="P7" draw:layer="layout" svg:width="0.087cm" svg:height="0.114cm" svg:x="2.987cm" svg:y="15.876cm" svg:viewBox="0 0 88 115" svg:d="M76 112c7-4 11-11 12-20-4-33-25-70-51-90-9-3-17-3-24 1-17 9-17 43 0 73 18 30 46 46 63 36z">
          <text:p/>
        </draw:path>
        <draw:polygon draw:style-name="gr10" draw:text-style-name="P1" draw:layer="layout" svg:width="0cm" svg:height="0cm" svg:x="3.747cm" svg:y="17.283cm" svg:viewBox="0 0 0 0" draw:points="0,0">
          <text:p/>
        </draw:polygon>
        <draw:path draw:style-name="gr9" draw:text-style-name="P7" draw:layer="layout" svg:width="0.088cm" svg:height="0.115cm" svg:x="3.323cm" svg:y="16.069cm" svg:viewBox="0 0 89 116" svg:d="M77 113c6-4 11-11 12-20-4-34-25-70-51-90-9-4-18-3-24 0-19 10-19 43 0 73 18 30 46 47 63 37z">
          <text:p/>
        </draw:path>
        <draw:polygon draw:style-name="gr10" draw:text-style-name="P1" draw:layer="layout" svg:width="0cm" svg:height="0cm" svg:x="3.747cm" svg:y="17.283cm" svg:viewBox="0 0 0 0" draw:points="0,0">
          <text:p/>
        </draw:polygon>
        <draw:path draw:style-name="gr9" draw:text-style-name="P7" draw:layer="layout" svg:width="0.088cm" svg:height="0.114cm" svg:x="3.323cm" svg:y="19.13cm" svg:viewBox="0 0 89 115" svg:d="M77 112c6-4 11-10 12-20-4-34-25-70-51-90-9-3-18-3-24 1-19 10-19 42 0 72 18 31 46 47 63 37z">
          <text:p/>
        </draw:path>
        <draw:polygon draw:style-name="gr10" draw:text-style-name="P1" draw:layer="layout" svg:width="0cm" svg:height="0cm" svg:x="3.747cm" svg:y="17.283cm" svg:viewBox="0 0 0 0" draw:points="0,0">
          <text:p/>
        </draw:polygon>
        <draw:path draw:style-name="gr9" draw:text-style-name="P7" draw:layer="layout" svg:width="0.794cm" svg:height="0.233cm" svg:x="3.341cm" svg:y="15.234cm" svg:viewBox="0 0 795 234" svg:d="M0 230c0 2 0 3 0 4 0-11 2-22 5-33 13-44 46-84 97-117 5-2 9-5 14-8 156-90 408-90 563 0 4 3 9 6 13 8 51 33 85 73 98 117 3 11 5 22 5 33 0-1 0-2 0-4 0-126-178-230-397-230-221 0-398 104-398 230z">
          <text:p/>
        </draw:path>
        <draw:polygon draw:style-name="gr10" draw:text-style-name="P1" draw:layer="layout" svg:width="0cm" svg:height="0cm" svg:x="3.747cm" svg:y="17.283cm" svg:viewBox="0 0 0 0" draw:points="0,0">
          <text:p/>
        </draw:polygon>
        <draw:path draw:style-name="gr9" draw:text-style-name="P7" draw:layer="layout" svg:width="0.097cm" svg:height="0.168cm" svg:x="3.196cm" svg:y="16.851cm" svg:viewBox="0 0 98 169" svg:d="M1 0c-5 28 3 65 22 98 20 35 47 61 75 71-9-63-49-130-97-169z">
          <text:p/>
        </draw:path>
        <draw:polygon draw:style-name="gr10" draw:text-style-name="P1" draw:layer="layout" svg:width="0cm" svg:height="0cm" svg:x="3.747cm" svg:y="17.283cm" svg:viewBox="0 0 0 0" draw:points="0,0">
          <text:p/>
        </draw:polygon>
        <draw:path draw:style-name="gr9" draw:text-style-name="P7" draw:layer="layout" svg:width="0.097cm" svg:height="0.167cm" svg:x="3.196cm" svg:y="18.025cm" svg:viewBox="0 0 98 168" svg:d="M1 0c-5 28 3 65 22 99 20 34 47 60 75 69-9-62-49-129-97-168z">
          <text:p/>
        </draw:path>
        <draw:polygon draw:style-name="gr10" draw:text-style-name="P1" draw:layer="layout" svg:width="0cm" svg:height="0cm" svg:x="3.747cm" svg:y="17.283cm" svg:viewBox="0 0 0 0" draw:points="0,0">
          <text:p/>
        </draw:polygon>
        <draw:path draw:style-name="gr9" draw:text-style-name="P7" draw:layer="layout" svg:width="0.589cm" svg:height="0.075cm" svg:x="3.443cm" svg:y="15.242cm" svg:viewBox="0 0 590 76" svg:d="M590 76c-4-2-9-5-13-8-155-91-408-91-563 0-5 3-9 6-14 8 167-89 423-89 590 0z">
          <text:p/>
        </draw:path>
        <draw:polygon draw:style-name="gr10" draw:text-style-name="P1" draw:layer="layout" svg:width="0cm" svg:height="0cm" svg:x="3.747cm" svg:y="17.283cm" svg:viewBox="0 0 0 0" draw:points="0,0">
          <text:p/>
        </draw:polygon>
        <draw:path draw:style-name="gr9" draw:text-style-name="P7" draw:layer="layout" svg:width="0.171cm" svg:height="0.277cm" svg:x="3.12cm" svg:y="16.818cm" svg:viewBox="0 0 172 278" svg:d="M15 1c-2-1-4-1-7-1-17 42-6 108 29 168 35 61 87 104 132 110 1-2 2-4 3-7-45-3-97-44-131-105-35-59-45-125-26-165z">
          <text:p/>
        </draw:path>
        <draw:polygon draw:style-name="gr10" draw:text-style-name="P1" draw:layer="layout" svg:width="0cm" svg:height="0cm" svg:x="3.747cm" svg:y="17.283cm" svg:viewBox="0 0 0 0" draw:points="0,0">
          <text:p/>
        </draw:polygon>
        <draw:path draw:style-name="gr9" draw:text-style-name="P7" draw:layer="layout" svg:width="0.171cm" svg:height="0.278cm" svg:x="3.12cm" svg:y="17.991cm" svg:viewBox="0 0 172 279" svg:d="M15 2c-2-1-4-1-7-2-17 43-6 109 29 170 35 60 87 103 132 109 1-2 2-5 3-7-45-3-97-45-131-104-35-61-45-126-26-166z">
          <text:p/>
        </draw:path>
        <draw:polygon draw:style-name="gr10" draw:text-style-name="P1" draw:layer="layout" svg:width="0cm" svg:height="0cm" svg:x="3.747cm" svg:y="17.283cm" svg:viewBox="0 0 0 0" draw:points="0,0">
          <text:p/>
        </draw:polygon>
        <draw:polygon draw:style-name="gr9" draw:text-style-name="P7" draw:layer="layout" svg:width="0.036cm" svg:height="0.03cm" svg:x="3.543cm" svg:y="15.994cm" svg:viewBox="0 0 37 31" draw:points="0,31 37,31 19,0">
          <text:p/>
        </draw:polygon>
        <draw:polygon draw:style-name="gr10" draw:text-style-name="P1" draw:layer="layout" svg:width="0cm" svg:height="0cm" svg:x="3.747cm" svg:y="17.283cm" svg:viewBox="0 0 0 0" draw:points="0,0">
          <text:p/>
        </draw:polygon>
        <draw:polygon draw:style-name="gr9" draw:text-style-name="P7" draw:layer="layout" svg:width="0.036cm" svg:height="0.01cm" svg:x="3.543cm" svg:y="19.534cm" svg:viewBox="0 0 37 11" draw:points="19,11 37,0 0,0">
          <text:p/>
        </draw:polygon>
        <draw:polygon draw:style-name="gr10" draw:text-style-name="P1" draw:layer="layout" svg:width="0cm" svg:height="0cm" svg:x="3.747cm" svg:y="17.283cm" svg:viewBox="0 0 0 0" draw:points="0,0">
          <text:p/>
        </draw:polygon>
        <draw:polygon draw:style-name="gr9" draw:text-style-name="P7" draw:layer="layout" svg:width="0.017cm" svg:height="0.031cm" svg:x="4.657cm" svg:y="15.361cm" svg:viewBox="0 0 18 32" draw:points="18,32 18,11 0,0">
          <text:p/>
        </draw:polygon>
        <draw:polygon draw:style-name="gr10" draw:text-style-name="P1" draw:layer="layout" svg:width="0cm" svg:height="0cm" svg:x="3.747cm" svg:y="17.283cm" svg:viewBox="0 0 0 0" draw:points="0,0">
          <text:p/>
        </draw:polygon>
        <draw:polygon draw:style-name="gr9" draw:text-style-name="P7" draw:layer="layout" svg:width="0.018cm" svg:height="0.03cm" svg:x="2.819cm" svg:y="15.576cm" svg:viewBox="0 0 19 31" draw:points="0,11 0,31 19,0">
          <text:p/>
        </draw:polygon>
        <draw:polygon draw:style-name="gr10" draw:text-style-name="P1" draw:layer="layout" svg:width="0cm" svg:height="0cm" svg:x="3.747cm" svg:y="17.283cm" svg:viewBox="0 0 0 0" draw:points="0,0">
          <text:p/>
        </draw:polygon>
        <draw:path draw:style-name="gr11" draw:text-style-name="P1" draw:layer="layout" svg:width="0.778cm" svg:height="0.183cm" svg:x="3.349cm" svg:y="15.326cm" svg:viewBox="0 0 779 184" svg:d="M0 184c37-108 201-184 390-184s351 76 389 184">
          <text:p/>
        </draw:path>
        <draw:path draw:style-name="gr11" draw:text-style-name="P1" draw:layer="layout" svg:width="0.097cm" svg:height="0.167cm" svg:x="3.196cm" svg:y="18.025cm" svg:viewBox="0 0 98 168" svg:d="M1 0c-5 28 3 65 22 99 20 34 47 60 75 69">
          <text:p/>
        </draw:path>
        <draw:path draw:style-name="gr11" draw:text-style-name="P1" draw:layer="layout" svg:width="0.097cm" svg:height="0.168cm" svg:x="3.196cm" svg:y="16.851cm" svg:viewBox="0 0 98 169" svg:d="M1 0c-5 28 3 65 22 98 20 35 47 61 75 71">
          <text:p/>
        </draw:path>
        <draw:path draw:style-name="gr11" draw:text-style-name="P1" draw:layer="layout" svg:width="0.784cm" svg:height="0.136cm" svg:x="3.346cm" svg:y="15.298cm" svg:viewBox="0 0 785 137" svg:d="M785 137c-78-84-228-137-392-137s-316 53-393 137">
          <text:p/>
        </draw:path>
        <draw:path draw:style-name="gr11" draw:text-style-name="P1" draw:layer="layout" svg:width="0.166cm" svg:height="0.269cm" svg:x="3.126cm" svg:y="17.993cm" svg:viewBox="0 0 167 270" svg:d="M10 0c-19 40-9 105 25 166 34 59 87 101 132 104">
          <text:p/>
        </draw:path>
        <draw:path draw:style-name="gr11" draw:text-style-name="P1" draw:layer="layout" svg:width="0.166cm" svg:height="0.269cm" svg:x="3.126cm" svg:y="16.819cm" svg:viewBox="0 0 167 270" svg:d="M10 0c-19 40-9 106 25 165 34 60 87 102 132 105">
          <text:p/>
        </draw:path>
        <draw:path draw:style-name="gr11" draw:text-style-name="P1" draw:layer="layout" svg:width="0.168cm" svg:height="0.278cm" svg:x="3.12cm" svg:y="17.991cm" svg:viewBox="0 0 169 279" svg:d="M8 0c-17 43-6 109 28 170 35 60 87 103 133 109">
          <text:p/>
        </draw:path>
        <draw:path draw:style-name="gr11" draw:text-style-name="P1" draw:layer="layout" svg:width="0.168cm" svg:height="0.277cm" svg:x="3.12cm" svg:y="16.818cm" svg:viewBox="0 0 169 278" svg:d="M8 0c-17 42-6 108 28 168 35 61 87 104 133 110">
          <text:p/>
        </draw:path>
        <draw:path draw:style-name="gr11" draw:text-style-name="P1" draw:layer="layout" svg:width="0.589cm" svg:height="0.066cm" svg:x="3.443cm" svg:y="15.252cm" svg:viewBox="0 0 590 67" svg:d="M590 67c-167-89-423-89-590 0">
          <text:p/>
        </draw:path>
        <draw:path draw:style-name="gr11" draw:text-style-name="P1" draw:layer="layout" svg:width="0.211cm" svg:height="0.231cm" svg:x="3.086cm" svg:y="17.991cm" svg:viewBox="0 0 212 232" svg:d="M212 232c0-58-31-128-78-177-46-49-99-67-134-47">
          <text:p/>
        </draw:path>
        <draw:path draw:style-name="gr11" draw:text-style-name="P1" draw:layer="layout" svg:width="0.212cm" svg:height="0.311cm" svg:x="3.049cm" svg:y="17.999cm" svg:viewBox="0 0 213 312" svg:d="M38 0c-51 28-51 118 0 203 48 84 126 129 175 101">
          <text:p/>
        </draw:path>
        <draw:path draw:style-name="gr11" draw:text-style-name="P1" draw:layer="layout" svg:width="0.036cm" svg:height="0.08cm" svg:x="3.261cm" svg:y="18.222cm" svg:viewBox="0 0 37 81" svg:d="M0 81c23-13 37-43 37-81">
          <text:p/>
        </draw:path>
        <draw:path draw:style-name="gr11" draw:text-style-name="P1" draw:layer="layout" svg:width="0.211cm" svg:height="0.231cm" svg:x="3.086cm" svg:y="16.817cm" svg:viewBox="0 0 212 232" svg:d="M212 232c0-58-31-128-78-177-46-49-99-67-134-47">
          <text:p/>
        </draw:path>
        <draw:path draw:style-name="gr11" draw:text-style-name="P1" draw:layer="layout" svg:width="0.212cm" svg:height="0.311cm" svg:x="3.049cm" svg:y="16.825cm" svg:viewBox="0 0 213 312" svg:d="M38 0c-51 28-51 119 0 203 48 84 126 129 175 101">
          <text:p/>
        </draw:path>
        <draw:path draw:style-name="gr11" draw:text-style-name="P1" draw:layer="layout" svg:width="0.036cm" svg:height="0.08cm" svg:x="3.261cm" svg:y="17.048cm" svg:viewBox="0 0 37 81" svg:d="M0 81c23-13 37-42 37-81">
          <text:p/>
        </draw:path>
        <draw:path draw:style-name="gr11" draw:text-style-name="P1" draw:layer="layout" svg:width="0.116cm" svg:height="0.158cm" svg:x="4.019cm" svg:y="15.309cm" svg:viewBox="0 0 117 159" svg:d="M117 159c-2-59-44-117-117-159">
          <text:p/>
        </draw:path>
        <draw:path draw:style-name="gr11" draw:text-style-name="P1" draw:layer="layout" svg:width="0.562cm" svg:height="0.067cm" svg:x="3.457cm" svg:y="15.242cm" svg:viewBox="0 0 563 68" svg:d="M563 68c-155-91-408-91-563 0">
          <text:p/>
        </draw:path>
        <draw:path draw:style-name="gr11" draw:text-style-name="P1" draw:layer="layout" svg:width="0.116cm" svg:height="0.158cm" svg:x="3.341cm" svg:y="15.309cm" svg:viewBox="0 0 117 159" svg:d="M117 0c-74 42-116 100-117 159">
          <text:p/>
        </draw:path>
        <draw:line draw:style-name="gr11" draw:text-style-name="P1" draw:layer="layout" svg:x1="3.543cm" svg:y1="19.534cm" svg:x2="3.543cm" svg:y2="16.024cm">
          <text:p/>
        </draw:line>
        <draw:line draw:style-name="gr11" draw:text-style-name="P1" draw:layer="layout" svg:x1="2.819cm" svg:y1="19.116cm" svg:x2="3.544cm" svg:y2="19.535cm">
          <text:p/>
        </draw:line>
        <draw:line draw:style-name="gr11" draw:text-style-name="P1" draw:layer="layout" svg:x1="2.819cm" svg:y1="15.606cm" svg:x2="3.544cm" svg:y2="16.025cm">
          <text:p/>
        </draw:line>
        <draw:line draw:style-name="gr11" draw:text-style-name="P1" draw:layer="layout" svg:x1="2.819cm" svg:y1="19.116cm" svg:x2="2.819cm" svg:y2="15.606cm">
          <text:p/>
        </draw:line>
        <draw:path draw:style-name="gr11" draw:text-style-name="P1" draw:layer="layout" svg:width="0.062cm" svg:height="0.107cm" svg:x="3.013cm" svg:y="18.932cm" svg:viewBox="0 0 63 108" svg:d="M63 108c0-39-27-88-63-108">
          <text:p/>
        </draw:path>
        <draw:path draw:style-name="gr11" draw:text-style-name="P1" draw:layer="layout" svg:width="0.123cm" svg:height="0.16cm" svg:x="2.952cm" svg:y="18.924cm" svg:viewBox="0 0 124 161" svg:d="M61 9c-34-20-61-4-61 36s27 88 61 108c36 20 63 4 63-36">
          <text:p/>
        </draw:path>
        <draw:path draw:style-name="gr11" draw:text-style-name="P1" draw:layer="layout" svg:width="0.062cm" svg:height="0.107cm" svg:x="3.349cm" svg:y="19.126cm" svg:viewBox="0 0 63 108" svg:d="M63 108c0-41-29-88-63-108">
          <text:p/>
        </draw:path>
        <draw:path draw:style-name="gr11" draw:text-style-name="P1" draw:layer="layout" svg:width="0.124cm" svg:height="0.16cm" svg:x="3.287cm" svg:y="19.117cm" svg:viewBox="0 0 125 161" svg:d="M62 9c-34-20-62-4-62 36s28 88 62 108c35 19 63 3 63-36">
          <text:p/>
        </draw:path>
        <draw:path draw:style-name="gr11" draw:text-style-name="P1" draw:layer="layout" svg:width="0.062cm" svg:height="0.107cm" svg:x="3.349cm" svg:y="16.065cm" svg:viewBox="0 0 63 108" svg:d="M63 108c0-39-29-88-63-108">
          <text:p/>
        </draw:path>
        <draw:path draw:style-name="gr11" draw:text-style-name="P1" draw:layer="layout" svg:width="0.124cm" svg:height="0.16cm" svg:x="3.287cm" svg:y="16.057cm" svg:viewBox="0 0 125 161" svg:d="M62 8c-34-19-62-3-62 36 0 40 28 88 62 108 35 20 63 4 63-36">
          <text:p/>
        </draw:path>
        <draw:path draw:style-name="gr11" draw:text-style-name="P1" draw:layer="layout" svg:width="0.062cm" svg:height="0.108cm" svg:x="3.013cm" svg:y="15.871cm" svg:viewBox="0 0 63 109" svg:d="M63 109c0-40-27-88-63-109">
          <text:p/>
        </draw:path>
        <draw:path draw:style-name="gr11" draw:text-style-name="P1" draw:layer="layout" svg:width="0.123cm" svg:height="0.16cm" svg:x="2.952cm" svg:y="15.863cm" svg:viewBox="0 0 124 161" svg:d="M61 8c-34-19-61-3-61 36 0 40 27 89 61 108 36 20 63 4 63-36">
          <text:p/>
        </draw:path>
        <draw:path draw:style-name="gr11" draw:text-style-name="P1" draw:layer="layout" svg:width="0.678cm" svg:height="0.229cm" svg:x="3.457cm" svg:y="15.463cm" svg:viewBox="0 0 679 230" svg:d="M0 163c114 66 285 86 434 49 148-35 245-119 245-212">
          <text:p/>
        </draw:path>
        <draw:path draw:style-name="gr11" draw:text-style-name="P1" draw:layer="layout" svg:width="0.794cm" svg:height="0.229cm" svg:x="3.341cm" svg:y="15.234cm" svg:viewBox="0 0 795 230" svg:d="M795 230c0-127-178-230-397-230-221 0-398 103-398 230">
          <text:p/>
        </draw:path>
        <draw:path draw:style-name="gr11" draw:text-style-name="P1" draw:layer="layout" svg:width="0.116cm" svg:height="0.163cm" svg:x="3.341cm" svg:y="15.463cm" svg:viewBox="0 0 117 164" svg:d="M0 0c0 62 41 121 117 164">
          <text:p/>
        </draw:path>
        <draw:line draw:style-name="gr11" draw:text-style-name="P1" draw:layer="layout" svg:x1="3.579cm" svg:y1="19.534cm" svg:x2="3.543cm" svg:y2="19.534cm">
          <text:p/>
        </draw:line>
        <draw:line draw:style-name="gr11" draw:text-style-name="P1" draw:layer="layout" svg:x1="3.543cm" svg:y1="16.024cm" svg:x2="3.579cm" svg:y2="16.024cm">
          <text:p/>
        </draw:line>
        <draw:line draw:style-name="gr11" draw:text-style-name="P1" draw:layer="layout" svg:x1="3.579cm" svg:y1="19.534cm" svg:x2="3.579cm" svg:y2="16.024cm">
          <text:p/>
        </draw:line>
        <draw:line draw:style-name="gr11" draw:text-style-name="P1" draw:layer="layout" svg:x1="3.562cm" svg:y1="19.545cm" svg:x2="3.543cm" svg:y2="19.534cm">
          <text:p/>
        </draw:line>
        <draw:line draw:style-name="gr11" draw:text-style-name="P1" draw:layer="layout" svg:x1="2.819cm" svg:y1="15.607cm" svg:x2="2.838cm" svg:y2="15.576cm">
          <text:p/>
        </draw:line>
        <draw:line draw:style-name="gr11" draw:text-style-name="P1" draw:layer="layout" svg:x1="3.543cm" svg:y1="16.025cm" svg:x2="3.562cm" svg:y2="15.994cm">
          <text:p/>
        </draw:line>
        <draw:line draw:style-name="gr11" draw:text-style-name="P1" draw:layer="layout" svg:x1="2.837cm" svg:y1="15.576cm" svg:x2="3.562cm" svg:y2="15.995cm">
          <text:p/>
        </draw:line>
        <draw:line draw:style-name="gr11" draw:text-style-name="P1" draw:layer="layout" svg:x1="2.819cm" svg:y1="15.586cm" svg:x2="2.819cm" svg:y2="15.606cm">
          <text:p/>
        </draw:line>
        <draw:path draw:style-name="gr11" draw:text-style-name="P1" draw:layer="layout" svg:width="0.023cm" svg:height="0.004cm" svg:x="3cm" svg:y="18.936cm" svg:viewBox="0 0 24 5" svg:d="M24 3c-9-4-17-4-24 2">
          <text:p/>
        </draw:path>
        <draw:path draw:style-name="gr11" draw:text-style-name="P1" draw:layer="layout" svg:width="0.075cm" svg:height="0.111cm" svg:x="2.987cm" svg:y="18.939cm" svg:viewBox="0 0 76 112" svg:d="M13 0c-17 10-17 42 0 72 17 31 46 47 63 37">
          <text:p/>
        </draw:path>
        <draw:path draw:style-name="gr11" draw:text-style-name="P1" draw:layer="layout" svg:width="0.012cm" svg:height="0.019cm" svg:x="3.062cm" svg:y="19.028cm" svg:viewBox="0 0 13 20" svg:d="M0 20c8-3 12-10 13-20">
          <text:p/>
        </draw:path>
        <draw:path draw:style-name="gr11" draw:text-style-name="P1" draw:layer="layout" svg:width="0.023cm" svg:height="0.004cm" svg:x="3.336cm" svg:y="19.13cm" svg:viewBox="0 0 24 5" svg:d="M24 3c-9-4-18-4-24 2">
          <text:p/>
        </draw:path>
        <draw:path draw:style-name="gr11" draw:text-style-name="P1" draw:layer="layout" svg:width="0.076cm" svg:height="0.111cm" svg:x="3.323cm" svg:y="19.133cm" svg:viewBox="0 0 77 112" svg:d="M14 0c-19 10-19 43 0 73 18 30 46 46 63 36">
          <text:p/>
        </draw:path>
        <draw:path draw:style-name="gr11" draw:text-style-name="P1" draw:layer="layout" svg:width="0.012cm" svg:height="0.02cm" svg:x="3.398cm" svg:y="19.221cm" svg:viewBox="0 0 13 21" svg:d="M0 21c7-5 12-11 13-21">
          <text:p/>
        </draw:path>
        <draw:path draw:style-name="gr11" draw:text-style-name="P1" draw:layer="layout" svg:width="0.023cm" svg:height="0.003cm" svg:x="3.336cm" svg:y="16.069cm" svg:viewBox="0 0 24 4" svg:d="M24 4c-9-6-18-4-24 0">
          <text:p/>
        </draw:path>
        <draw:path draw:style-name="gr11" draw:text-style-name="P1" draw:layer="layout" svg:width="0.076cm" svg:height="0.112cm" svg:x="3.323cm" svg:y="16.072cm" svg:viewBox="0 0 77 113" svg:d="M14 0c-19 10-19 43 0 72 18 31 46 48 63 38">
          <text:p/>
        </draw:path>
        <draw:path draw:style-name="gr11" draw:text-style-name="P1" draw:layer="layout" svg:width="0.012cm" svg:height="0.02cm" svg:x="3.398cm" svg:y="16.161cm" svg:viewBox="0 0 13 21" svg:d="M0 21c7-5 12-12 13-21">
          <text:p/>
        </draw:path>
        <draw:path draw:style-name="gr11" draw:text-style-name="P1" draw:layer="layout" svg:width="0.023cm" svg:height="0.004cm" svg:x="3cm" svg:y="15.876cm" svg:viewBox="0 0 24 5" svg:d="M24 3c-9-4-17-4-24 2">
          <text:p/>
        </draw:path>
        <draw:path draw:style-name="gr11" draw:text-style-name="P1" draw:layer="layout" svg:width="0.075cm" svg:height="0.111cm" svg:x="2.987cm" svg:y="15.879cm" svg:viewBox="0 0 76 112" svg:d="M13 0c-17 9-17 42 0 73 17 30 46 46 63 36">
          <text:p/>
        </draw:path>
        <draw:path draw:style-name="gr11" draw:text-style-name="P1" draw:layer="layout" svg:width="0.012cm" svg:height="0.02cm" svg:x="3.062cm" svg:y="15.967cm" svg:viewBox="0 0 13 21" svg:d="M0 21c8-4 12-11 13-21">
          <text:p/>
        </draw:path>
        <draw:path draw:style-name="gr11" draw:text-style-name="P1" draw:layer="layout" svg:width="0.894cm" svg:height="0.517cm" svg:x="3.291cm" svg:y="15.205cm" svg:viewBox="0 0 895 518" svg:d="M895 259c0-142-201-259-448-259s-447 117-447 259M0 259c0 143 200 259 447 259s448-116 448-259">
          <text:p/>
        </draw:path>
        <draw:line draw:style-name="gr11" draw:text-style-name="P1" draw:layer="layout" svg:x1="3.561cm" svg:y1="19.545cm" svg:x2="3.581cm" svg:y2="19.534cm">
          <text:p/>
        </draw:line>
        <draw:line draw:style-name="gr11" draw:text-style-name="P1" draw:layer="layout" svg:x1="3.581cm" svg:y1="16.025cm" svg:x2="3.561cm" svg:y2="15.994cm">
          <text:p/>
        </draw:line>
        <draw:line draw:style-name="gr11" draw:text-style-name="P1" draw:layer="layout" svg:x1="4.674cm" svg:y1="18.901cm" svg:x2="4.674cm" svg:y2="15.392cm">
          <text:p/>
        </draw:line>
        <draw:line draw:style-name="gr11" draw:text-style-name="P1" draw:layer="layout" svg:x1="3.579cm" svg:y1="19.535cm" svg:x2="4.675cm" svg:y2="18.901cm">
          <text:p/>
        </draw:line>
        <draw:line draw:style-name="gr11" draw:text-style-name="P1" draw:layer="layout" svg:x1="3.579cm" svg:y1="16.025cm" svg:x2="4.675cm" svg:y2="15.392cm">
          <text:p/>
        </draw:line>
        <draw:path draw:style-name="gr11" draw:text-style-name="P1" draw:layer="layout" svg:width="0.094cm" svg:height="0.067cm" svg:x="4.515cm" svg:y="15.485cm" svg:viewBox="0 0 95 68" svg:d="M95 68c0-61-43-86-95-55">
          <text:p/>
        </draw:path>
        <draw:path draw:style-name="gr11" draw:text-style-name="P1" draw:layer="layout" svg:width="0.093cm" svg:height="0.162cm" svg:x="4.422cm" svg:y="15.498cm" svg:viewBox="0 0 94 163" svg:d="M94 0c-52 30-94 103-94 163">
          <text:p/>
        </draw:path>
        <draw:path draw:style-name="gr11" draw:text-style-name="P1" draw:layer="layout" svg:width="0.187cm" svg:height="0.175cm" svg:x="4.422cm" svg:y="15.552cm" svg:viewBox="0 0 188 176" svg:d="M0 109c0 60 42 84 93 54 52-30 95-102 95-163">
          <text:p/>
        </draw:path>
        <draw:path draw:style-name="gr11" draw:text-style-name="P1" draw:layer="layout" svg:width="0.094cm" svg:height="0.067cm" svg:x="4.515cm" svg:y="18.75cm" svg:viewBox="0 0 95 68" svg:d="M95 68c0-61-43-85-95-55">
          <text:p/>
        </draw:path>
        <draw:path draw:style-name="gr11" draw:text-style-name="P1" draw:layer="layout" svg:width="0.093cm" svg:height="0.162cm" svg:x="4.422cm" svg:y="18.763cm" svg:viewBox="0 0 94 163" svg:d="M94 0c-52 29-94 102-94 163">
          <text:p/>
        </draw:path>
        <draw:path draw:style-name="gr11" draw:text-style-name="P1" draw:layer="layout" svg:width="0.187cm" svg:height="0.175cm" svg:x="4.422cm" svg:y="18.817cm" svg:viewBox="0 0 188 176" svg:d="M0 109c0 60 42 84 93 54 52-30 95-104 95-163">
          <text:p/>
        </draw:path>
        <draw:path draw:style-name="gr11" draw:text-style-name="P1" draw:layer="layout" svg:width="0.094cm" svg:height="0.067cm" svg:x="3.738cm" svg:y="19.199cm" svg:viewBox="0 0 95 68" svg:d="M95 68c0-61-42-85-95-56">
          <text:p/>
        </draw:path>
        <draw:path draw:style-name="gr11" draw:text-style-name="P1" draw:layer="layout" svg:width="0.094cm" svg:height="0.163cm" svg:x="3.644cm" svg:y="19.211cm" svg:viewBox="0 0 95 164" svg:d="M95 0c-52 30-95 103-95 164">
          <text:p/>
        </draw:path>
        <draw:path draw:style-name="gr11" draw:text-style-name="P1" draw:layer="layout" svg:width="0.188cm" svg:height="0.175cm" svg:x="3.644cm" svg:y="19.266cm" svg:viewBox="0 0 189 176" svg:d="M0 108c0 60 43 85 95 55 52-31 94-104 94-163">
          <text:p/>
        </draw:path>
        <draw:path draw:style-name="gr11" draw:text-style-name="P1" draw:layer="layout" svg:width="0.094cm" svg:height="0.066cm" svg:x="3.738cm" svg:y="15.934cm" svg:viewBox="0 0 95 67" svg:d="M95 67c0-60-42-85-95-54">
          <text:p/>
        </draw:path>
        <draw:path draw:style-name="gr11" draw:text-style-name="P1" draw:layer="layout" svg:width="0.094cm" svg:height="0.162cm" svg:x="3.644cm" svg:y="15.947cm" svg:viewBox="0 0 95 163" svg:d="M95 0c-52 31-95 103-95 163">
          <text:p/>
        </draw:path>
        <draw:path draw:style-name="gr11" draw:text-style-name="P1" draw:layer="layout" svg:width="0.188cm" svg:height="0.175cm" svg:x="3.644cm" svg:y="16.001cm" svg:viewBox="0 0 189 176" svg:d="M0 109c0 60 43 84 95 54s94-103 94-163">
          <text:p/>
        </draw:path>
        <draw:line draw:style-name="gr11" draw:text-style-name="P1" draw:layer="layout" svg:x1="2.819cm" svg:y1="15.587cm" svg:x2="2.838cm" svg:y2="15.576cm">
          <text:p/>
        </draw:line>
        <draw:line draw:style-name="gr11" draw:text-style-name="P1" draw:layer="layout" svg:x1="4.658cm" svg:y1="15.362cm" svg:x2="4.409cm" svg:y2="15.218cm">
          <text:p/>
        </draw:line>
        <draw:line draw:style-name="gr11" draw:text-style-name="P1" draw:layer="layout" svg:x1="3.561cm" svg:y1="15.995cm" svg:x2="4.658cm" svg:y2="15.361cm">
          <text:p/>
        </draw:line>
        <draw:line draw:style-name="gr11" draw:text-style-name="P1" draw:layer="layout" svg:x1="4.41cm" svg:y1="15.218cm" svg:x2="4.392cm" svg:y2="15.23cm">
          <text:p/>
        </draw:line>
        <draw:path draw:style-name="gr11" draw:text-style-name="P1" draw:layer="layout" svg:width="0.243cm" svg:height="0.029cm" svg:x="4.149cm" svg:y="15.229cm" svg:viewBox="0 0 244 30" svg:d="M244 0c-67 39-175 40-244 2">
          <text:p/>
        </draw:path>
        <draw:line draw:style-name="gr11" draw:text-style-name="P1" draw:layer="layout" svg:x1="3.421cm" svg:y1="15.239cm" svg:x2="2.837cm" svg:y2="15.577cm">
          <text:p/>
        </draw:line>
        <draw:path draw:style-name="gr11" draw:text-style-name="P1" draw:layer="layout" svg:width="0.729cm" svg:height="0.089cm" svg:x="3.42cm" svg:y="15.15cm" svg:viewBox="0 0 730 90" svg:d="M730 82c-96-51-229-83-364-82-135 0-271 34-366 90">
          <text:p/>
        </draw:path>
        <draw:path draw:style-name="gr11" draw:text-style-name="P1" draw:layer="layout" svg:width="0.936cm" svg:height="0.54cm" svg:x="3.27cm" svg:y="15.193cm" svg:viewBox="0 0 937 541" svg:d="M937 271c0-150-210-271-468-271s-469 121-469 271M0 271c0 149 211 270 469 270s468-121 468-270">
          <text:p/>
        </draw:path>
        <draw:line draw:style-name="gr11" draw:text-style-name="P1" draw:layer="layout" svg:x1="4.675cm" svg:y1="15.393cm" svg:x2="4.657cm" svg:y2="15.361cm">
          <text:p/>
        </draw:line>
        <draw:line draw:style-name="gr11" draw:text-style-name="P1" draw:layer="layout" svg:x1="4.674cm" svg:y1="15.392cm" svg:x2="4.674cm" svg:y2="15.372cm">
          <text:p/>
        </draw:line>
        <draw:path draw:style-name="gr11" draw:text-style-name="P1" draw:layer="layout" svg:width="0.023cm" svg:height="0.049cm" svg:x="4.551cm" svg:y="15.503cm" svg:viewBox="0 0 24 50" svg:d="M24 50c0-23-8-41-24-50">
          <text:p/>
        </draw:path>
        <draw:path draw:style-name="gr11" draw:text-style-name="P1" draw:layer="layout" svg:width="0.045cm" svg:height="0.006cm" svg:x="4.506cm" svg:y="15.498cm" svg:viewBox="0 0 46 7" svg:d="M46 6c-12-8-28-8-46 1">
          <text:p/>
        </draw:path>
        <draw:path draw:style-name="gr11" draw:text-style-name="P1" draw:layer="layout" svg:width="0.022cm" svg:height="0.04cm" svg:x="4.422cm" svg:y="15.649cm" svg:viewBox="0 0 23 41" svg:d="M0 0c2 20 10 34 23 41">
          <text:p/>
        </draw:path>
        <draw:path draw:style-name="gr11" draw:text-style-name="P1" draw:layer="layout" svg:width="0.13cm" svg:height="0.142cm" svg:x="4.444cm" svg:y="15.552cm" svg:viewBox="0 0 131 143" svg:d="M0 138c23 13 55 1 84-29 28-30 47-72 47-109">
          <text:p/>
        </draw:path>
        <draw:path draw:style-name="gr11" draw:text-style-name="P1" draw:layer="layout" svg:width="0.023cm" svg:height="0.05cm" svg:x="4.551cm" svg:y="18.767cm" svg:viewBox="0 0 24 51" svg:d="M24 51c0-24-8-42-24-51">
          <text:p/>
        </draw:path>
        <draw:path draw:style-name="gr11" draw:text-style-name="P1" draw:layer="layout" svg:width="0.045cm" svg:height="0.006cm" svg:x="4.506cm" svg:y="18.762cm" svg:viewBox="0 0 46 7" svg:d="M46 5c-12-8-28-7-46 2">
          <text:p/>
        </draw:path>
        <draw:path draw:style-name="gr11" draw:text-style-name="P1" draw:layer="layout" svg:width="0.022cm" svg:height="0.04cm" svg:x="4.422cm" svg:y="18.914cm" svg:viewBox="0 0 23 41" svg:d="M0 0c2 19 10 34 23 41">
          <text:p/>
        </draw:path>
        <draw:path draw:style-name="gr11" draw:text-style-name="P1" draw:layer="layout" svg:width="0.13cm" svg:height="0.142cm" svg:x="4.444cm" svg:y="18.817cm" svg:viewBox="0 0 131 143" svg:d="M0 138c23 13 55 1 84-29 28-30 47-73 47-109">
          <text:p/>
        </draw:path>
        <draw:path draw:style-name="gr11" draw:text-style-name="P1" draw:layer="layout" svg:width="0.022cm" svg:height="0.05cm" svg:x="3.774cm" svg:y="19.216cm" svg:viewBox="0 0 23 51" svg:d="M23 51c0-24-9-42-23-51">
          <text:p/>
        </draw:path>
        <draw:path draw:style-name="gr11" draw:text-style-name="P1" draw:layer="layout" svg:width="0.045cm" svg:height="0.006cm" svg:x="3.729cm" svg:y="19.211cm" svg:viewBox="0 0 46 7" svg:d="M46 6c-12-8-29-7-46 1">
          <text:p/>
        </draw:path>
        <draw:path draw:style-name="gr11" draw:text-style-name="P1" draw:layer="layout" svg:width="0.021cm" svg:height="0.039cm" svg:x="3.645cm" svg:y="19.363cm" svg:viewBox="0 0 22 40" svg:d="M0 0c2 19 9 33 22 40">
          <text:p/>
        </draw:path>
        <draw:path draw:style-name="gr11" draw:text-style-name="P1" draw:layer="layout" svg:width="0.13cm" svg:height="0.141cm" svg:x="3.666cm" svg:y="19.266cm" svg:viewBox="0 0 131 142" svg:d="M0 137c23 13 56 2 84-29 29-30 47-73 47-108">
          <text:p/>
        </draw:path>
        <draw:path draw:style-name="gr11" draw:text-style-name="P1" draw:layer="layout" svg:width="0.022cm" svg:height="0.049cm" svg:x="3.774cm" svg:y="15.952cm" svg:viewBox="0 0 23 50" svg:d="M23 50c0-24-9-42-23-50">
          <text:p/>
        </draw:path>
        <draw:path draw:style-name="gr11" draw:text-style-name="P1" draw:layer="layout" svg:width="0.045cm" svg:height="0.006cm" svg:x="3.729cm" svg:y="15.947cm" svg:viewBox="0 0 46 7" svg:d="M46 6c-12-8-29-8-46 1">
          <text:p/>
        </draw:path>
        <draw:path draw:style-name="gr11" draw:text-style-name="P1" draw:layer="layout" svg:width="0.021cm" svg:height="0.04cm" svg:x="3.645cm" svg:y="16.098cm" svg:viewBox="0 0 22 41" svg:d="M0 0c2 19 9 34 22 41">
          <text:p/>
        </draw:path>
        <draw:path draw:style-name="gr11" draw:text-style-name="P1" draw:layer="layout" svg:width="0.13cm" svg:height="0.142cm" svg:x="3.666cm" svg:y="16.001cm" svg:viewBox="0 0 131 143" svg:d="M0 138c23 13 56 1 84-29 29-30 47-73 47-109">
          <text:p/>
        </draw:path>
        <draw:line draw:style-name="gr11" draw:text-style-name="P1" draw:layer="layout" svg:x1="4.675cm" svg:y1="15.373cm" svg:x2="4.657cm" svg:y2="15.361cm">
          <text:p/>
        </draw:line>
        <draw:path draw:style-name="gr9" draw:text-style-name="P7" draw:layer="layout" svg:width="3.198cm" svg:height="8.696cm" svg:x="19.481cm" svg:y="2.465cm" svg:viewBox="0 0 3199 8697" svg:d="M50 8697h755 1590 755l49-50v-8597l-49-50h-755-1590-755l-50 50v375 1c0 1 0 2 0 3 0 2 0 4 0 5 0 3 0 5 0 8s0 6 0 9c0 4 0 8 0 12s0 8 0 13 0 10 0 14c0 6 0 11 0 16 0 6 0 12 0 18s0 12 0 18c0 18 0 38 0 57 0 14 0 27 0 39 0 13 0 25 0 37 0 6 0 12 0 18 0 5 0 10 0 16 0 4 0 9 0 14s0 9 0 13 0 8 0 12c0 3 0 6 0 9s0 5 0 8c0 1 0 3 0 5 0 1 0 2 0 3s0 1 0 1v1783 350 350 2175 350 350 1790c0 1 0 1 0 1 0 2 0 3 0 4 0 2 0 3 0 5 0 3 0 5 0 8s0 6 0 9c0 4 0 8 0 12s0 8 0 13c0 4 0 9 0 14 0 6 0 11 0 16 0 6 0 12 0 17 0 6 0 12 0 18 0 19 0 39 0 58 0 13 0 26 0 39s0 25 0 37c0 6 0 12 0 17 0 6 0 11 0 16s0 10 0 15c0 4 0 9 0 13s0 8 0 11c0 4 0 7 0 10 0 2 0 5 0 7s0 4 0 6c0 1 0 2 0 3v1 375z">
          <text:p/>
        </draw:path>
        <draw:polygon draw:style-name="gr10" draw:text-style-name="P1" draw:layer="layout" svg:width="0cm" svg:height="0cm" svg:x="21.08cm" svg:y="6.813cm" svg:viewBox="0 0 0 0" draw:points="0,0">
          <text:p/>
        </draw:polygon>
        <draw:polygon draw:style-name="gr9" draw:text-style-name="P7" draw:layer="layout" svg:width="3.099cm" svg:height="8.596cm" svg:x="19.531cm" svg:y="2.515cm" svg:viewBox="0 0 3100 8597" draw:points="0,8597 3100,8597 3100,0 0,0">
          <text:p/>
        </draw:polygon>
        <draw:polygon draw:style-name="gr9" draw:text-style-name="P7" draw:layer="layout" svg:width="0.049cm" svg:height="8.596cm" svg:x="22.63cm" svg:y="2.515cm" svg:viewBox="0 0 50 8597" draw:points="50,8597 50,0 0,0 0,8597">
          <text:p/>
        </draw:polygon>
        <draw:polygon draw:style-name="gr10" draw:text-style-name="P1" draw:layer="layout" svg:width="0cm" svg:height="0cm" svg:x="21.08cm" svg:y="6.813cm" svg:viewBox="0 0 0 0" draw:points="0,0">
          <text:p/>
        </draw:polygon>
        <draw:path draw:style-name="gr9" draw:text-style-name="P7" draw:layer="layout" svg:width="0.05cm" svg:height="8.596cm" svg:x="19.481cm" svg:y="2.515cm" svg:viewBox="0 0 51 8597" svg:d="M51 8597v-8597h-51v375 1c0 1 0 2 0 3 0 2 0 4 0 5 0 3 0 5 0 8s0 6 0 9c0 4 0 8 0 12s0 8 0 13 0 10 0 14c0 6 0 11 0 16 0 6 0 12 0 18s0 12 0 18c0 18 0 38 0 57 0 14 0 27 0 39 0 13 0 25 0 37 0 6 0 12 0 18 0 5 0 10 0 16 0 4 0 9 0 14s0 9 0 13 0 8 0 12c0 3 0 6 0 9s0 5 0 8c0 1 0 3 0 5 0 1 0 2 0 3s0 1 0 1v1783 350 350 2175 350 350 1790c0 1 0 1 0 1 0 2 0 3 0 4 0 2 0 3 0 5 0 3 0 5 0 8s0 6 0 9c0 4 0 8 0 12s0 8 0 13c0 4 0 9 0 14 0 6 0 11 0 16 0 6 0 12 0 17 0 6 0 12 0 18 0 19 0 39 0 58 0 13 0 26 0 39s0 25 0 37c0 6 0 12 0 17 0 6 0 11 0 16s0 10 0 15c0 4 0 9 0 13s0 8 0 11c0 4 0 7 0 10 0 2 0 5 0 7s0 4 0 6c0 1 0 2 0 3v1 375z">
          <text:p/>
        </draw:path>
        <draw:polygon draw:style-name="gr10" draw:text-style-name="P1" draw:layer="layout" svg:width="0cm" svg:height="0cm" svg:x="21.08cm" svg:y="6.813cm" svg:viewBox="0 0 0 0" draw:points="0,0">
          <text:p/>
        </draw:polygon>
        <draw:path draw:style-name="gr9" draw:text-style-name="P7" draw:layer="layout" svg:width="0.43cm" svg:height="0.43cm" svg:x="19.766cm" svg:y="10.596cm" svg:viewBox="0 0 431 431" svg:d="M40 90c-54 76-54 178 1 252 55 76 153 107 242 78 88-29 148-112 148-205 0-119-97-215-215-215-66 0-127 29-168 80-3 3-6 7-8 10 0 0 2-3 8-10-3 3-6 7-8 10-54 76-54 178 1 252 55 76 153 107 242 78 88-29 148-112 148-205 0-119-97-215-215-215v80h-168c-5 5-7 9-8 10s2-3 8-10c7-9 18-21 33-33s34-24 56-32c24-9 52-15 79-15v80h-168c41-51 102-80 168-80-27 0-55 6-79 15-22 8-41 20-56 32s-26 24-33 33c-6 7-9 11-8 10s3-5 8-10c-6 7-8 10-8 10z">
          <text:p/>
        </draw:path>
        <draw:polygon draw:style-name="gr10" draw:text-style-name="P1" draw:layer="layout" svg:width="0cm" svg:height="0cm" svg:x="21.08cm" svg:y="6.813cm" svg:viewBox="0 0 0 0" draw:points="0,0">
          <text:p/>
        </draw:polygon>
        <draw:path draw:style-name="gr9" draw:text-style-name="P7" draw:layer="layout" svg:width="0.53cm" svg:height="0.529cm" svg:x="21.915cm" svg:y="2.55cm" svg:viewBox="0 0 531 530" svg:d="M531 265c0 147-119 265-265 265-147 0-266-118-266-265s119-265 266-265c146 0 265 118 265 265z">
          <text:p/>
        </draw:path>
        <draw:polygon draw:style-name="gr10" draw:text-style-name="P1" draw:layer="layout" svg:width="0cm" svg:height="0cm" svg:x="21.08cm" svg:y="6.813cm" svg:viewBox="0 0 0 0" draw:points="0,0">
          <text:p/>
        </draw:polygon>
        <draw:path draw:style-name="gr9" draw:text-style-name="P7" draw:layer="layout" svg:width="0.53cm" svg:height="0.529cm" svg:x="19.716cm" svg:y="2.55cm" svg:viewBox="0 0 531 530" svg:d="M531 265c0 147-119 265-265 265-148 0-266-118-266-265s118-265 266-265c146 0 265 118 265 265z">
          <text:p/>
        </draw:path>
        <draw:polygon draw:style-name="gr10" draw:text-style-name="P1" draw:layer="layout" svg:width="0cm" svg:height="0cm" svg:x="21.08cm" svg:y="6.813cm" svg:viewBox="0 0 0 0" draw:points="0,0">
          <text:p/>
        </draw:polygon>
        <draw:path draw:style-name="gr9" draw:text-style-name="P7" draw:layer="layout" svg:width="0.53cm" svg:height="0.53cm" svg:x="21.915cm" svg:y="10.546cm" svg:viewBox="0 0 531 531" svg:d="M531 265c0 147-119 266-265 266-147 0-266-119-266-266 0-146 119-265 266-265 146 0 265 119 265 265z">
          <text:p/>
        </draw:path>
        <draw:polygon draw:style-name="gr10" draw:text-style-name="P1" draw:layer="layout" svg:width="0cm" svg:height="0cm" svg:x="21.08cm" svg:y="6.813cm" svg:viewBox="0 0 0 0" draw:points="0,0">
          <text:p/>
        </draw:polygon>
        <draw:path draw:style-name="gr9" draw:text-style-name="P7" draw:layer="layout" svg:width="0.53cm" svg:height="0.53cm" svg:x="19.716cm" svg:y="10.546cm" svg:viewBox="0 0 531 531" svg:d="M531 265c0 147-119 266-265 266-148 0-266-119-266-266 0-146 118-265 266-265 146 0 265 119 265 265z">
          <text:p/>
        </draw:path>
        <draw:polygon draw:style-name="gr10" draw:text-style-name="P1" draw:layer="layout" svg:width="0cm" svg:height="0cm" svg:x="21.08cm" svg:y="6.813cm" svg:viewBox="0 0 0 0" draw:points="0,0">
          <text:p/>
        </draw:polygon>
        <draw:polygon draw:style-name="gr9" draw:text-style-name="P7" draw:layer="layout" svg:width="3.099cm" svg:height="0.05cm" svg:x="19.531cm" svg:y="11.111cm" svg:viewBox="0 0 3100 51" draw:points="0,51 756,51 2345,51 3100,51 3100,0 0,0">
          <text:p/>
        </draw:polygon>
        <draw:polygon draw:style-name="gr10" draw:text-style-name="P1" draw:layer="layout" svg:width="0cm" svg:height="0cm" svg:x="21.08cm" svg:y="6.813cm" svg:viewBox="0 0 0 0" draw:points="0,0">
          <text:p/>
        </draw:polygon>
        <draw:polygon draw:style-name="gr9" draw:text-style-name="P7" draw:layer="layout" svg:width="3.099cm" svg:height="0.05cm" svg:x="19.531cm" svg:y="2.465cm" svg:viewBox="0 0 3100 51" draw:points="0,51 3100,51 3100,0 2345,0 756,0 0,0">
          <text:p/>
        </draw:polygon>
        <draw:polygon draw:style-name="gr10" draw:text-style-name="P1" draw:layer="layout" svg:width="0cm" svg:height="0cm" svg:x="21.08cm" svg:y="6.813cm" svg:viewBox="0 0 0 0" draw:points="0,0">
          <text:p/>
        </draw:polygon>
        <draw:path draw:style-name="gr9" draw:text-style-name="P7" draw:layer="layout" svg:width="0.43cm" svg:height="0.431cm" svg:x="19.766cm" svg:y="2.6cm" svg:viewBox="0 0 431 432" svg:d="M216 432c118 0 215-97 215-215 0-96-62-179-153-207-90-28-189 7-242 86-52 78-48 183 12 256 41 50 102 80 168 80z">
          <text:p/>
        </draw:path>
        <draw:polygon draw:style-name="gr10" draw:text-style-name="P1" draw:layer="layout" svg:width="0cm" svg:height="0cm" svg:x="21.08cm" svg:y="6.813cm" svg:viewBox="0 0 0 0" draw:points="0,0">
          <text:p/>
        </draw:polygon>
        <draw:path draw:style-name="gr9" draw:text-style-name="P7" draw:layer="layout" svg:width="0.43cm" svg:height="0.43cm" svg:x="21.965cm" svg:y="10.596cm" svg:viewBox="0 0 431 431" svg:d="M431 215c0 119-97 216-215 216-120 0-216-97-216-216s96-215 216-215c118 0 215 96 215 215z">
          <text:p/>
        </draw:path>
        <draw:polygon draw:style-name="gr10" draw:text-style-name="P1" draw:layer="layout" svg:width="0cm" svg:height="0cm" svg:x="21.08cm" svg:y="6.813cm" svg:viewBox="0 0 0 0" draw:points="0,0">
          <text:p/>
        </draw:polygon>
        <draw:path draw:style-name="gr9" draw:text-style-name="P7" draw:layer="layout" svg:width="0.43cm" svg:height="0.43cm" svg:x="21.965cm" svg:y="2.6cm" svg:viewBox="0 0 431 431" svg:d="M431 216c0 118-97 215-215 215-120 0-216-97-216-215 0-120 96-216 216-216 118 0 215 96 215 216z">
          <text:p/>
        </draw:path>
        <draw:polygon draw:style-name="gr10" draw:text-style-name="P1" draw:layer="layout" svg:width="0cm" svg:height="0cm" svg:x="21.08cm" svg:y="6.813cm" svg:viewBox="0 0 0 0" draw:points="0,0">
          <text:p/>
        </draw:polygon>
        <draw:path draw:style-name="gr9" draw:text-style-name="P7" draw:layer="layout" svg:width="0.43cm" svg:height="0.431cm" svg:x="19.766cm" svg:y="2.6cm" svg:viewBox="0 0 431 432" svg:d="M216 352v80c118 0 215-97 215-215 0-96-62-179-153-207-90-28-189 7-242 86-52 78-48 183 12 256z">
          <text:p/>
        </draw:path>
        <draw:polygon draw:style-name="gr10" draw:text-style-name="P1" draw:layer="layout" svg:width="0cm" svg:height="0cm" svg:x="21.08cm" svg:y="6.813cm" svg:viewBox="0 0 0 0" draw:points="0,0">
          <text:p/>
        </draw:polygon>
        <draw:path draw:style-name="gr9" draw:text-style-name="P7" draw:layer="layout" svg:width="0.167cm" svg:height="0.08cm" svg:x="19.814cm" svg:y="2.95cm" svg:viewBox="0 0 168 81" svg:d="M168 0v81c-65 0-126-30-168-81z">
          <text:p/>
        </draw:path>
        <draw:polygon draw:style-name="gr10" draw:text-style-name="P1" draw:layer="layout" svg:width="0cm" svg:height="0cm" svg:x="21.08cm" svg:y="6.813cm" svg:viewBox="0 0 0 0" draw:points="0,0">
          <text:p/>
        </draw:polygon>
        <draw:polygon draw:style-name="gr9" draw:text-style-name="P7" draw:layer="layout" svg:width="0.049cm" svg:height="0.05cm" svg:x="22.63cm" svg:y="2.465cm" svg:viewBox="0 0 50 51" draw:points="0,51 50,51 0,0">
          <text:p/>
        </draw:polygon>
        <draw:polygon draw:style-name="gr10" draw:text-style-name="P1" draw:layer="layout" svg:width="0cm" svg:height="0cm" svg:x="21.08cm" svg:y="6.813cm" svg:viewBox="0 0 0 0" draw:points="0,0">
          <text:p/>
        </draw:polygon>
        <draw:polygon draw:style-name="gr9" draw:text-style-name="P7" draw:layer="layout" svg:width="0.05cm" svg:height="0.05cm" svg:x="19.481cm" svg:y="11.111cm" svg:viewBox="0 0 51 51" draw:points="51,51 51,0 0,0">
          <text:p/>
        </draw:polygon>
        <draw:polygon draw:style-name="gr10" draw:text-style-name="P1" draw:layer="layout" svg:width="0cm" svg:height="0cm" svg:x="21.08cm" svg:y="6.813cm" svg:viewBox="0 0 0 0" draw:points="0,0">
          <text:p/>
        </draw:polygon>
        <draw:polygon draw:style-name="gr9" draw:text-style-name="P7" draw:layer="layout" svg:width="0.049cm" svg:height="0.05cm" svg:x="22.63cm" svg:y="11.111cm" svg:viewBox="0 0 50 51" draw:points="0,51 50,0 0,0">
          <text:p/>
        </draw:polygon>
        <draw:polygon draw:style-name="gr10" draw:text-style-name="P1" draw:layer="layout" svg:width="0cm" svg:height="0cm" svg:x="21.08cm" svg:y="6.813cm" svg:viewBox="0 0 0 0" draw:points="0,0">
          <text:p/>
        </draw:polygon>
        <draw:polygon draw:style-name="gr9" draw:text-style-name="P7" draw:layer="layout" svg:width="0.05cm" svg:height="0.05cm" svg:x="19.481cm" svg:y="2.465cm" svg:viewBox="0 0 51 51" draw:points="0,51 51,51 51,0">
          <text:p/>
        </draw:polygon>
        <draw:polygon draw:style-name="gr10" draw:text-style-name="P1" draw:layer="layout" svg:width="0cm" svg:height="0cm" svg:x="21.08cm" svg:y="6.813cm" svg:viewBox="0 0 0 0" draw:points="0,0">
          <text:p/>
        </draw:polygon>
        <draw:path draw:style-name="gr9" draw:text-style-name="P7" draw:layer="layout" svg:width="0.215cm" svg:height="0.215cm" svg:x="19.981cm" svg:y="10.596cm" svg:viewBox="0 0 216 216" svg:d="M216 216c0-120-97-216-216-216 119 0 216 96 216 216z">
          <text:p/>
        </draw:path>
        <draw:polygon draw:style-name="gr10" draw:text-style-name="P1" draw:layer="layout" svg:width="0cm" svg:height="0cm" svg:x="21.08cm" svg:y="6.813cm" svg:viewBox="0 0 0 0" draw:points="0,0">
          <text:p/>
        </draw:polygon>
        <draw:polyline draw:style-name="gr11" draw:text-style-name="P1" draw:layer="layout" svg:width="0cm" svg:height="0.349cm" svg:x="19.481cm" svg:y="7.896cm" svg:viewBox="0 0 0 350" draw:points="0,350 0,311 0,272 0,235 0,198 0,164 0,132 0,103 0,77 0,54 0,35 0,20 0,9 0,2 0,0">
          <text:p/>
        </draw:polyline>
        <draw:path draw:style-name="gr11" draw:text-style-name="P1" draw:layer="layout" svg:width="0cm" svg:height="0.349cm" svg:x="19.481cm" svg:y="8.246cm" svg:viewBox="0 0 0 350" svg:d="M0 350c0-1 0-2 0-2 0-2 0-5 0-7 0-3 0-7 0-11 0-5 0-10 0-15 0-6 0-12 0-19s0-15 0-22c0-9 0-18 0-27s0-19 0-29 0-21 0-32 0-23 0-34c0-12 0-24 0-36 0-13 0-25 0-38 0-26 0-52 0-78">
          <text:p/>
        </draw:path>
        <draw:polyline draw:style-name="gr11" draw:text-style-name="P1" draw:layer="layout" svg:width="0cm" svg:height="0.349cm" svg:x="19.481cm" svg:y="5.021cm" svg:viewBox="0 0 0 350" draw:points="0,350 0,311 0,272 0,234 0,198 0,164 0,132 0,103 0,76 0,54 0,35 0,20 0,9 0,2 0,0">
          <text:p/>
        </draw:polyline>
        <draw:path draw:style-name="gr11" draw:text-style-name="P1" draw:layer="layout" svg:width="0cm" svg:height="0.349cm" svg:x="19.481cm" svg:y="5.371cm" svg:viewBox="0 0 0 350" svg:d="M0 350c0-1 0-2 0-2 0-3 0-5 0-7 0-4 0-7 0-11 0-5 0-10 0-15 0-6 0-13 0-19 0-7 0-15 0-23s0-17 0-26 0-19 0-29c0-11 0-21 0-32s0-23 0-34c0-12 0-24 0-37 0-12 0-25 0-37 0-26 0-52 0-78">
          <text:p/>
        </draw:path>
        <draw:polyline draw:style-name="gr11" draw:text-style-name="P1" draw:layer="layout" svg:width="1.588cm" svg:height="0cm" svg:x="20.286cm" svg:y="11.161cm" svg:viewBox="0 0 1589 0" draw:points="1589,0 1569,0 1510,0 1415,0 1290,0 1139,0 971,0 794,0 617,0 449,0 299,0 173,0 78,0 19,0 0,0">
          <text:p/>
        </draw:polyline>
        <draw:line draw:style-name="gr11" draw:text-style-name="P1" draw:layer="layout" svg:x1="19.481cm" svg:y1="11.111cm" svg:x2="19.481cm" svg:y2="2.515cm">
          <text:p/>
        </draw:line>
        <draw:path draw:style-name="gr11" draw:text-style-name="P1" draw:layer="layout" svg:width="0cm" svg:height="0.174cm" svg:x="19.481cm" svg:y="10.386cm" svg:viewBox="0 0 0 175" svg:d="M0 175c0-19 0-39 0-58 0-6 0-12 0-18 0-5 0-11 0-17 0-5 0-10 0-16 0-5 0-10 0-14 0-5 0-9 0-13s0-8 0-12c0-3 0-6 0-9s0-5 0-8c0-2 0-3 0-5 0-1 0-2 0-4v-1">
          <text:p/>
        </draw:path>
        <draw:path draw:style-name="gr11" draw:text-style-name="P1" draw:layer="layout" svg:width="0cm" svg:height="0.174cm" svg:x="19.481cm" svg:y="10.561cm" svg:viewBox="0 0 0 175" svg:d="M0 175v-1c0-1 0-2 0-3 0-2 0-4 0-6s0-5 0-7c0-3 0-6 0-10 0-3 0-7 0-11s0-9 0-13c0-5 0-10 0-15s0-10 0-16c0-5 0-11 0-17 0-12 0-24 0-37s0-26 0-39">
          <text:p/>
        </draw:path>
        <draw:path draw:style-name="gr11" draw:text-style-name="P1" draw:layer="layout" svg:width="0cm" svg:height="0.173cm" svg:x="19.481cm" svg:y="2.89cm" svg:viewBox="0 0 0 174" svg:d="M0 174c0-19 0-39 0-57 0-6 0-12 0-18s0-12 0-18c0-5 0-10 0-16 0-4 0-9 0-14s0-9 0-13 0-8 0-12c0-3 0-6 0-9s0-5 0-8c0-1 0-3 0-5 0-1 0-2 0-3s0-1 0-1">
          <text:p/>
        </draw:path>
        <draw:path draw:style-name="gr11" draw:text-style-name="P1" draw:layer="layout" svg:width="0cm" svg:height="0.174cm" svg:x="19.481cm" svg:y="3.064cm" svg:viewBox="0 0 0 175" svg:d="M0 175v-1c0-1 0-2 0-3 0-2 0-4 0-5 0-3 0-5 0-8s0-6 0-9c0-4 0-8 0-12s0-8 0-13 0-10 0-14c0-6 0-11 0-16 0-6 0-12 0-18 0-12 0-24 0-37 0-12 0-25 0-39">
          <text:p/>
        </draw:path>
        <draw:polyline draw:style-name="gr11" draw:text-style-name="P1" draw:layer="layout" svg:width="1.588cm" svg:height="0cm" svg:x="20.286cm" svg:y="2.465cm" svg:viewBox="0 0 1589 0" draw:points="0,0 19,0 78,0 173,0 299,0 449,0 617,0 794,0 971,0 1139,0 1290,0 1415,0 1510,0 1569,0 1589,0">
          <text:p/>
        </draw:polyline>
        <draw:line draw:style-name="gr11" draw:text-style-name="P1" draw:layer="layout" svg:x1="19.531cm" svg:y1="11.111cm" svg:x2="19.481cm" svg:y2="11.111cm">
          <text:p/>
        </draw:line>
        <draw:line draw:style-name="gr11" draw:text-style-name="P1" draw:layer="layout" svg:x1="19.481cm" svg:y1="2.515cm" svg:x2="19.531cm" svg:y2="2.515cm">
          <text:p/>
        </draw:line>
        <draw:line draw:style-name="gr11" draw:text-style-name="P1" draw:layer="layout" svg:x1="19.531cm" svg:y1="11.111cm" svg:x2="19.531cm" svg:y2="2.515cm">
          <text:p/>
        </draw:line>
        <draw:line draw:style-name="gr11" draw:text-style-name="P1" draw:layer="layout" svg:x1="19.532cm" svg:y1="11.162cm" svg:x2="19.481cm" svg:y2="11.111cm">
          <text:p/>
        </draw:line>
        <draw:line draw:style-name="gr11" draw:text-style-name="P1" draw:layer="layout" svg:x1="19.481cm" svg:y1="2.516cm" svg:x2="19.532cm" svg:y2="2.465cm">
          <text:p/>
        </draw:line>
        <draw:line draw:style-name="gr11" draw:text-style-name="P1" draw:layer="layout" svg:x1="19.531cm" svg:y1="11.161cm" svg:x2="19.531cm" svg:y2="11.111cm">
          <text:p/>
        </draw:line>
        <draw:line draw:style-name="gr11" draw:text-style-name="P1" draw:layer="layout" svg:x1="19.531cm" svg:y1="2.515cm" svg:x2="19.531cm" svg:y2="2.465cm">
          <text:p/>
        </draw:line>
        <draw:line draw:style-name="gr11" draw:text-style-name="P1" draw:layer="layout" svg:x1="22.63cm" svg:y1="11.111cm" svg:x2="22.63cm" svg:y2="2.515cm">
          <text:p/>
        </draw:line>
        <draw:line draw:style-name="gr11" draw:text-style-name="P1" draw:layer="layout" svg:x1="19.531cm" svg:y1="11.111cm" svg:x2="22.63cm" svg:y2="11.111cm">
          <text:p/>
        </draw:line>
        <draw:line draw:style-name="gr11" draw:text-style-name="P1" draw:layer="layout" svg:x1="19.531cm" svg:y1="2.515cm" svg:x2="22.63cm" svg:y2="2.515cm">
          <text:p/>
        </draw:line>
        <draw:path draw:style-name="gr11" draw:text-style-name="P1" draw:layer="layout" svg:width="0.53cm" svg:height="0.529cm" svg:x="21.915cm" svg:y="2.55cm" svg:viewBox="0 0 531 530" svg:d="M531 265c0 147-119 265-265 265-147 0-266-118-266-265s119-265 266-265c146 0 265 118 265 265z">
          <text:p/>
        </draw:path>
        <draw:path draw:style-name="gr11" draw:text-style-name="P1" draw:layer="layout" svg:width="0.53cm" svg:height="0.53cm" svg:x="21.915cm" svg:y="10.546cm" svg:viewBox="0 0 531 531" svg:d="M531 265c0 147-119 266-265 266-147 0-266-119-266-266 0-146 119-265 266-265 146 0 265 119 265 265z">
          <text:p/>
        </draw:path>
        <draw:path draw:style-name="gr11" draw:text-style-name="P1" draw:layer="layout" svg:width="0.53cm" svg:height="0.53cm" svg:x="19.716cm" svg:y="10.546cm" svg:viewBox="0 0 531 531" svg:d="M531 265c0 147-119 266-265 266-148 0-266-119-266-266 0-146 118-265 266-265 146 0 265 119 265 265z">
          <text:p/>
        </draw:path>
        <draw:path draw:style-name="gr11" draw:text-style-name="P1" draw:layer="layout" svg:width="0.53cm" svg:height="0.529cm" svg:x="19.716cm" svg:y="2.55cm" svg:viewBox="0 0 531 530" svg:d="M531 265c0 147-119 265-265 265-148 0-266-118-266-265s118-265 266-265c146 0 265 118 265 265z">
          <text:p/>
        </draw:path>
        <draw:line draw:style-name="gr11" draw:text-style-name="P1" draw:layer="layout" svg:x1="19.531cm" svg:y1="11.161cm" svg:x2="22.63cm" svg:y2="11.161cm">
          <text:p/>
        </draw:line>
        <draw:line draw:style-name="gr11" draw:text-style-name="P1" draw:layer="layout" svg:x1="19.531cm" svg:y1="2.465cm" svg:x2="22.63cm" svg:y2="2.465cm">
          <text:p/>
        </draw:line>
        <draw:path draw:style-name="gr11" draw:text-style-name="P1" draw:layer="layout" svg:width="0.175cm" svg:height="0.09cm" svg:x="19.806cm" svg:y="10.596cm" svg:viewBox="0 0 176 91" svg:d="M176 0c-27 0-54 6-79 15-22 8-41 20-56 33-26 21-41 43-41 43">
          <text:p/>
        </draw:path>
        <draw:line draw:style-name="gr11" draw:text-style-name="P1" draw:layer="layout" svg:x1="19.981cm" svg:y1="10.676cm" svg:x2="19.814cm" svg:y2="10.676cm">
          <text:p/>
        </draw:line>
        <draw:line draw:style-name="gr11" draw:text-style-name="P1" draw:layer="layout" svg:x1="19.981cm" svg:y1="2.95cm" svg:x2="19.814cm" svg:y2="2.95cm">
          <text:p/>
        </draw:line>
        <draw:line draw:style-name="gr11" draw:text-style-name="P1" draw:layer="layout" svg:x1="22.63cm" svg:y1="11.161cm" svg:x2="22.63cm" svg:y2="11.111cm">
          <text:p/>
        </draw:line>
        <draw:line draw:style-name="gr11" draw:text-style-name="P1" draw:layer="layout" svg:x1="22.63cm" svg:y1="2.515cm" svg:x2="22.63cm" svg:y2="2.465cm">
          <text:p/>
        </draw:line>
        <draw:line draw:style-name="gr11" draw:text-style-name="P1" draw:layer="layout" svg:x1="22.679cm" svg:y1="11.111cm" svg:x2="22.679cm" svg:y2="2.515cm">
          <text:p/>
        </draw:line>
        <draw:line draw:style-name="gr11" draw:text-style-name="P1" draw:layer="layout" svg:x1="22.679cm" svg:y1="11.111cm" svg:x2="22.63cm" svg:y2="11.111cm">
          <text:p/>
        </draw:line>
        <draw:line draw:style-name="gr11" draw:text-style-name="P1" draw:layer="layout" svg:x1="22.63cm" svg:y1="2.515cm" svg:x2="22.679cm" svg:y2="2.515cm">
          <text:p/>
        </draw:line>
        <draw:path draw:style-name="gr11" draw:text-style-name="P1" draw:layer="layout" svg:width="0.43cm" svg:height="0.43cm" svg:x="21.965cm" svg:y="2.6cm" svg:viewBox="0 0 431 431" svg:d="M431 216c0 118-97 215-215 215-120 0-216-97-216-215 0-120 96-216 216-216 118 0 215 96 215 216z">
          <text:p/>
        </draw:path>
        <draw:path draw:style-name="gr11" draw:text-style-name="P1" draw:layer="layout" svg:width="0.43cm" svg:height="0.43cm" svg:x="21.965cm" svg:y="10.596cm" svg:viewBox="0 0 431 431" svg:d="M431 215c0 119-97 216-215 216-120 0-216-97-216-216s96-215 216-215c118 0 215 96 215 215z">
          <text:p/>
        </draw:path>
        <draw:path draw:style-name="gr11" draw:text-style-name="P1" draw:layer="layout" svg:width="0.43cm" svg:height="0.43cm" svg:x="19.766cm" svg:y="10.596cm" svg:viewBox="0 0 431 431" svg:d="M431 215c0 119-97 216-215 216-120 0-216-97-216-216s96-215 216-215c118 0 215 96 215 215z">
          <text:p/>
        </draw:path>
        <draw:path draw:style-name="gr11" draw:text-style-name="P1" draw:layer="layout" svg:width="0.43cm" svg:height="0.43cm" svg:x="19.766cm" svg:y="2.6cm" svg:viewBox="0 0 431 431" svg:d="M431 216c0 118-97 215-215 215-120 0-216-97-216-215 0-120 96-216 216-216 118 0 215 96 215 216z">
          <text:p/>
        </draw:path>
        <draw:line draw:style-name="gr11" draw:text-style-name="P1" draw:layer="layout" svg:x1="22.63cm" svg:y1="11.162cm" svg:x2="22.68cm" svg:y2="11.111cm">
          <text:p/>
        </draw:line>
        <draw:line draw:style-name="gr11" draw:text-style-name="P1" draw:layer="layout" svg:x1="22.68cm" svg:y1="2.516cm" svg:x2="22.63cm" svg:y2="2.465cm">
          <text:p/>
        </draw:line>
        <draw:line draw:style-name="gr11" draw:text-style-name="P1" draw:layer="layout" svg:x1="19.981cm" svg:y1="10.596cm" svg:x2="19.981cm" svg:y2="10.676cm">
          <text:p/>
        </draw:line>
        <draw:path draw:style-name="gr11" draw:text-style-name="P1" draw:layer="layout" svg:width="0.215cm" svg:height="0.215cm" svg:x="19.981cm" svg:y="10.596cm" svg:viewBox="0 0 216 216" svg:d="M216 216c0-120-97-216-216-216">
          <text:p/>
        </draw:path>
        <draw:line draw:style-name="gr11" draw:text-style-name="P1" draw:layer="layout" svg:x1="19.981cm" svg:y1="2.95cm" svg:x2="19.981cm" svg:y2="3.03cm">
          <text:p/>
        </draw:line>
        <draw:path draw:style-name="gr11" draw:text-style-name="P1" draw:layer="layout" svg:width="0.43cm" svg:height="0.43cm" svg:x="21.965cm" svg:y="10.596cm" svg:viewBox="0 0 431 431" svg:d="M431 215c0 119-97 216-215 216-120 0-216-97-216-216s96-215 216-215c118 0 215 96 215 215z">
          <text:p/>
        </draw:path>
        <draw:polygon draw:style-name="gr10" draw:text-style-name="P1" draw:layer="layout" svg:width="0cm" svg:height="0cm" svg:x="21.08cm" svg:y="6.813cm" svg:viewBox="0 0 0 0" draw:points="0,0">
          <text:p/>
        </draw:polygon>
        <draw:frame draw:style-name="gr7" draw:text-style-name="P5" draw:layer="layout" svg:width="0.119cm" svg:height="0.141cm" svg:x="28.047cm" svg:y="19.792cm">
          <draw:text-box>
            <text:p text:style-name="P3"><text:span text:style-name="T2"><text:s/></text:span></text:p>
          </draw:text-box>
        </draw:frame>
        <draw:polyline draw:style-name="gr12" draw:text-style-name="P1" draw:layer="layout" svg:width="3.877cm" svg:height="3.755cm" svg:x="20.124cm" svg:y="6.896cm" svg:viewBox="0 0 3878 3756" draw:points="3878,0 3378,0 0,3756">
          <text:p/>
        </draw:polyline>
        <draw:polygon draw:style-name="gr13" draw:text-style-name="P2" draw:layer="layout" svg:width="0.396cm" svg:height="0.427cm" svg:x="20.124cm" svg:y="10.224cm" svg:viewBox="0 0 397 428" draw:points="0,428 397,111 274,0">
          <text:p/>
        </draw:polygon>
        <draw:polygon draw:style-name="gr10" draw:text-style-name="P1" draw:layer="layout" svg:width="0cm" svg:height="0cm" svg:x="21.08cm" svg:y="6.813cm" svg:viewBox="0 0 0 0" draw:points="0,0">
          <text:p/>
        </draw:polygon>
        <draw:frame draw:style-name="gr14" draw:text-style-name="P8" draw:layer="layout" svg:width="5.298cm" svg:height="1.245cm" svg:x="23.404cm" svg:y="7.01cm">
          <draw:text-box>
            <text:p text:style-name="P3"><text:span text:style-name="T4">4X M3 Brass Inserts</text:span></text:p>
            <text:p text:style-name="P3"><text:span text:style-name="T4">[HD-MS0030] </text:span></text:p>
          </draw:text-box>
        </draw:frame>
        <draw:polyline draw:style-name="gr12" draw:text-style-name="P1" draw:layer="layout" svg:width="1.692cm" svg:height="3.69cm" svg:x="22.246cm" svg:y="6.917cm" svg:viewBox="0 0 1693 3691" draw:points="1693,0 1193,0 0,3691">
          <text:p/>
        </draw:polyline>
        <draw:polygon draw:style-name="gr13" draw:text-style-name="P2" draw:layer="layout" svg:width="0.233cm" svg:height="0.502cm" svg:x="22.246cm" svg:y="10.105cm" svg:viewBox="0 0 234 503" draw:points="0,503 234,52 74,0">
          <text:p/>
        </draw:polygon>
        <draw:polygon draw:style-name="gr10" draw:text-style-name="P1" draw:layer="layout" svg:width="0cm" svg:height="0cm" svg:x="21.08cm" svg:y="6.813cm" svg:viewBox="0 0 0 0" draw:points="0,0">
          <text:p/>
        </draw:polygon>
        <draw:polyline draw:style-name="gr12" draw:text-style-name="P1" draw:layer="layout" svg:width="3.88cm" svg:height="3.898cm" svg:x="20.121cm" svg:y="2.977cm" svg:viewBox="0 0 3881 3899" draw:points="3881,3899 3381,3899 0,0">
          <text:p/>
        </draw:polyline>
        <draw:polygon draw:style-name="gr13" draw:text-style-name="P2" draw:layer="layout" svg:width="0.391cm" svg:height="0.432cm" svg:x="20.121cm" svg:y="2.977cm" svg:viewBox="0 0 392 433" draw:points="0,0 265,433 392,324">
          <text:p/>
        </draw:polygon>
        <draw:polygon draw:style-name="gr10" draw:text-style-name="P1" draw:layer="layout" svg:width="0cm" svg:height="0cm" svg:x="21.08cm" svg:y="6.813cm" svg:viewBox="0 0 0 0" draw:points="0,0">
          <text:p/>
        </draw:polygon>
        <draw:polyline draw:style-name="gr12" draw:text-style-name="P1" draw:layer="layout" svg:width="1.725cm" svg:height="3.856cm" svg:x="22.245cm" svg:y="3.019cm" svg:viewBox="0 0 1726 3857" draw:points="1726,3857 1226,3857 0,0">
          <text:p/>
        </draw:polyline>
        <draw:polygon draw:style-name="gr13" draw:text-style-name="P2" draw:layer="layout" svg:width="0.231cm" svg:height="0.502cm" svg:x="22.245cm" svg:y="3.019cm" svg:viewBox="0 0 232 503" draw:points="0,0 72,503 232,453">
          <text:p/>
        </draw:polygon>
        <draw:path draw:style-name="gr9" draw:text-style-name="P7" draw:layer="layout" svg:width="2.149cm" svg:height="8.696cm" svg:x="7.381cm" svg:y="6.551cm" svg:viewBox="0 0 2150 8697" svg:d="M256 8697h795 794 255l50-50v-8597l-50-50h-1049 1049v50h-2050v-50h206 795-795c-66 0-119 0-153 0-35 0-53 0-53 0h206c-66 0-119 0-153 0-35 0-53 0-53 0l-50 50v8597l50 50c0 0 18 0 53 0 34 0 87 0 153 0z">
          <text:p/>
        </draw:path>
        <draw:polygon draw:style-name="gr10" draw:text-style-name="P1" draw:layer="layout" svg:width="0cm" svg:height="0cm" svg:x="8.456cm" svg:y="10.899cm" svg:viewBox="0 0 0 0" draw:points="0,0">
          <text:p/>
        </draw:polygon>
        <draw:polygon draw:style-name="gr9" draw:text-style-name="P7" draw:layer="layout" svg:width="2.049cm" svg:height="8.596cm" svg:x="7.431cm" svg:y="6.601cm" svg:viewBox="0 0 2050 8597" draw:points="0,8597 2050,8597 2050,8512 2050,8507 2050,8491 2050,8465 2050,8431 2050,8390 2050,8345 2050,8297 2050,8249 2050,8204 2050,8163 2050,8129 2050,8104 2050,8088 2050,8082 2050,515 2050,509 2050,493 2050,468 2050,434 2050,393 2050,347 2050,300 2050,252 2050,206 2050,166 2050,132 2050,106 2050,90 2050,85 2050,0 0,0">
          <text:p/>
        </draw:polygon>
        <draw:polygon draw:style-name="gr10" draw:text-style-name="P1" draw:layer="layout" svg:width="0cm" svg:height="0cm" svg:x="8.456cm" svg:y="10.899cm" svg:viewBox="0 0 0 0" draw:points="0,0">
          <text:p/>
        </draw:polygon>
        <draw:polygon draw:style-name="gr9" draw:text-style-name="P7" draw:layer="layout" svg:width="0.05cm" svg:height="8.596cm" svg:x="9.48cm" svg:y="6.601cm" svg:viewBox="0 0 51 8597" draw:points="51,8597 51,0 0,0 0,85 0,90 0,106 0,132 0,166 0,206 0,252 0,300 0,347 0,393 0,434 0,468 0,493 0,509 0,515 0,8082 0,8088 0,8104 0,8129 0,8163 0,8204 0,8249 0,8297 0,8345 0,8390 0,8431 0,8465 0,8491 0,8507 0,8512 0,8597">
          <text:p/>
        </draw:polygon>
        <draw:polygon draw:style-name="gr10" draw:text-style-name="P1" draw:layer="layout" svg:width="0cm" svg:height="0cm" svg:x="8.456cm" svg:y="10.899cm" svg:viewBox="0 0 0 0" draw:points="0,0">
          <text:p/>
        </draw:polygon>
        <draw:polygon draw:style-name="gr9" draw:text-style-name="P7" draw:layer="layout" svg:width="0.05cm" svg:height="8.596cm" svg:x="7.381cm" svg:y="6.601cm" svg:viewBox="0 0 51 8597" draw:points="0,8597 51,8597 51,0 0,0">
          <text:p/>
        </draw:polygon>
        <draw:path draw:style-name="gr9" draw:text-style-name="P7" draw:layer="layout" svg:width="0.7cm" svg:height="0.7cm" svg:x="8.083cm" svg:y="11.982cm" svg:viewBox="0 0 701 701" svg:d="M701 351c0 193-158 350-351 350s-350-157-350-350c0-194 157-351 350-351s351 157 351 351z">
          <text:p/>
        </draw:path>
        <draw:polygon draw:style-name="gr10" draw:text-style-name="P1" draw:layer="layout" svg:width="0cm" svg:height="0cm" svg:x="8.456cm" svg:y="10.899cm" svg:viewBox="0 0 0 0" draw:points="0,0">
          <text:p/>
        </draw:polygon>
        <draw:path draw:style-name="gr9" draw:text-style-name="P7" draw:layer="layout" svg:width="0.7cm" svg:height="0.7cm" svg:x="8.083cm" svg:y="9.107cm" svg:viewBox="0 0 701 701" svg:d="M701 351c0 193-158 350-351 350s-350-157-350-350c0-194 157-351 350-351s351 157 351 351z">
          <text:p/>
        </draw:path>
        <draw:polygon draw:style-name="gr10" draw:text-style-name="P1" draw:layer="layout" svg:width="0cm" svg:height="0cm" svg:x="8.456cm" svg:y="10.899cm" svg:viewBox="0 0 0 0" draw:points="0,0">
          <text:p/>
        </draw:polygon>
        <draw:path draw:style-name="gr9" draw:text-style-name="P7" draw:layer="layout" svg:width="0.67cm" svg:height="0.67cm" svg:x="8.098cm" svg:y="11.997cm" svg:viewBox="0 0 671 671" svg:d="M671 335c0 186-150 336-335 336-186 0-336-150-336-336 0-185 150-335 336-335 185 0 335 150 335 335z">
          <text:p/>
        </draw:path>
        <draw:polygon draw:style-name="gr10" draw:text-style-name="P1" draw:layer="layout" svg:width="0cm" svg:height="0cm" svg:x="8.456cm" svg:y="10.899cm" svg:viewBox="0 0 0 0" draw:points="0,0">
          <text:p/>
        </draw:polygon>
        <draw:path draw:style-name="gr9" draw:text-style-name="P7" draw:layer="layout" svg:width="0.67cm" svg:height="0.67cm" svg:x="8.098cm" svg:y="9.122cm" svg:viewBox="0 0 671 671" svg:d="M671 335c0 185-150 336-335 336-186 0-336-151-336-336s150-335 336-335c185 0 335 150 335 335z">
          <text:p/>
        </draw:path>
        <draw:polygon draw:style-name="gr10" draw:text-style-name="P1" draw:layer="layout" svg:width="0cm" svg:height="0cm" svg:x="8.456cm" svg:y="10.899cm" svg:viewBox="0 0 0 0" draw:points="0,0">
          <text:p/>
        </draw:polygon>
        <draw:path draw:style-name="gr9" draw:text-style-name="P7" draw:layer="layout" svg:width="0.47cm" svg:height="0.47cm" svg:x="8.198cm" svg:y="12.097cm" svg:viewBox="0 0 471 471" svg:d="M234 471c62 1 123-24 167-68 45-44 70-105 70-168 0-62-25-123-70-167-44-44-105-68-167-68-129 1-234 106-234 235 0 130 105 235 234 236z">
          <text:p/>
        </draw:path>
        <draw:polygon draw:style-name="gr10" draw:text-style-name="P1" draw:layer="layout" svg:width="0cm" svg:height="0cm" svg:x="8.456cm" svg:y="10.899cm" svg:viewBox="0 0 0 0" draw:points="0,0">
          <text:p/>
        </draw:polygon>
        <draw:path draw:style-name="gr9" draw:text-style-name="P7" draw:layer="layout" svg:width="0.47cm" svg:height="0.47cm" svg:x="8.198cm" svg:y="9.222cm" svg:viewBox="0 0 471 471" svg:d="M234 471c62 0 123-24 167-68 45-45 70-105 70-168s-25-123-70-167c-44-44-105-68-167-68-129 1-234 106-234 235s105 235 234 236z">
          <text:p/>
        </draw:path>
        <draw:polygon draw:style-name="gr10" draw:text-style-name="P1" draw:layer="layout" svg:width="0cm" svg:height="0cm" svg:x="8.456cm" svg:y="10.899cm" svg:viewBox="0 0 0 0" draw:points="0,0">
          <text:p/>
        </draw:polygon>
        <draw:path draw:style-name="gr9" draw:text-style-name="P7" draw:layer="layout" svg:width="2.049cm" svg:height="0.05cm" svg:x="7.431cm" svg:y="15.197cm" svg:viewBox="0 0 2050 51" svg:d="M205 51h795 795 255v-51h-2050v51c0 0 18 0 53 0 34 0 86 0 152 0z">
          <text:p/>
        </draw:path>
        <draw:polygon draw:style-name="gr10" draw:text-style-name="P1" draw:layer="layout" svg:width="0cm" svg:height="0cm" svg:x="8.456cm" svg:y="10.899cm" svg:viewBox="0 0 0 0" draw:points="0,0">
          <text:p/>
        </draw:polygon>
        <draw:path draw:style-name="gr9" draw:text-style-name="P7" draw:layer="layout" svg:width="0.35cm" svg:height="0.349cm" svg:x="7.806cm" svg:y="6.976cm" svg:viewBox="0 0 351 350" svg:d="M351 175c0 97-78 175-175 175s-176-78-176-175 79-175 176-175 175 78 175 175z">
          <text:p/>
        </draw:path>
        <draw:polygon draw:style-name="gr10" draw:text-style-name="P1" draw:layer="layout" svg:width="0cm" svg:height="0cm" svg:x="8.456cm" svg:y="10.899cm" svg:viewBox="0 0 0 0" draw:points="0,0">
          <text:p/>
        </draw:polygon>
        <draw:path draw:style-name="gr9" draw:text-style-name="P7" draw:layer="layout" svg:width="0.35cm" svg:height="0.35cm" svg:x="8.756cm" svg:y="14.472cm" svg:viewBox="0 0 351 351" svg:d="M351 176c0 97-79 175-175 175-98 0-176-78-176-175 0-96 78-176 176-176 96 0 175 80 175 176z">
          <text:p/>
        </draw:path>
        <draw:polygon draw:style-name="gr10" draw:text-style-name="P1" draw:layer="layout" svg:width="0cm" svg:height="0cm" svg:x="8.456cm" svg:y="10.899cm" svg:viewBox="0 0 0 0" draw:points="0,0">
          <text:p/>
        </draw:polygon>
        <draw:path draw:style-name="gr9" draw:text-style-name="P7" draw:layer="layout" svg:width="0.35cm" svg:height="0.35cm" svg:x="7.806cm" svg:y="14.472cm" svg:viewBox="0 0 351 351" svg:d="M351 176c0 97-78 175-175 175s-176-78-176-175c0-96 79-176 176-176s175 80 175 176z">
          <text:p/>
        </draw:path>
        <draw:polygon draw:style-name="gr10" draw:text-style-name="P1" draw:layer="layout" svg:width="0cm" svg:height="0cm" svg:x="8.456cm" svg:y="10.899cm" svg:viewBox="0 0 0 0" draw:points="0,0">
          <text:p/>
        </draw:polygon>
        <draw:path draw:style-name="gr9" draw:text-style-name="P7" draw:layer="layout" svg:width="0.35cm" svg:height="0.349cm" svg:x="8.756cm" svg:y="6.976cm" svg:viewBox="0 0 351 350" svg:d="M351 175c0 97-79 175-175 175-98 0-176-78-176-175s78-175 176-175c96 0 175 78 175 175z">
          <text:p/>
        </draw:path>
        <draw:polygon draw:style-name="gr10" draw:text-style-name="P1" draw:layer="layout" svg:width="0cm" svg:height="0cm" svg:x="8.456cm" svg:y="10.899cm" svg:viewBox="0 0 0 0" draw:points="0,0">
          <text:p/>
        </draw:polygon>
        <draw:path draw:style-name="gr9" draw:text-style-name="P7" draw:layer="layout" svg:width="0.251cm" svg:height="0.25cm" svg:x="8.806cm" svg:y="7.026cm" svg:viewBox="0 0 252 251" svg:d="M252 126c0-12-2-24-5-35-11-36-35-64-67-80-33-15-70-15-103-1-59 25-89 89-72 149s77 99 139 90c61-8 108-61 108-123z">
          <text:p/>
        </draw:path>
        <draw:polygon draw:style-name="gr10" draw:text-style-name="P1" draw:layer="layout" svg:width="0cm" svg:height="0cm" svg:x="8.456cm" svg:y="10.899cm" svg:viewBox="0 0 0 0" draw:points="0,0">
          <text:p/>
        </draw:polygon>
        <draw:path draw:style-name="gr9" draw:text-style-name="P7" draw:layer="layout" svg:width="0.251cm" svg:height="0.249cm" svg:x="8.806cm" svg:y="14.523cm" svg:viewBox="0 0 252 250" svg:d="M247 160c3-11 5-23 5-35 0-62-47-116-108-124-62-9-122 29-139 90s13 124 72 149c12 6 26 9 42 10 20 1 41-3 58-10 19-9 34-21 44-33 22-26 25-47 26-47z">
          <text:p/>
        </draw:path>
        <draw:polygon draw:style-name="gr10" draw:text-style-name="P1" draw:layer="layout" svg:width="0cm" svg:height="0cm" svg:x="8.456cm" svg:y="10.899cm" svg:viewBox="0 0 0 0" draw:points="0,0">
          <text:p/>
        </draw:polygon>
        <draw:path draw:style-name="gr9" draw:text-style-name="P7" draw:layer="layout" svg:width="0.25cm" svg:height="0.25cm" svg:x="7.856cm" svg:y="14.522cm" svg:viewBox="0 0 251 251" svg:d="M251 126c0 69-57 125-126 125s-125-56-125-125 56-126 125-126 126 57 126 126z">
          <text:p/>
        </draw:path>
        <draw:polygon draw:style-name="gr10" draw:text-style-name="P1" draw:layer="layout" svg:width="0cm" svg:height="0cm" svg:x="8.456cm" svg:y="10.899cm" svg:viewBox="0 0 0 0" draw:points="0,0">
          <text:p/>
        </draw:polygon>
        <draw:path draw:style-name="gr9" draw:text-style-name="P7" draw:layer="layout" svg:width="0.25cm" svg:height="0.249cm" svg:x="7.856cm" svg:y="7.026cm" svg:viewBox="0 0 251 250" svg:d="M251 126c0 69-57 124-126 124s-125-55-125-124c0-70 56-126 125-126s126 56 126 126z">
          <text:p/>
        </draw:path>
        <draw:polygon draw:style-name="gr10" draw:text-style-name="P1" draw:layer="layout" svg:width="0cm" svg:height="0cm" svg:x="8.456cm" svg:y="10.899cm" svg:viewBox="0 0 0 0" draw:points="0,0">
          <text:p/>
        </draw:polygon>
        <draw:path draw:style-name="gr9" draw:text-style-name="P7" draw:layer="layout" svg:width="0.251cm" svg:height="0.239cm" svg:x="8.806cm" svg:y="14.523cm" svg:viewBox="0 0 252 240" svg:d="M77 159h170c3-11 5-23 5-35 0-62-47-115-108-123-62-9-122 29-139 89-17 61 13 125 72 150z">
          <text:p/>
        </draw:path>
        <draw:polygon draw:style-name="gr10" draw:text-style-name="P1" draw:layer="layout" svg:width="0cm" svg:height="0cm" svg:x="8.456cm" svg:y="10.899cm" svg:viewBox="0 0 0 0" draw:points="0,0">
          <text:p/>
        </draw:polygon>
        <draw:path draw:style-name="gr9" draw:text-style-name="P7" draw:layer="layout" svg:width="0.251cm" svg:height="0.239cm" svg:x="8.806cm" svg:y="7.036cm" svg:viewBox="0 0 252 240" svg:d="M77 0c-59 26-89 89-72 149s77 99 139 90c61-8 108-61 108-123 0-12-2-24-5-35h-170z">
          <text:p/>
        </draw:path>
        <draw:polygon draw:style-name="gr10" draw:text-style-name="P1" draw:layer="layout" svg:width="0cm" svg:height="0cm" svg:x="8.456cm" svg:y="10.899cm" svg:viewBox="0 0 0 0" draw:points="0,0">
          <text:p/>
        </draw:polygon>
        <draw:path draw:style-name="gr9" draw:text-style-name="P7" draw:layer="layout" svg:width="0.17cm" svg:height="0.09cm" svg:x="8.881cm" svg:y="14.682cm" svg:viewBox="0 0 171 91" svg:d="M0 0v81c33 14 70 14 103-2 32-15 56-44 68-79z">
          <text:p/>
        </draw:path>
        <draw:polygon draw:style-name="gr10" draw:text-style-name="P1" draw:layer="layout" svg:width="0cm" svg:height="0cm" svg:x="8.456cm" svg:y="10.899cm" svg:viewBox="0 0 0 0" draw:points="0,0">
          <text:p/>
        </draw:polygon>
        <draw:path draw:style-name="gr9" draw:text-style-name="P7" draw:layer="layout" svg:width="0.17cm" svg:height="0.09cm" svg:x="8.881cm" svg:y="7.026cm" svg:viewBox="0 0 171 91" svg:d="M0 91h171c-12-35-36-64-68-80-33-15-70-15-103-1z">
          <text:p/>
        </draw:path>
        <draw:polygon draw:style-name="gr10" draw:text-style-name="P1" draw:layer="layout" svg:width="0cm" svg:height="0cm" svg:x="8.456cm" svg:y="10.899cm" svg:viewBox="0 0 0 0" draw:points="0,0">
          <text:p/>
        </draw:polygon>
        <draw:polygon draw:style-name="gr9" draw:text-style-name="P7" draw:layer="layout" svg:width="0.05cm" svg:height="0.05cm" svg:x="7.381cm" svg:y="6.551cm" svg:viewBox="0 0 51 51" draw:points="0,51 51,51 51,0">
          <text:p/>
        </draw:polygon>
        <draw:polygon draw:style-name="gr10" draw:text-style-name="P1" draw:layer="layout" svg:width="0cm" svg:height="0cm" svg:x="8.456cm" svg:y="10.899cm" svg:viewBox="0 0 0 0" draw:points="0,0">
          <text:p/>
        </draw:polygon>
        <draw:polygon draw:style-name="gr9" draw:text-style-name="P7" draw:layer="layout" svg:width="0.05cm" svg:height="0.05cm" svg:x="9.48cm" svg:y="6.551cm" svg:viewBox="0 0 51 51" draw:points="0,51 51,51 0,0">
          <text:p/>
        </draw:polygon>
        <draw:polygon draw:style-name="gr10" draw:text-style-name="P1" draw:layer="layout" svg:width="0cm" svg:height="0cm" svg:x="8.456cm" svg:y="10.899cm" svg:viewBox="0 0 0 0" draw:points="0,0">
          <text:p/>
        </draw:polygon>
        <draw:polygon draw:style-name="gr9" draw:text-style-name="P7" draw:layer="layout" svg:width="0.05cm" svg:height="0.05cm" svg:x="7.381cm" svg:y="15.197cm" svg:viewBox="0 0 51 51" draw:points="0,0 51,0 51,51">
          <text:p/>
        </draw:polygon>
        <draw:polygon draw:style-name="gr10" draw:text-style-name="P1" draw:layer="layout" svg:width="0cm" svg:height="0cm" svg:x="8.456cm" svg:y="10.899cm" svg:viewBox="0 0 0 0" draw:points="0,0">
          <text:p/>
        </draw:polygon>
        <draw:polygon draw:style-name="gr9" draw:text-style-name="P7" draw:layer="layout" svg:width="0.05cm" svg:height="0.05cm" svg:x="9.48cm" svg:y="15.197cm" svg:viewBox="0 0 51 51" draw:points="0,51 51,0 0,0">
          <text:p/>
        </draw:polygon>
        <draw:polygon draw:style-name="gr10" draw:text-style-name="P1" draw:layer="layout" svg:width="0cm" svg:height="0cm" svg:x="8.456cm" svg:y="10.899cm" svg:viewBox="0 0 0 0" draw:points="0,0">
          <text:p/>
        </draw:polygon>
        <draw:path draw:style-name="gr9" draw:text-style-name="P7" draw:layer="layout" svg:width="0.17cm" svg:height="0.09cm" svg:x="8.881cm" svg:y="14.682cm" svg:viewBox="0 0 171 91" svg:d="M0 81c33 14 70 14 103-2 32-15 56-44 68-79-1 0-4 21-27 47-10 13-25 25-44 34-17 7-38 11-58 10-16-1-30-4-42-10z">
          <text:p/>
        </draw:path>
        <draw:polygon draw:style-name="gr10" draw:text-style-name="P1" draw:layer="layout" svg:width="0cm" svg:height="0cm" svg:x="8.456cm" svg:y="10.899cm" svg:viewBox="0 0 0 0" draw:points="0,0">
          <text:p/>
        </draw:polygon>
        <draw:path draw:style-name="gr11" draw:text-style-name="P1" draw:layer="layout" svg:width="0.233cm" svg:height="0.47cm" svg:x="8.198cm" svg:y="12.097cm" svg:viewBox="0 0 234 471" svg:d="M234 0c-32 1-63 7-89 18-15 7-30 15-43 24-24 17-44 37-62 63-10 14-18 29-25 49-7 17-13 39-14 66-3 32 3 64 10 86 7 21 15 39 24 53 18 28 38 49 61 66 13 9 27 18 42 25 28 13 61 21 96 21">
          <text:p/>
        </draw:path>
        <draw:path draw:style-name="gr11" draw:text-style-name="P1" draw:layer="layout" svg:width="0.237cm" svg:height="0.235cm" svg:x="8.431cm" svg:y="12.332cm" svg:viewBox="0 0 238 236" svg:d="M0 236c36 0 71-8 99-21 33-16 61-37 82-63 11-13 21-27 29-42 17-31 28-69 28-110">
          <text:p/>
        </draw:path>
        <draw:path draw:style-name="gr11" draw:text-style-name="P1" draw:layer="layout" svg:width="0.233cm" svg:height="0.47cm" svg:x="8.198cm" svg:y="9.222cm" svg:viewBox="0 0 234 471" svg:d="M234 0c-32 0-63 7-89 18-15 7-30 15-43 24-24 17-44 37-62 63-10 14-18 29-25 48-7 18-13 39-14 67-3 32 3 64 10 86 7 21 15 38 24 52 18 28 38 49 61 67 13 9 27 17 42 24 28 13 61 22 96 22">
          <text:p/>
        </draw:path>
        <draw:path draw:style-name="gr11" draw:text-style-name="P1" draw:layer="layout" svg:width="0.237cm" svg:height="0.235cm" svg:x="8.431cm" svg:y="12.097cm" svg:viewBox="0 0 238 236" svg:d="M0 0c36 0 71 8 99 21 33 16 61 37 82 62 11 13 21 27 29 43 17 31 28 69 28 110">
          <text:p/>
        </draw:path>
        <draw:path draw:style-name="gr11" draw:text-style-name="P1" draw:layer="layout" svg:width="0.237cm" svg:height="0.235cm" svg:x="8.431cm" svg:y="9.457cm" svg:viewBox="0 0 238 236" svg:d="M0 236c36 0 71-8 99-21 33-16 61-36 82-62 11-13 21-27 29-43 17-30 28-68 28-110">
          <text:p/>
        </draw:path>
        <draw:path draw:style-name="gr11" draw:text-style-name="P1" draw:layer="layout" svg:width="0.237cm" svg:height="0.235cm" svg:x="8.431cm" svg:y="9.222cm" svg:viewBox="0 0 238 236" svg:d="M0 0c36 0 71 8 99 22 33 16 61 36 82 62 11 13 21 27 29 43 17 30 28 68 28 109">
          <text:p/>
        </draw:path>
        <draw:path draw:style-name="gr11" draw:text-style-name="P1" draw:layer="layout" svg:width="0.47cm" svg:height="0.47cm" svg:x="8.198cm" svg:y="12.097cm" svg:viewBox="0 0 471 471" svg:d="M471 235c0 131-105 236-235 236s-236-105-236-236c0-130 106-235 236-235s235 105 235 235z">
          <text:p/>
        </draw:path>
        <draw:path draw:style-name="gr11" draw:text-style-name="P1" draw:layer="layout" svg:width="0.47cm" svg:height="0.47cm" svg:x="8.198cm" svg:y="9.222cm" svg:viewBox="0 0 471 471" svg:d="M471 235c0 130-105 236-235 236s-236-106-236-236 106-235 236-235 235 105 235 235z">
          <text:p/>
        </draw:path>
        <draw:path draw:style-name="gr11" draw:text-style-name="P1" draw:layer="layout" svg:width="0.67cm" svg:height="0.67cm" svg:x="8.098cm" svg:y="11.997cm" svg:viewBox="0 0 671 671" svg:d="M671 335c0 186-150 336-335 336-186 0-336-150-336-336 0-185 150-335 336-335 185 0 335 150 335 335z">
          <text:p/>
        </draw:path>
        <draw:path draw:style-name="gr11" draw:text-style-name="P1" draw:layer="layout" svg:width="0.67cm" svg:height="0.67cm" svg:x="8.098cm" svg:y="9.122cm" svg:viewBox="0 0 671 671" svg:d="M671 335c0 185-150 336-335 336-186 0-336-151-336-336s150-335 336-335c185 0 335 150 335 335z">
          <text:p/>
        </draw:path>
        <draw:path draw:style-name="gr11" draw:text-style-name="P1" draw:layer="layout" svg:width="0.7cm" svg:height="0.7cm" svg:x="8.083cm" svg:y="11.982cm" svg:viewBox="0 0 701 701" svg:d="M701 351c0 193-158 350-351 350s-350-157-350-350c0-194 157-351 350-351s351 157 351 351z">
          <text:p/>
        </draw:path>
        <draw:path draw:style-name="gr11" draw:text-style-name="P1" draw:layer="layout" svg:width="0.7cm" svg:height="0.7cm" svg:x="8.083cm" svg:y="9.107cm" svg:viewBox="0 0 701 701" svg:d="M701 351c0 193-158 350-351 350s-350-157-350-350c0-194 157-351 350-351s351 157 351 351z">
          <text:p/>
        </draw:path>
        <draw:polyline draw:style-name="gr11" draw:text-style-name="P1" draw:layer="layout" svg:width="0.794cm" svg:height="0cm" svg:x="7.636cm" svg:y="15.247cm" svg:viewBox="0 0 795 0" draw:points="795,0 706,0 618,0 532,0 450,0 372,0 299,0 233,0 174,0 122,0 79,0 45,0 20,0 5,0 0,0">
          <text:p/>
        </draw:polyline>
        <draw:polyline draw:style-name="gr11" draw:text-style-name="P1" draw:layer="layout" svg:width="0.793cm" svg:height="0cm" svg:x="8.431cm" svg:y="15.247cm" svg:viewBox="0 0 794 0" draw:points="794,0 789,0 775,0 750,0 716,0 673,0 621,0 562,0 495,0 423,0 345,0 262,0 177,0 89,0 0,0">
          <text:p/>
        </draw:polyline>
        <draw:line draw:style-name="gr11" draw:text-style-name="P1" draw:layer="layout" svg:x1="9.48cm" svg:y1="15.197cm" svg:x2="9.48cm" svg:y2="6.601cm">
          <text:p/>
        </draw:line>
        <draw:line draw:style-name="gr11" draw:text-style-name="P1" draw:layer="layout" svg:x1="7.431cm" svg:y1="15.197cm" svg:x2="9.48cm" svg:y2="15.197cm">
          <text:p/>
        </draw:line>
        <draw:line draw:style-name="gr11" draw:text-style-name="P1" draw:layer="layout" svg:x1="7.431cm" svg:y1="6.601cm" svg:x2="9.48cm" svg:y2="6.601cm">
          <text:p/>
        </draw:line>
        <draw:line draw:style-name="gr11" draw:text-style-name="P1" draw:layer="layout" svg:x1="7.431cm" svg:y1="15.197cm" svg:x2="7.431cm" svg:y2="6.601cm">
          <text:p/>
        </draw:line>
        <draw:path draw:style-name="gr11" draw:text-style-name="P1" draw:layer="layout" svg:width="0.35cm" svg:height="0.35cm" svg:x="7.806cm" svg:y="14.472cm" svg:viewBox="0 0 351 351" svg:d="M351 176c0 97-78 175-175 175s-176-78-176-175c0-96 79-176 176-176s175 80 175 176z">
          <text:p/>
        </draw:path>
        <draw:path draw:style-name="gr11" draw:text-style-name="P1" draw:layer="layout" svg:width="0.35cm" svg:height="0.35cm" svg:x="8.756cm" svg:y="14.472cm" svg:viewBox="0 0 351 351" svg:d="M351 176c0 97-79 175-175 175-98 0-176-78-176-175 0-96 78-176 176-176 96 0 175 80 175 176z">
          <text:p/>
        </draw:path>
        <draw:path draw:style-name="gr11" draw:text-style-name="P1" draw:layer="layout" svg:width="0.35cm" svg:height="0.349cm" svg:x="8.756cm" svg:y="6.976cm" svg:viewBox="0 0 351 350" svg:d="M351 175c0 97-79 175-175 175-98 0-176-78-176-175s78-175 176-175c96 0 175 78 175 175z">
          <text:p/>
        </draw:path>
        <draw:path draw:style-name="gr11" draw:text-style-name="P1" draw:layer="layout" svg:width="0.35cm" svg:height="0.349cm" svg:x="7.806cm" svg:y="6.976cm" svg:viewBox="0 0 351 350" svg:d="M351 175c0 97-78 175-175 175s-176-78-176-175 79-175 176-175 175 78 175 175z">
          <text:p/>
        </draw:path>
        <draw:polyline draw:style-name="gr11" draw:text-style-name="P1" draw:layer="layout" svg:width="0.794cm" svg:height="0cm" svg:x="7.636cm" svg:y="6.551cm" svg:viewBox="0 0 795 0" draw:points="0,0 5,0 20,0 45,0 79,0 122,0 174,0 233,0 299,0 372,0 450,0 532,0 618,0 706,0 795,0">
          <text:p/>
        </draw:polyline>
        <draw:line draw:style-name="gr11" draw:text-style-name="P1" draw:layer="layout" svg:x1="9.53cm" svg:y1="15.197cm" svg:x2="9.48cm" svg:y2="15.197cm">
          <text:p/>
        </draw:line>
        <draw:line draw:style-name="gr11" draw:text-style-name="P1" draw:layer="layout" svg:x1="9.48cm" svg:y1="6.601cm" svg:x2="9.53cm" svg:y2="6.601cm">
          <text:p/>
        </draw:line>
        <draw:line draw:style-name="gr11" draw:text-style-name="P1" draw:layer="layout" svg:x1="9.53cm" svg:y1="15.197cm" svg:x2="9.53cm" svg:y2="6.601cm">
          <text:p/>
        </draw:line>
        <draw:line draw:style-name="gr11" draw:text-style-name="P1" draw:layer="layout" svg:x1="7.431cm" svg:y1="15.247cm" svg:x2="9.48cm" svg:y2="15.247cm">
          <text:p/>
        </draw:line>
        <draw:line draw:style-name="gr11" draw:text-style-name="P1" draw:layer="layout" svg:x1="7.431cm" svg:y1="15.197cm" svg:x2="7.431cm" svg:y2="15.247cm">
          <text:p/>
        </draw:line>
        <draw:line draw:style-name="gr11" draw:text-style-name="P1" draw:layer="layout" svg:x1="9.48cm" svg:y1="15.247cm" svg:x2="9.48cm" svg:y2="15.197cm">
          <text:p/>
        </draw:line>
        <draw:line draw:style-name="gr11" draw:text-style-name="P1" draw:layer="layout" svg:x1="7.431cm" svg:y1="6.601cm" svg:x2="7.431cm" svg:y2="6.551cm">
          <text:p/>
        </draw:line>
        <draw:line draw:style-name="gr11" draw:text-style-name="P1" draw:layer="layout" svg:x1="9.48cm" svg:y1="6.601cm" svg:x2="9.48cm" svg:y2="6.551cm">
          <text:p/>
        </draw:line>
        <draw:line draw:style-name="gr11" draw:text-style-name="P1" draw:layer="layout" svg:x1="7.431cm" svg:y1="6.551cm" svg:x2="9.48cm" svg:y2="6.551cm">
          <text:p/>
        </draw:line>
        <draw:line draw:style-name="gr11" draw:text-style-name="P1" draw:layer="layout" svg:x1="7.381cm" svg:y1="15.197cm" svg:x2="7.431cm" svg:y2="15.197cm">
          <text:p/>
        </draw:line>
        <draw:line draw:style-name="gr11" draw:text-style-name="P1" draw:layer="layout" svg:x1="7.381cm" svg:y1="15.197cm" svg:x2="7.381cm" svg:y2="6.601cm">
          <text:p/>
        </draw:line>
        <draw:line draw:style-name="gr11" draw:text-style-name="P1" draw:layer="layout" svg:x1="7.381cm" svg:y1="6.601cm" svg:x2="7.431cm" svg:y2="6.601cm">
          <text:p/>
        </draw:line>
        <draw:path draw:style-name="gr11" draw:text-style-name="P1" draw:layer="layout" svg:width="0.25cm" svg:height="0.25cm" svg:x="7.856cm" svg:y="14.522cm" svg:viewBox="0 0 251 251" svg:d="M251 126c0 69-57 125-126 125s-125-56-125-125 56-126 125-126 126 57 126 126z">
          <text:p/>
        </draw:path>
        <draw:path draw:style-name="gr11" draw:text-style-name="P1" draw:layer="layout" svg:width="0.25cm" svg:height="0.25cm" svg:x="8.806cm" svg:y="14.522cm" svg:viewBox="0 0 251 251" svg:d="M251 126c0 69-56 125-125 125s-126-56-126-125 57-126 126-126 125 57 125 126z">
          <text:p/>
        </draw:path>
        <draw:path draw:style-name="gr11" draw:text-style-name="P1" draw:layer="layout" svg:width="0.25cm" svg:height="0.249cm" svg:x="8.806cm" svg:y="7.026cm" svg:viewBox="0 0 251 250" svg:d="M251 126c0 69-56 124-125 124s-126-55-126-124c0-70 57-126 126-126s125 56 125 126z">
          <text:p/>
        </draw:path>
        <draw:path draw:style-name="gr11" draw:text-style-name="P1" draw:layer="layout" svg:width="0.25cm" svg:height="0.249cm" svg:x="7.856cm" svg:y="7.026cm" svg:viewBox="0 0 251 250" svg:d="M251 126c0 69-57 124-126 124s-125-55-125-124c0-70 56-126 125-126s126 56 126 126z">
          <text:p/>
        </draw:path>
        <draw:line draw:style-name="gr11" draw:text-style-name="P1" draw:layer="layout" svg:x1="9.48cm" svg:y1="15.248cm" svg:x2="9.531cm" svg:y2="15.197cm">
          <text:p/>
        </draw:line>
        <draw:line draw:style-name="gr11" draw:text-style-name="P1" draw:layer="layout" svg:x1="9.531cm" svg:y1="6.602cm" svg:x2="9.48cm" svg:y2="6.551cm">
          <text:p/>
        </draw:line>
        <draw:path draw:style-name="gr11" draw:text-style-name="P1" draw:layer="layout" svg:width="0.204cm" svg:height="0cm" svg:x="7.431cm" svg:y="15.247cm" svg:viewBox="0 0 205 0" svg:d="M205 0c-66 0-118 0-152 0-35 0-53 0-53 0">
          <text:p/>
        </draw:path>
        <draw:line draw:style-name="gr11" draw:text-style-name="P1" draw:layer="layout" svg:x1="7.381cm" svg:y1="15.197cm" svg:x2="7.432cm" svg:y2="15.248cm">
          <text:p/>
        </draw:line>
        <draw:line draw:style-name="gr11" draw:text-style-name="P1" draw:layer="layout" svg:x1="7.381cm" svg:y1="6.602cm" svg:x2="7.432cm" svg:y2="6.551cm">
          <text:p/>
        </draw:line>
        <draw:path draw:style-name="gr11" draw:text-style-name="P1" draw:layer="layout" svg:width="0.204cm" svg:height="0cm" svg:x="7.431cm" svg:y="6.551cm" svg:viewBox="0 0 205 0" svg:d="M205 0c-66 0-118 0-152 0-35 0-53 0-53 0">
          <text:p/>
        </draw:path>
        <draw:path draw:style-name="gr11" draw:text-style-name="P1" draw:layer="layout" svg:width="0.005cm" svg:height="0.035cm" svg:x="9.051cm" svg:y="14.647cm" svg:viewBox="0 0 6 36" svg:d="M0 36c4-11 6-24 6-36">
          <text:p/>
        </draw:path>
        <draw:path draw:style-name="gr11" draw:text-style-name="P1" draw:layer="layout" svg:width="0.17cm" svg:height="0.09cm" svg:x="8.881cm" svg:y="14.682cm" svg:viewBox="0 0 171 91" svg:d="M171 0c-1 0-4 21-27 47-10 13-25 25-44 34-17 7-38 11-58 10-16-1-30-4-42-10">
          <text:p/>
        </draw:path>
        <draw:path draw:style-name="gr11" draw:text-style-name="P1" draw:layer="layout" svg:width="0.251cm" svg:height="0.239cm" svg:x="8.806cm" svg:y="7.036cm" svg:viewBox="0 0 252 240" svg:d="M77 0c-59 26-89 89-72 149s77 99 139 90c61-8 108-61 108-123">
          <text:p/>
        </draw:path>
        <draw:polyline draw:style-name="gr11" draw:text-style-name="P1" draw:layer="layout" svg:width="0cm" svg:height="0.429cm" svg:x="9.48cm" svg:y="14.682cm" svg:viewBox="0 0 0 430" draw:points="0,0 0,6 0,22 0,47 0,81 0,122 0,167 0,215 0,263 0,308 0,349 0,383 0,409 0,425 0,430">
          <text:p/>
        </draw:polyline>
        <draw:polyline draw:style-name="gr11" draw:text-style-name="P1" draw:layer="layout" svg:width="0cm" svg:height="0.429cm" svg:x="9.48cm" svg:y="6.686cm" svg:viewBox="0 0 0 430" draw:points="0,0 0,5 0,21 0,47 0,81 0,121 0,167 0,215 0,262 0,308 0,349 0,383 0,408 0,424 0,430">
          <text:p/>
        </draw:polyline>
        <draw:line draw:style-name="gr11" draw:text-style-name="P1" draw:layer="layout" svg:x1="8.881cm" svg:y1="14.682cm" svg:x2="9.051cm" svg:y2="14.682cm">
          <text:p/>
        </draw:line>
        <draw:line draw:style-name="gr11" draw:text-style-name="P1" draw:layer="layout" svg:x1="8.881cm" svg:y1="14.682cm" svg:x2="8.881cm" svg:y2="14.762cm">
          <text:p/>
        </draw:line>
        <draw:line draw:style-name="gr11" draw:text-style-name="P1" draw:layer="layout" svg:x1="8.881cm" svg:y1="7.036cm" svg:x2="8.881cm" svg:y2="7.116cm">
          <text:p/>
        </draw:line>
        <draw:line draw:style-name="gr11" draw:text-style-name="P1" draw:layer="layout" svg:x1="8.881cm" svg:y1="7.116cm" svg:x2="9.051cm" svg:y2="7.116cm">
          <text:p/>
        </draw:line>
        <draw:polygon draw:style-name="gr10" draw:text-style-name="P1" draw:layer="layout" svg:width="0cm" svg:height="0cm" svg:x="8.456cm" svg:y="10.899cm" svg:viewBox="0 0 0 0" draw:points="0,0">
          <text:p/>
        </draw:polygon>
        <draw:polyline draw:style-name="gr12" draw:text-style-name="P1" draw:layer="layout" svg:width="0.625cm" svg:height="9.598cm" svg:x="7.348cm" svg:y="7.275cm" svg:viewBox="0 0 626 9599" draw:points="501,9599 0,9599 626,0">
          <text:p/>
        </draw:polyline>
        <draw:polygon draw:style-name="gr13" draw:text-style-name="P2" draw:layer="layout" svg:width="0.167cm" svg:height="0.504cm" svg:x="7.857cm" svg:y="7.275cm" svg:viewBox="0 0 168 505" draw:points="117,0 0,495 168,505">
          <text:p/>
        </draw:polygon>
        <draw:polygon draw:style-name="gr10" draw:text-style-name="P1" draw:layer="layout" svg:width="0cm" svg:height="0cm" svg:x="8.456cm" svg:y="10.899cm" svg:viewBox="0 0 0 0" draw:points="0,0">
          <text:p/>
        </draw:polygon>
        <draw:frame draw:style-name="gr15" draw:text-style-name="P8" draw:layer="layout" svg:width="5.467cm" svg:height="1.245cm" svg:x="8.343cm" svg:y="16.67cm">
          <draw:text-box>
            <text:p text:style-name="P3"><text:span text:style-name="T4">4X M2 Brass Inserts </text:span></text:p>
            <text:p text:style-name="P3"><text:span text:style-name="T4">[PP-MP0066]</text:span></text:p>
          </draw:text-box>
        </draw:frame>
        <draw:polyline draw:style-name="gr12" draw:text-style-name="P1" draw:layer="layout" svg:width="1.547cm" svg:height="9.611cm" svg:x="7.364cm" svg:y="7.274cm" svg:viewBox="0 0 1548 9612" draw:points="500,9612 0,9612 1548,0">
          <text:p/>
        </draw:polyline>
        <draw:polygon draw:style-name="gr13" draw:text-style-name="P2" draw:layer="layout" svg:width="0.165cm" svg:height="0.507cm" svg:x="8.749cm" svg:y="7.274cm" svg:viewBox="0 0 166 508" draw:points="163,0 0,481 166,508">
          <text:p/>
        </draw:polygon>
        <draw:polygon draw:style-name="gr10" draw:text-style-name="P1" draw:layer="layout" svg:width="0cm" svg:height="0cm" svg:x="8.456cm" svg:y="10.899cm" svg:viewBox="0 0 0 0" draw:points="0,0">
          <text:p/>
        </draw:polygon>
        <draw:polyline draw:style-name="gr12" draw:text-style-name="P1" draw:layer="layout" svg:width="0.538cm" svg:height="2.073cm" svg:x="7.412cm" svg:y="14.768cm" svg:viewBox="0 0 539 2074" draw:points="501,2074 0,2074 539,0">
          <text:p/>
        </draw:polyline>
        <draw:polygon draw:style-name="gr13" draw:text-style-name="P2" draw:layer="layout" svg:width="0.207cm" svg:height="0.505cm" svg:x="7.743cm" svg:y="14.768cm" svg:viewBox="0 0 208 506" draw:points="208,0 0,464 162,506">
          <text:p/>
        </draw:polygon>
        <draw:polygon draw:style-name="gr10" draw:text-style-name="P1" draw:layer="layout" svg:width="0cm" svg:height="0cm" svg:x="8.456cm" svg:y="10.899cm" svg:viewBox="0 0 0 0" draw:points="0,0">
          <text:p/>
        </draw:polygon>
        <draw:polyline draw:style-name="gr12" draw:text-style-name="P1" draw:layer="layout" svg:width="1.497cm" svg:height="2.092cm" svg:x="7.361cm" svg:y="14.749cm" svg:viewBox="0 0 1498 2093" draw:points="500,2093 0,2093 1498,0">
          <text:p/>
        </draw:polyline>
        <draw:polygon draw:style-name="gr13" draw:text-style-name="P2" draw:layer="layout" svg:width="0.359cm" svg:height="0.455cm" svg:x="8.499cm" svg:y="14.749cm" svg:viewBox="0 0 360 456" draw:points="360,0 0,359 136,456">
          <text:p/>
        </draw:polygon>
        <draw:polygon draw:style-name="gr10" draw:text-style-name="P1" draw:layer="layout" svg:width="0cm" svg:height="0cm" svg:x="8.456cm" svg:y="10.899cm" svg:viewBox="0 0 0 0" draw:points="0,0">
          <text:p/>
        </draw:polygon>
        <draw:polyline draw:style-name="gr12" draw:text-style-name="P1" draw:layer="layout" svg:width="2.514cm" svg:height="0.631cm" svg:x="8.657cm" svg:y="12.402cm" svg:viewBox="0 0 2515 632" draw:points="2515,632 2016,632 0,0">
          <text:p/>
        </draw:polyline>
        <draw:polygon draw:style-name="gr13" draw:text-style-name="P2" draw:layer="layout" svg:width="0.502cm" svg:height="0.229cm" svg:x="8.657cm" svg:y="12.402cm" svg:viewBox="0 0 503 230" draw:points="0,0 453,230 503,71">
          <text:p/>
        </draw:polygon>
        <draw:polygon draw:style-name="gr10" draw:text-style-name="P1" draw:layer="layout" svg:width="0cm" svg:height="0cm" svg:x="8.456cm" svg:y="10.899cm" svg:viewBox="0 0 0 0" draw:points="0,0">
          <text:p/>
        </draw:polygon>
        <draw:frame draw:style-name="gr16" draw:text-style-name="P8" draw:layer="layout" svg:width="9.04cm" svg:height="0.623cm" svg:x="11.672cm" svg:y="12.831cm">
          <draw:text-box>
            <text:p text:style-name="P3"><text:span text:style-name="T4">2X M3 Brass Inserts [HD-MS0030]</text:span></text:p>
          </draw:text-box>
        </draw:frame>
        <draw:polyline draw:style-name="gr12" draw:text-style-name="P1" draw:layer="layout" svg:width="2.688cm" svg:height="3.397cm" svg:x="8.56cm" svg:y="9.655cm" svg:viewBox="0 0 2689 3398" draw:points="2689,3398 2189,3398 0,0">
          <text:p/>
        </draw:polyline>
        <draw:polygon draw:style-name="gr2" draw:text-style-name="P2" draw:layer="layout" svg:width="0.341cm" svg:height="0.465cm" svg:x="8.56cm" svg:y="9.655cm" svg:viewBox="0 0 342 466" draw:points="0,0 202,466 342,376">
          <text:p/>
        </draw:polygon>
        <draw:polygon draw:style-name="gr17" draw:text-style-name="P1" draw:layer="layout" svg:width="0.341cm" svg:height="0.465cm" svg:x="8.56cm" svg:y="9.655cm" svg:viewBox="0 0 342 466" draw:points="0,0 202,466 342,376">
          <text:p/>
        </draw:polygon>
        <draw:frame draw:style-name="gr7" draw:text-style-name="P5" draw:layer="layout" svg:width="0.119cm" svg:height="0.141cm" svg:x="19.383cm" svg:y="14.038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4:32.105025681</dc:date>
    <meta:editing-duration>PT4M55S</meta:editing-duration>
    <meta:editing-cycles>2</meta:editing-cycles>
    <meta:generator>LibreOffice/5.2.7.2$Linux_X86_64 LibreOffice_project/20m0$Build-2</meta:generator>
    <meta:document-statistic meta:object-count="1276"/>
  </office:meta>
</office:document-meta>
</file>